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.59cm" table:align="left"/>
    </style:style>
    <style:style style:name="Tabla1.A" style:family="table-column">
      <style:table-column-properties style:column-width="4.133cm"/>
    </style:style>
    <style:style style:name="Tabla1.B" style:family="table-column">
      <style:table-column-properties style:column-width="6.154cm"/>
    </style:style>
    <style:style style:name="Tabla1.C" style:family="table-column">
      <style:table-column-properties style:column-width="7.303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7.59cm" table:align="left"/>
    </style:style>
    <style:style style:name="Tabla2.A" style:family="table-column">
      <style:table-column-properties style:column-width="3.634cm"/>
    </style:style>
    <style:style style:name="Tabla2.B" style:family="table-column">
      <style:table-column-properties style:column-width="6.29cm"/>
    </style:style>
    <style:style style:name="Tabla2.C" style:family="table-column">
      <style:table-column-properties style:column-width="7.666cm"/>
    </style:style>
    <style:style style:name="Tabla2.A1" style:family="table-cell">
      <style:table-cell-properties style:vertical-align="middle" fo:padding="0cm" fo:border="none"/>
    </style:style>
    <style:style style:name="Tabla3" style:family="table">
      <style:table-properties style:width="17.59cm" table:align="left"/>
    </style:style>
    <style:style style:name="Tabla3.A" style:family="table-column">
      <style:table-column-properties style:column-width="3.5cm"/>
    </style:style>
    <style:style style:name="Tabla3.B" style:family="table-column">
      <style:table-column-properties style:column-width="4.473cm"/>
    </style:style>
    <style:style style:name="Tabla3.C" style:family="table-column">
      <style:table-column-properties style:column-width="4.819cm"/>
    </style:style>
    <style:style style:name="Tabla3.D" style:family="table-column">
      <style:table-column-properties style:column-width="4.798cm"/>
    </style:style>
    <style:style style:name="Tabla3.A1" style:family="table-cell">
      <style:table-cell-properties style:vertical-align="middle" fo:padding="0cm" fo:border="none"/>
    </style:style>
    <style:style style:name="Tabla4" style:family="table">
      <style:table-properties style:width="17.59cm" table:align="left"/>
    </style:style>
    <style:style style:name="Tabla4.A" style:family="table-column">
      <style:table-column-properties style:column-width="6.645cm"/>
    </style:style>
    <style:style style:name="Tabla4.B" style:family="table-column">
      <style:table-column-properties style:column-width="8.685cm"/>
    </style:style>
    <style:style style:name="Tabla4.C" style:family="table-column">
      <style:table-column-properties style:column-width="2.26cm"/>
    </style:style>
    <style:style style:name="Tabla4.A1" style:family="table-cell">
      <style:table-cell-properties style:vertical-align="middle" fo:padding="0cm" fo:border="none"/>
    </style:style>
    <style:style style:name="Tabla4.C2" style:family="table-cell">
      <style:table-cell-properties fo:padding="0.049cm" fo:border="none"/>
    </style:style>
    <style:style style:name="Tabla4.C3" style:family="table-cell">
      <style:table-cell-properties fo:padding="0.049cm" fo:border="none"/>
    </style:style>
    <style:style style:name="Tabla5" style:family="table">
      <style:table-properties style:width="17.59cm" table:align="left"/>
    </style:style>
    <style:style style:name="Tabla5.A" style:family="table-column">
      <style:table-column-properties style:column-width="1.483cm"/>
    </style:style>
    <style:style style:name="Tabla5.B" style:family="table-column">
      <style:table-column-properties style:column-width="1.787cm"/>
    </style:style>
    <style:style style:name="Tabla5.C" style:family="table-column">
      <style:table-column-properties style:column-width="7.641cm"/>
    </style:style>
    <style:style style:name="Tabla5.D" style:family="table-column">
      <style:table-column-properties style:column-width="6.678cm"/>
    </style:style>
    <style:style style:name="Tabla5.A1" style:family="table-cell">
      <style:table-cell-properties style:vertical-align="middle" fo:padding="0cm" fo:border="none"/>
    </style:style>
    <style:style style:name="Tabla6" style:family="table">
      <style:table-properties style:width="17.59cm" table:align="left"/>
    </style:style>
    <style:style style:name="Tabla6.A" style:family="table-column">
      <style:table-column-properties style:column-width="3.923cm"/>
    </style:style>
    <style:style style:name="Tabla6.B" style:family="table-column">
      <style:table-column-properties style:column-width="5.096cm"/>
    </style:style>
    <style:style style:name="Tabla6.C" style:family="table-column">
      <style:table-column-properties style:column-width="8.571cm"/>
    </style:style>
    <style:style style:name="Tabla6.A1" style:family="table-cell">
      <style:table-cell-properties style:vertical-align="middle" fo:padding="0cm" fo:border="none"/>
    </style:style>
    <style:style style:name="Tabla7" style:family="table">
      <style:table-properties style:width="17.59cm" table:align="left"/>
    </style:style>
    <style:style style:name="Tabla7.A" style:family="table-column">
      <style:table-column-properties style:column-width="4.572cm"/>
    </style:style>
    <style:style style:name="Tabla7.B" style:family="table-column">
      <style:table-column-properties style:column-width="3.538cm"/>
    </style:style>
    <style:style style:name="Tabla7.C" style:family="table-column">
      <style:table-column-properties style:column-width="9.479cm"/>
    </style:style>
    <style:style style:name="Tabla7.A1" style:family="table-cell">
      <style:table-cell-properties style:vertical-align="middle" fo:padding="0cm" fo:border="none"/>
    </style:style>
    <style:style style:name="Tabla8" style:family="table">
      <style:table-properties style:width="17.59cm" table:align="left"/>
    </style:style>
    <style:style style:name="Tabla8.A" style:family="table-column">
      <style:table-column-properties style:column-width="5.092cm"/>
    </style:style>
    <style:style style:name="Tabla8.B" style:family="table-column">
      <style:table-column-properties style:column-width="4.784cm"/>
    </style:style>
    <style:style style:name="Tabla8.C" style:family="table-column">
      <style:table-column-properties style:column-width="7.713cm"/>
    </style:style>
    <style:style style:name="Tabla8.A1" style:family="table-cell">
      <style:table-cell-properties style:vertical-align="middle" fo:padding="0cm" fo:border="none"/>
    </style:style>
    <style:style style:name="Tabla9" style:family="table">
      <style:table-properties style:width="17.59cm" table:align="left"/>
    </style:style>
    <style:style style:name="Tabla9.A" style:family="table-column">
      <style:table-column-properties style:column-width="4.93cm"/>
    </style:style>
    <style:style style:name="Tabla9.B" style:family="table-column">
      <style:table-column-properties style:column-width="3.261cm"/>
    </style:style>
    <style:style style:name="Tabla9.C" style:family="table-column">
      <style:table-column-properties style:column-width="9.398cm"/>
    </style:style>
    <style:style style:name="Tabla9.A1" style:family="table-cell">
      <style:table-cell-properties style:vertical-align="middle" fo:padding="0cm" fo:border="none"/>
    </style:style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Heading_20_3">
      <style:paragraph-properties fo:margin-left="0cm" fo:margin-right="0cm" fo:text-indent="0cm" style:auto-text-indent="false" fo:padding="0cm" fo:border="none"/>
    </style:style>
    <style:style style:name="P3" style:family="paragraph" style:parent-style-name="Preformatted_20_Text">
      <style:paragraph-properties fo:margin-left="0cm" fo:margin-right="0cm" fo:text-indent="0cm" style:auto-text-indent="false" fo:padding="0cm" fo:border="none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cm" fo:border="none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7" style:family="paragraph" style:parent-style-name="Heading_20_3">
      <style:paragraph-properties fo:margin-left="0.106cm" fo:margin-right="0.106cm" fo:text-indent="0cm" style:auto-text-indent="false" fo:padding="0cm" fo:border="none"/>
    </style:style>
    <style:style style:name="P8" style:family="paragraph" style:parent-style-name="Standard">
      <style:paragraph-properties fo:margin-left="0.106cm" fo:margin-right="0.106cm" fo:text-indent="0cm" style:auto-text-indent="false"/>
    </style:style>
    <style:style style:name="P9" style:family="paragraph" style:parent-style-name="Text_20_body">
      <style:paragraph-properties fo:margin-left="0.106cm" fo:margin-right="0.106cm" fo:margin-top="0cm" fo:margin-bottom="0cm" style:contextual-spacing="false" fo:text-indent="0cm" style:auto-text-indent="false"/>
    </style:style>
    <style:style style:name="P10" style:family="paragraph" style:parent-style-name="Text_20_body">
      <style:paragraph-properties fo:margin-left="0.106cm" fo:margin-right="0.106cm" fo:text-indent="0cm" style:auto-text-indent="false"/>
    </style:style>
    <style:style style:name="P11" style:family="paragraph" style:parent-style-name="Quotations">
      <style:paragraph-properties fo:margin-left="1cm" fo:margin-right="1cm" fo:text-indent="0cm" style:auto-text-indent="false" fo:padding="0cm" fo:border="none"/>
    </style:style>
    <style:style style:name="P12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officeooo:paragraph-rsid="00119eec"/>
    </style:style>
    <style:style style:name="P13" style:family="paragraph" style:parent-style-name="Heading_20_3">
      <style:paragraph-properties fo:margin-top="0cm" fo:margin-bottom="0.499cm" style:contextual-spacing="false" fo:padding="0cm" fo:border="none"/>
    </style:style>
    <style:style style:name="P14" style:family="paragraph" style:parent-style-name="Preformatted_20_Text">
      <style:paragraph-properties fo:margin-top="0cm" fo:margin-bottom="0.499cm" style:contextual-spacing="false" fo:padding="0cm" fo:border="none"/>
    </style:style>
    <style:style style:name="P15" style:family="paragraph" style:parent-style-name="Standard">
      <style:paragraph-properties fo:margin-top="0cm" fo:margin-bottom="0.499cm" style:contextual-spacing="false" fo:padding="0cm" fo:border="none"/>
    </style:style>
    <style:style style:name="P16" style:family="paragraph" style:parent-style-name="Preformatted_20_Text">
      <style:paragraph-properties fo:padding="0cm" fo:border="none"/>
    </style:style>
    <style:style style:name="P17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color="#c9211e" loext:opacity="100%" fo:font-size="20pt" officeooo:paragraph-rsid="001e6e7c" style:font-size-asian="20pt" style:font-size-complex="20pt"/>
    </style:style>
    <style:style style:name="P18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color="#c9211e" loext:opacity="100%" fo:font-size="20pt" officeooo:paragraph-rsid="001f2542" style:font-size-asian="20pt" style:font-size-complex="20pt"/>
    </style:style>
    <style:style style:name="P19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color="#c9211e" loext:opacity="100%" fo:font-size="20pt" officeooo:paragraph-rsid="002096e5" style:font-size-asian="20pt" style:font-size-complex="20pt"/>
    </style:style>
    <style:style style:name="P20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officeooo:paragraph-rsid="001e6e7c"/>
    </style:style>
    <style:style style:name="P21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color="#000000" loext:opacity="100%" fo:font-size="20pt" officeooo:rsid="00171c1e" officeooo:paragraph-rsid="00171c1e" style:font-size-asian="20pt" style:font-size-complex="20pt"/>
    </style:style>
    <style:style style:name="P22" style:family="paragraph" style:parent-style-name="Standard">
      <style:paragraph-properties fo:margin-left="0cm" fo:margin-right="0cm" fo:text-indent="0cm" style:auto-text-indent="false"/>
      <style:text-properties loext:padding="0cm" loext:border="none"/>
    </style:style>
    <style:style style:name="P23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loext:padding="0cm" loext:border="none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26" style:family="paragraph" style:parent-style-name="Text_20_body">
      <style:paragraph-properties fo:margin-left="0cm" fo:margin-right="0.265cm" fo:margin-top="0cm" fo:margin-bottom="0cm" style:contextual-spacing="false" fo:text-indent="0cm" style:auto-text-indent="false"/>
      <style:text-properties loext:padding="0cm" loext:border="none"/>
    </style:style>
    <style:style style:name="P27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officeooo:paragraph-rsid="00119eec" loext:padding="0cm" loext:border="none"/>
    </style:style>
    <style:style style:name="P28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officeooo:paragraph-rsid="001e6e7c" loext:padding="0cm" loext:border="none"/>
    </style:style>
    <style:style style:name="P29" style:family="paragraph" style:parent-style-name="Table_20_Contents">
      <style:paragraph-properties fo:margin-left="0.106cm" fo:margin-right="0.106cm" fo:margin-top="0cm" fo:margin-bottom="0cm" style:contextual-spacing="false" fo:text-align="start" style:justify-single-word="false" fo:text-indent="0cm" style:auto-text-indent="false"/>
    </style:style>
    <style:style style:name="P30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31" style:family="paragraph" style:parent-style-name="Table_20_Heading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32" style:family="paragraph" style:parent-style-name="Table_20_Contents">
      <style:paragraph-properties fo:margin-top="0cm" fo:margin-bottom="0cm" style:contextual-spacing="false" fo:text-align="start" style:justify-single-word="false"/>
    </style:style>
    <style:style style:name="P33" style:family="paragraph" style:parent-style-name="Heading_20_1">
      <style:paragraph-properties fo:margin-left="0cm" fo:margin-right="0cm" fo:text-indent="0cm" style:auto-text-indent="false" fo:padding="0cm" fo:border="none"/>
    </style:style>
    <style:style style:name="P34" style:family="paragraph" style:parent-style-name="Heading_20_2">
      <style:paragraph-properties fo:margin-left="0cm" fo:margin-right="0cm" fo:text-indent="0cm" style:auto-text-indent="false" fo:padding="0cm" fo:border="none"/>
    </style:style>
    <style:style style:name="P35" style:family="paragraph" style:parent-style-name="Heading_20_3">
      <style:paragraph-properties fo:margin-left="0cm" fo:margin-right="0cm" fo:text-indent="0cm" style:auto-text-indent="false" fo:padding="0cm" fo:border="none"/>
    </style:style>
    <style:style style:name="P36" style:family="paragraph" style:parent-style-name="Heading_20_3">
      <style:paragraph-properties fo:margin-left="0cm" fo:margin-right="0cm" fo:margin-top="0cm" fo:margin-bottom="0.499cm" style:contextual-spacing="false" fo:text-indent="0cm" style:auto-text-indent="false" fo:padding="0cm" fo:border="none"/>
    </style:style>
    <style:style style:name="P37" style:family="paragraph" style:parent-style-name="Heading_20_3">
      <style:paragraph-properties fo:margin-left="0.106cm" fo:margin-right="0.106cm" fo:text-indent="0cm" style:auto-text-indent="false" fo:padding="0cm" fo:border="none"/>
    </style:style>
    <style:style style:name="P38" style:family="paragraph" style:parent-style-name="Heading_20_3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39" style:family="paragraph" style:parent-style-name="Preformatted_20_Text" style:list-style-name="L3">
      <style:paragraph-properties fo:margin-left="0cm" fo:margin-right="0cm" fo:text-indent="0cm" style:auto-text-indent="false" fo:padding="0cm" fo:border="none"/>
    </style:style>
    <style:style style:name="P40" style:family="paragraph" style:parent-style-name="Preformatted_20_Text" style:list-style-name="L3">
      <style:paragraph-properties fo:padding="0cm" fo:border="none"/>
    </style:style>
    <style:style style:name="P41" style:family="paragraph" style:parent-style-name="Preformatted_20_Text" style:list-style-name="L3">
      <style:paragraph-properties fo:margin-top="0cm" fo:margin-bottom="0.499cm" style:contextual-spacing="false" fo:padding="0cm" fo:border="none"/>
    </style:style>
    <style:style style:name="P42" style:family="paragraph" style:parent-style-name="Preformatted_20_Text" style:list-style-name="L5">
      <style:paragraph-properties fo:margin-left="0cm" fo:margin-right="0cm" fo:text-indent="0cm" style:auto-text-indent="false" fo:padding="0cm" fo:border="none"/>
    </style:style>
    <style:style style:name="P43" style:family="paragraph" style:parent-style-name="Preformatted_20_Text" style:list-style-name="L5">
      <style:paragraph-properties fo:margin-top="0cm" fo:margin-bottom="0.499cm" style:contextual-spacing="false" fo:padding="0cm" fo:border="none"/>
    </style:style>
    <style:style style:name="P44" style:family="paragraph" style:parent-style-name="Preformatted_20_Text" style:list-style-name="L15">
      <style:paragraph-properties fo:margin-left="0cm" fo:margin-right="0cm" fo:text-indent="0cm" style:auto-text-indent="false" fo:padding="0cm" fo:border="none"/>
    </style:style>
    <style:style style:name="P45" style:family="paragraph" style:parent-style-name="Preformatted_20_Text" style:list-style-name="L15">
      <style:paragraph-properties fo:margin-left="0cm" fo:margin-right="0cm" fo:margin-top="0cm" fo:margin-bottom="0.499cm" style:contextual-spacing="false" fo:text-indent="0cm" style:auto-text-indent="false" fo:padding="0cm" fo:border="none"/>
    </style:style>
    <style:style style:name="P46" style:family="paragraph" style:parent-style-name="Preformatted_20_Text" style:list-style-name="L42">
      <style:paragraph-properties fo:margin-left="0cm" fo:margin-right="0cm" fo:margin-top="0cm" fo:margin-bottom="0.499cm" style:contextual-spacing="false" fo:text-indent="0cm" style:auto-text-indent="false" fo:padding="0cm" fo:border="none"/>
    </style:style>
    <style:style style:name="P47" style:family="paragraph" style:parent-style-name="Preformatted_20_Text" style:list-style-name="L42">
      <style:paragraph-properties fo:margin-left="0cm" fo:margin-right="0cm" fo:text-indent="0cm" style:auto-text-indent="false" fo:padding="0cm" fo:border="none"/>
    </style:style>
    <style:style style:name="P48" style:family="paragraph" style:parent-style-name="Preformatted_20_Text">
      <style:paragraph-properties fo:margin-top="0cm" fo:margin-bottom="0.499cm" style:contextual-spacing="false" fo:padding="0cm" fo:border="none"/>
    </style:style>
    <style:style style:name="P49" style:family="paragraph" style:parent-style-name="Preformatted_20_Text" style:list-style-name="L48">
      <style:paragraph-properties fo:margin-top="0cm" fo:margin-bottom="0.499cm" style:contextual-spacing="false" fo:padding="0cm" fo:border="none"/>
    </style:style>
    <style:style style:name="P50" style:family="paragraph" style:parent-style-name="Preformatted_20_Text" style:list-style-name="L48">
      <style:paragraph-properties fo:margin-left="0cm" fo:margin-right="0cm" fo:text-indent="0cm" style:auto-text-indent="false" fo:padding="0cm" fo:border="none"/>
    </style:style>
    <style:style style:name="P5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cm" fo:border="none"/>
    </style:style>
    <style:style style:name="P52" style:family="paragraph" style:parent-style-name="Preformatted_20_Text">
      <style:paragraph-properties fo:margin-left="0cm" fo:margin-right="0cm" fo:text-indent="0cm" style:auto-text-indent="false" fo:padding="0cm" fo:border="none"/>
    </style:style>
    <style:style style:name="P53" style:family="paragraph" style:parent-style-name="Preformatted_20_Text">
      <style:paragraph-properties fo:padding="0cm" fo:border="none"/>
    </style:style>
    <style:style style:name="P54" style:family="paragraph" style:parent-style-name="Quotations">
      <style:paragraph-properties fo:margin-left="1cm" fo:margin-right="1cm" fo:text-indent="0cm" style:auto-text-indent="false" fo:padding="0cm" fo:border="none"/>
    </style:style>
    <style:style style:name="P55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color="#000000" loext:opacity="100%" fo:font-size="20pt" officeooo:rsid="00171c1e" officeooo:paragraph-rsid="00171c1e" style:font-size-asian="20pt" style:font-size-complex="20pt"/>
    </style:style>
    <style:style style:name="P56" style:family="paragraph" style:parent-style-name="Standard">
      <style:paragraph-properties fo:margin-left="0cm" fo:margin-right="0cm" fo:text-indent="0cm" style:auto-text-indent="false"/>
    </style:style>
    <style:style style:name="P57" style:family="paragraph" style:parent-style-name="Standard">
      <style:paragraph-properties fo:margin-left="0cm" fo:margin-right="0cm" fo:margin-top="0cm" fo:margin-bottom="0.499cm" style:contextual-spacing="false" fo:text-indent="0cm" style:auto-text-indent="false"/>
    </style:style>
    <style:style style:name="P58" style:family="paragraph" style:parent-style-name="Standard">
      <style:paragraph-properties fo:margin-left="0.106cm" fo:margin-right="0.106cm" fo:text-indent="0cm" style:auto-text-indent="false" fo:padding="0cm" fo:border="none"/>
    </style:style>
    <style:style style:name="P59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color="#c9211e" loext:opacity="100%" fo:font-size="20pt" fo:font-weight="bold" officeooo:paragraph-rsid="00119eec" style:font-size-asian="20pt" style:font-weight-asian="bold" style:font-size-complex="20pt" style:font-weight-complex="bold"/>
    </style:style>
    <style:style style:name="P60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color="#c9211e" loext:opacity="100%" fo:font-size="20pt" fo:font-weight="bold" officeooo:paragraph-rsid="00280450" style:font-size-asian="20pt" style:font-weight-asian="bold" style:font-size-complex="20pt" style:font-weight-complex="bold"/>
    </style:style>
    <style:style style:name="P61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color="#c9211e" loext:opacity="100%" fo:font-size="20pt" fo:font-weight="bold" officeooo:paragraph-rsid="002904e7" style:font-size-asian="20pt" style:font-weight-asian="bold" style:font-size-complex="20pt" style:font-weight-complex="bold"/>
    </style:style>
    <style:style style:name="P62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color="#c9211e" loext:opacity="100%" fo:font-size="20pt" fo:font-weight="bold" officeooo:paragraph-rsid="002ab47f" style:font-size-asian="20pt" style:font-weight-asian="bold" style:font-size-complex="20pt" style:font-weight-complex="bold"/>
    </style:style>
    <style:style style:name="P63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officeooo:paragraph-rsid="00119eec"/>
    </style:style>
    <style:style style:name="P64" style:family="paragraph" style:parent-style-name="Standard">
      <style:paragraph-properties fo:margin-left="0.106cm" fo:margin-right="0.106cm" fo:text-indent="0cm" style:auto-text-indent="false" fo:padding="0cm" fo:border="none"/>
      <style:text-properties officeooo:paragraph-rsid="00280450"/>
    </style:style>
    <style:style style:name="P65" style:family="paragraph" style:parent-style-name="Standard">
      <style:paragraph-properties fo:margin-left="0cm" fo:margin-right="0cm" fo:text-indent="0cm" style:auto-text-indent="false"/>
      <style:text-properties loext:padding="0cm" loext:border="none"/>
    </style:style>
    <style:style style:name="P66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loext:padding="0cm" loext:border="none"/>
    </style:style>
    <style:style style:name="P67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68" style:family="paragraph" style:parent-style-name="Standard">
      <style:paragraph-properties fo:margin-left="0cm" fo:margin-right="0cm" fo:text-indent="0cm" style:auto-text-indent="false"/>
      <style:text-properties officeooo:paragraph-rsid="002904e7" loext:padding="0cm" loext:border="none"/>
    </style:style>
    <style:style style:name="P69" style:family="paragraph" style:parent-style-name="Standard">
      <style:paragraph-properties fo:margin-left="0cm" fo:margin-right="0cm" fo:text-indent="0cm" style:auto-text-indent="false"/>
      <style:text-properties officeooo:paragraph-rsid="002904e7"/>
    </style:style>
    <style:style style:name="P70" style:family="paragraph" style:parent-style-name="Standard">
      <style:paragraph-properties fo:margin-left="0cm" fo:margin-right="0cm" fo:text-indent="0cm" style:auto-text-indent="false"/>
      <style:text-properties officeooo:rsid="002904e7" officeooo:paragraph-rsid="002904e7"/>
    </style:style>
    <style:style style:name="P71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72" style:family="paragraph" style:parent-style-name="Table_20_Contents">
      <style:paragraph-properties fo:margin-top="0cm" fo:margin-bottom="0cm" style:contextual-spacing="false" fo:text-align="start" style:justify-single-word="false"/>
    </style:style>
    <style:style style:name="P73" style:family="paragraph" style:parent-style-name="Table_20_Contents">
      <style:text-properties fo:font-size="2pt" style:font-size-asian="2pt" style:font-size-complex="2pt"/>
    </style:style>
    <style:style style:name="P74" style:family="paragraph" style:parent-style-name="Table_20_Heading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75" style:family="paragraph" style:parent-style-name="Text_20_body" style:list-style-name="L1">
      <style:paragraph-properties fo:margin-left="0.106cm" fo:margin-right="0.106cm" fo:margin-top="0cm" fo:margin-bottom="0cm" style:contextual-spacing="false" fo:text-indent="0cm" style:auto-text-indent="false" fo:padding="0cm" fo:border="none"/>
    </style:style>
    <style:style style:name="P76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77" style:family="paragraph" style:parent-style-name="Text_20_body" style:list-style-name="L2">
      <style:paragraph-properties fo:margin-left="0.106cm" fo:margin-right="0.106cm" fo:margin-top="0cm" fo:margin-bottom="0cm" style:contextual-spacing="false" fo:text-indent="0cm" style:auto-text-indent="false" fo:padding="0cm" fo:border="none"/>
    </style:style>
    <style:style style:name="P78" style:family="paragraph" style:parent-style-name="Text_20_body" style:list-style-name="L2">
      <style:paragraph-properties fo:margin-left="0.106cm" fo:margin-right="0.106cm" fo:text-indent="0cm" style:auto-text-indent="false" fo:padding="0cm" fo:border="none"/>
    </style:style>
    <style:style style:name="P79" style:family="paragraph" style:parent-style-name="Text_20_body" style:list-style-name="L3">
      <style:paragraph-properties fo:margin-left="0.106cm" fo:margin-right="0.106cm" fo:margin-top="0cm" fo:margin-bottom="0cm" style:contextual-spacing="false" fo:text-indent="0cm" style:auto-text-indent="false" fo:padding="0cm" fo:border="none"/>
    </style:style>
    <style:style style:name="P80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81" style:family="paragraph" style:parent-style-name="Text_20_body" style:list-style-name="L3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82" style:family="paragraph" style:parent-style-name="Text_20_body" style:list-style-name="L4">
      <style:paragraph-properties fo:margin-left="0cm" fo:margin-right="0.265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83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84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85" style:family="paragraph" style:parent-style-name="Text_20_body" style:list-style-name="L5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86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87" style:family="paragraph" style:parent-style-name="Text_20_body" style:list-style-name="L6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88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89" style:family="paragraph" style:parent-style-name="Text_20_body" style:list-style-name="L8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90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91" style:family="paragraph" style:parent-style-name="Text_20_body" style:list-style-name="L12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92" style:family="paragraph" style:parent-style-name="Text_20_body" style:list-style-name="L13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93" style:family="paragraph" style:parent-style-name="Text_20_body" style:list-style-name="L13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94" style:family="paragraph" style:parent-style-name="Text_20_body" style:list-style-name="L14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95" style:family="paragraph" style:parent-style-name="Text_20_body" style:list-style-name="L14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96" style:family="paragraph" style:parent-style-name="Text_20_body" style:list-style-name="L15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97" style:family="paragraph" style:parent-style-name="Text_20_body" style:list-style-name="L15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98" style:family="paragraph" style:parent-style-name="Text_20_body" style:list-style-name="L16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99" style:family="paragraph" style:parent-style-name="Text_20_body" style:list-style-name="L18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100" style:family="paragraph" style:parent-style-name="Text_20_body" style:list-style-name="L20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101" style:family="paragraph" style:parent-style-name="Text_20_body" style:list-style-name="L22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02" style:family="paragraph" style:parent-style-name="Text_20_body" style:list-style-name="L22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103" style:family="paragraph" style:parent-style-name="Text_20_body" style:list-style-name="L23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104" style:family="paragraph" style:parent-style-name="Text_20_body" style:list-style-name="L24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05" style:family="paragraph" style:parent-style-name="Text_20_body" style:list-style-name="L30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06" style:family="paragraph" style:parent-style-name="Text_20_body" style:list-style-name="L30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10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108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109" style:family="paragraph" style:parent-style-name="Text_20_body">
      <style:paragraph-properties fo:margin-left="0cm" fo:margin-right="0.265cm" fo:margin-top="0cm" fo:margin-bottom="0cm" style:contextual-spacing="false" fo:text-indent="0cm" style:auto-text-indent="false"/>
      <style:text-properties loext:padding="0cm" loext:border="none"/>
    </style:style>
    <style:style style:name="P110" style:family="paragraph" style:parent-style-name="Text_20_body" style:list-style-name="L36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11" style:family="paragraph" style:parent-style-name="Text_20_body" style:list-style-name="L38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12" style:family="paragraph" style:parent-style-name="Text_20_body" style:list-style-name="L41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13" style:family="paragraph" style:parent-style-name="Text_20_body" style:list-style-name="L42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14" style:family="paragraph" style:parent-style-name="Text_20_body" style:list-style-name="L42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115" style:family="paragraph" style:parent-style-name="Text_20_body" style:list-style-name="L48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116" style:family="paragraph" style:parent-style-name="Text_20_body" style:list-style-name="L52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17" style:family="paragraph" style:parent-style-name="Text_20_body" style:list-style-name="L52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118" style:family="paragraph" style:parent-style-name="Text_20_body" style:list-style-name="L53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19" style:family="paragraph" style:parent-style-name="Text_20_body" style:list-style-name="L53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120" style:family="paragraph" style:parent-style-name="Text_20_body" style:list-style-name="L56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21" style:family="paragraph" style:parent-style-name="Text_20_body" style:list-style-name="L60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22" style:family="paragraph" style:parent-style-name="Text_20_body" style:list-style-name="L61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23" style:family="paragraph" style:parent-style-name="Text_20_body" style:list-style-name="L61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124" style:family="paragraph" style:parent-style-name="Text_20_body" style:list-style-name="L4">
      <style:paragraph-properties fo:margin-left="0.106cm" fo:margin-right="0.106cm" fo:margin-top="0cm" fo:margin-bottom="0cm" style:contextual-spacing="false" fo:text-indent="0cm" style:auto-text-indent="false" fo:padding="0cm" fo:border="none"/>
    </style:style>
    <style:style style:name="P125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26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127" style:family="paragraph" style:parent-style-name="Text_20_body" style:list-style-name="L5">
      <style:paragraph-properties fo:margin-left="0.106cm" fo:margin-right="0.106cm" fo:margin-top="0cm" fo:margin-bottom="0cm" style:contextual-spacing="false" fo:text-indent="0cm" style:auto-text-indent="false" fo:padding="0cm" fo:border="none"/>
    </style:style>
    <style:style style:name="P128" style:family="paragraph" style:parent-style-name="Text_20_body" style:list-style-name="L5">
      <style:paragraph-properties fo:margin-left="0.106cm" fo:margin-right="0.106cm" fo:text-indent="0cm" style:auto-text-indent="false" fo:padding="0cm" fo:border="none"/>
    </style:style>
    <style:style style:name="P129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30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31" style:family="paragraph" style:parent-style-name="Text_20_body" style:list-style-name="L6">
      <style:paragraph-properties fo:margin-left="0.106cm" fo:margin-right="0.106cm" fo:margin-top="0cm" fo:margin-bottom="0cm" style:contextual-spacing="false" fo:text-indent="0cm" style:auto-text-indent="false" fo:padding="0cm" fo:border="none"/>
    </style:style>
    <style:style style:name="P132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33" style:family="paragraph" style:parent-style-name="Text_20_body" style:list-style-name="L7">
      <style:paragraph-properties fo:margin-left="0cm" fo:margin-right="0cm" fo:text-indent="0cm" style:auto-text-indent="false" fo:padding="0cm" fo:border="none"/>
    </style:style>
    <style:style style:name="P134" style:family="paragraph" style:parent-style-name="Text_20_body" style:list-style-name="L8">
      <style:paragraph-properties fo:margin-left="0.106cm" fo:margin-right="0.106cm" fo:margin-top="0cm" fo:margin-bottom="0cm" style:contextual-spacing="false" fo:text-indent="0cm" style:auto-text-indent="false" fo:padding="0cm" fo:border="none"/>
    </style:style>
    <style:style style:name="P135" style:family="paragraph" style:parent-style-name="Text_20_body" style:list-style-name="L9">
      <style:paragraph-properties fo:margin-left="0.106cm" fo:margin-right="0.106cm" fo:margin-top="0cm" fo:margin-bottom="0cm" style:contextual-spacing="false" fo:text-indent="0cm" style:auto-text-indent="false" fo:padding="0cm" fo:border="none"/>
    </style:style>
    <style:style style:name="P136" style:family="paragraph" style:parent-style-name="Text_20_body" style:list-style-name="L9">
      <style:paragraph-properties fo:margin-left="0cm" fo:margin-right="0cm" fo:text-indent="0cm" style:auto-text-indent="false" fo:padding="0cm" fo:border="none"/>
    </style:style>
    <style:style style:name="P137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38" style:family="paragraph" style:parent-style-name="Text_20_body" style:list-style-name="L10">
      <style:paragraph-properties fo:margin-left="0cm" fo:margin-right="0cm" fo:text-indent="0cm" style:auto-text-indent="false" fo:padding="0cm" fo:border="none"/>
    </style:style>
    <style:style style:name="P139" style:family="paragraph" style:parent-style-name="Text_20_body" style:list-style-name="L10">
      <style:paragraph-properties fo:margin-left="0.106cm" fo:margin-right="0.106cm" fo:margin-top="0cm" fo:margin-bottom="0cm" style:contextual-spacing="false" fo:text-indent="0cm" style:auto-text-indent="false" fo:padding="0cm" fo:border="none"/>
    </style:style>
    <style:style style:name="P140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41" style:family="paragraph" style:parent-style-name="Text_20_body" style:list-style-name="L11">
      <style:paragraph-properties fo:margin-left="0cm" fo:margin-right="0cm" fo:text-indent="0cm" style:auto-text-indent="false" fo:padding="0cm" fo:border="none"/>
    </style:style>
    <style:style style:name="P142" style:family="paragraph" style:parent-style-name="Text_20_body" style:list-style-name="L12">
      <style:paragraph-properties fo:margin-left="0.106cm" fo:margin-right="0.106cm" fo:margin-top="0cm" fo:margin-bottom="0cm" style:contextual-spacing="false" fo:text-indent="0cm" style:auto-text-indent="false" fo:padding="0cm" fo:border="none"/>
    </style:style>
    <style:style style:name="P143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44" style:family="paragraph" style:parent-style-name="Text_20_body" style:list-style-name="L14">
      <style:paragraph-properties fo:margin-left="0.106cm" fo:margin-right="0.106cm" fo:margin-top="0cm" fo:margin-bottom="0cm" style:contextual-spacing="false" fo:text-indent="0cm" style:auto-text-indent="false" fo:padding="0cm" fo:border="none"/>
    </style:style>
    <style:style style:name="P145" style:family="paragraph" style:parent-style-name="Text_20_body" style:list-style-name="L15">
      <style:paragraph-properties fo:margin-left="0.106cm" fo:margin-right="0.106cm" fo:margin-top="0cm" fo:margin-bottom="0cm" style:contextual-spacing="false" fo:text-indent="0cm" style:auto-text-indent="false" fo:padding="0cm" fo:border="none"/>
    </style:style>
    <style:style style:name="P146" style:family="paragraph" style:parent-style-name="Text_20_body" style:list-style-name="L15">
      <style:paragraph-properties fo:margin-left="0.106cm" fo:margin-right="0.106cm" fo:text-indent="0cm" style:auto-text-indent="false" fo:padding="0cm" fo:border="none"/>
    </style:style>
    <style:style style:name="P147" style:family="paragraph" style:parent-style-name="Text_20_body" style:list-style-name="L16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48" style:family="paragraph" style:parent-style-name="Text_20_body" style:list-style-name="L16">
      <style:paragraph-properties fo:margin-left="0cm" fo:margin-right="0cm" fo:text-indent="0cm" style:auto-text-indent="false" fo:padding="0cm" fo:border="none"/>
    </style:style>
    <style:style style:name="P149" style:family="paragraph" style:parent-style-name="Text_20_body" style:list-style-name="L1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50" style:family="paragraph" style:parent-style-name="Text_20_body" style:list-style-name="L17">
      <style:paragraph-properties fo:margin-left="0cm" fo:margin-right="0cm" fo:text-indent="0cm" style:auto-text-indent="false" fo:padding="0cm" fo:border="none"/>
    </style:style>
    <style:style style:name="P151" style:family="paragraph" style:parent-style-name="Text_20_body" style:list-style-name="L20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52" style:family="paragraph" style:parent-style-name="Text_20_body" style:list-style-name="L21">
      <style:paragraph-properties fo:margin-left="0.106cm" fo:margin-right="0.106cm" fo:margin-top="0cm" fo:margin-bottom="0cm" style:contextual-spacing="false" fo:text-indent="0cm" style:auto-text-indent="false" fo:padding="0cm" fo:border="none"/>
    </style:style>
    <style:style style:name="P153" style:family="paragraph" style:parent-style-name="Text_20_body" style:list-style-name="L2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54" style:family="paragraph" style:parent-style-name="Text_20_body" style:list-style-name="L21">
      <style:paragraph-properties fo:margin-left="0cm" fo:margin-right="0cm" fo:text-indent="0cm" style:auto-text-indent="false" fo:padding="0cm" fo:border="none"/>
    </style:style>
    <style:style style:name="P155" style:family="paragraph" style:parent-style-name="Text_20_body" style:list-style-name="L2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56" style:family="paragraph" style:parent-style-name="Text_20_body" style:list-style-name="L2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57" style:family="paragraph" style:parent-style-name="Text_20_body" style:list-style-name="L24">
      <style:paragraph-properties fo:margin-left="0.106cm" fo:margin-right="0.106cm" fo:margin-top="0cm" fo:margin-bottom="0cm" style:contextual-spacing="false" fo:text-indent="0cm" style:auto-text-indent="false" fo:padding="0cm" fo:border="none"/>
    </style:style>
    <style:style style:name="P158" style:family="paragraph" style:parent-style-name="Text_20_body" style:list-style-name="L24">
      <style:paragraph-properties fo:margin-left="0.106cm" fo:margin-right="0.106cm" fo:text-indent="0cm" style:auto-text-indent="false" fo:padding="0cm" fo:border="none"/>
    </style:style>
    <style:style style:name="P159" style:family="paragraph" style:parent-style-name="Text_20_body" style:list-style-name="L25">
      <style:paragraph-properties fo:margin-left="0.106cm" fo:margin-right="0.106cm" fo:margin-top="0cm" fo:margin-bottom="0cm" style:contextual-spacing="false" fo:text-indent="0cm" style:auto-text-indent="false" fo:padding="0cm" fo:border="none"/>
    </style:style>
    <style:style style:name="P160" style:family="paragraph" style:parent-style-name="Text_20_body" style:list-style-name="L2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61" style:family="paragraph" style:parent-style-name="Text_20_body" style:list-style-name="L25">
      <style:paragraph-properties fo:margin-left="0cm" fo:margin-right="0cm" fo:text-indent="0cm" style:auto-text-indent="false" fo:padding="0cm" fo:border="none"/>
    </style:style>
    <style:style style:name="P162" style:family="paragraph" style:parent-style-name="Text_20_body" style:list-style-name="L26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63" style:family="paragraph" style:parent-style-name="Text_20_body" style:list-style-name="L26">
      <style:paragraph-properties fo:margin-left="0cm" fo:margin-right="0cm" fo:text-indent="0cm" style:auto-text-indent="false" fo:padding="0cm" fo:border="none"/>
    </style:style>
    <style:style style:name="P164" style:family="paragraph" style:parent-style-name="Text_20_body" style:list-style-name="L27">
      <style:paragraph-properties fo:margin-left="0cm" fo:margin-right="0cm" fo:text-indent="0cm" style:auto-text-indent="false" fo:padding="0cm" fo:border="none"/>
    </style:style>
    <style:style style:name="P165" style:family="paragraph" style:parent-style-name="Text_20_body" style:list-style-name="L28">
      <style:paragraph-properties fo:margin-left="0cm" fo:margin-right="0cm" fo:text-indent="0cm" style:auto-text-indent="false" fo:padding="0cm" fo:border="none"/>
    </style:style>
    <style:style style:name="P166" style:family="paragraph" style:parent-style-name="Text_20_body" style:list-style-name="L2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67" style:family="paragraph" style:parent-style-name="Text_20_body" style:list-style-name="L29">
      <style:paragraph-properties fo:margin-left="0cm" fo:margin-right="0cm" fo:text-indent="0cm" style:auto-text-indent="false" fo:padding="0cm" fo:border="none"/>
    </style:style>
    <style:style style:name="P168" style:family="paragraph" style:parent-style-name="Text_20_body" style:list-style-name="L30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69" style:family="paragraph" style:parent-style-name="Text_20_body">
      <style:paragraph-properties fo:margin-left="0cm" fo:margin-right="0cm" fo:text-indent="0cm" style:auto-text-indent="false"/>
    </style:style>
    <style:style style:name="P170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71" style:family="paragraph" style:parent-style-name="Text_20_body">
      <style:paragraph-properties fo:margin-left="0.106cm" fo:margin-right="0.106cm" fo:text-indent="0cm" style:auto-text-indent="false" fo:padding="0cm" fo:border="none"/>
    </style:style>
    <style:style style:name="P172" style:family="paragraph" style:parent-style-name="Text_20_body">
      <style:paragraph-properties fo:margin-left="0.106cm" fo:margin-right="0.106cm" fo:margin-top="0cm" fo:margin-bottom="0cm" style:contextual-spacing="false" fo:text-indent="0cm" style:auto-text-indent="false"/>
    </style:style>
    <style:style style:name="P173" style:family="paragraph" style:parent-style-name="Text_20_body" style:list-style-name="L3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74" style:family="paragraph" style:parent-style-name="Text_20_body" style:list-style-name="L32">
      <style:paragraph-properties fo:margin-left="0cm" fo:margin-right="0cm" fo:text-indent="0cm" style:auto-text-indent="false" fo:padding="0cm" fo:border="none"/>
    </style:style>
    <style:style style:name="P175" style:family="paragraph" style:parent-style-name="Text_20_body" style:list-style-name="L3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76" style:family="paragraph" style:parent-style-name="Text_20_body" style:list-style-name="L33">
      <style:paragraph-properties fo:margin-left="0cm" fo:margin-right="0cm" fo:text-indent="0cm" style:auto-text-indent="false" fo:padding="0cm" fo:border="none"/>
    </style:style>
    <style:style style:name="P177" style:family="paragraph" style:parent-style-name="Text_20_body" style:list-style-name="L3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78" style:family="paragraph" style:parent-style-name="Text_20_body" style:list-style-name="L34">
      <style:paragraph-properties fo:margin-left="0cm" fo:margin-right="0cm" fo:text-indent="0cm" style:auto-text-indent="false" fo:padding="0cm" fo:border="none"/>
    </style:style>
    <style:style style:name="P179" style:family="paragraph" style:parent-style-name="Text_20_body" style:list-style-name="L3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80" style:family="paragraph" style:parent-style-name="Text_20_body" style:list-style-name="L35">
      <style:paragraph-properties fo:margin-left="0cm" fo:margin-right="0cm" fo:text-indent="0cm" style:auto-text-indent="false" fo:padding="0cm" fo:border="none"/>
    </style:style>
    <style:style style:name="P181" style:family="paragraph" style:parent-style-name="Text_20_body" style:list-style-name="L35">
      <style:paragraph-properties fo:margin-left="0.106cm" fo:margin-right="0.106cm" fo:margin-top="0cm" fo:margin-bottom="0cm" style:contextual-spacing="false" fo:text-indent="0cm" style:auto-text-indent="false" fo:padding="0cm" fo:border="none"/>
    </style:style>
    <style:style style:name="P182" style:family="paragraph" style:parent-style-name="Text_20_body" style:list-style-name="L36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83" style:family="paragraph" style:parent-style-name="Text_20_body" style:list-style-name="L36">
      <style:paragraph-properties fo:margin-left="0cm" fo:margin-right="0cm" fo:text-indent="0cm" style:auto-text-indent="false" fo:padding="0cm" fo:border="none"/>
    </style:style>
    <style:style style:name="P184" style:family="paragraph" style:parent-style-name="Text_20_body" style:list-style-name="L36">
      <style:paragraph-properties fo:margin-left="0.106cm" fo:margin-right="0.106cm" fo:margin-top="0cm" fo:margin-bottom="0cm" style:contextual-spacing="false" fo:text-indent="0cm" style:auto-text-indent="false" fo:padding="0cm" fo:border="none"/>
    </style:style>
    <style:style style:name="P185" style:family="paragraph" style:parent-style-name="Text_20_body" style:list-style-name="L3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86" style:family="paragraph" style:parent-style-name="Text_20_body" style:list-style-name="L37">
      <style:paragraph-properties fo:margin-left="0cm" fo:margin-right="0cm" fo:text-indent="0cm" style:auto-text-indent="false" fo:padding="0cm" fo:border="none"/>
    </style:style>
    <style:style style:name="P187" style:family="paragraph" style:parent-style-name="Text_20_body" style:list-style-name="L3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88" style:family="paragraph" style:parent-style-name="Text_20_body" style:list-style-name="L38">
      <style:paragraph-properties fo:margin-left="0.106cm" fo:margin-right="0.106cm" fo:text-indent="0cm" style:auto-text-indent="false" fo:padding="0cm" fo:border="none"/>
    </style:style>
    <style:style style:name="P189" style:family="paragraph" style:parent-style-name="Text_20_body" style:list-style-name="L3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90" style:family="paragraph" style:parent-style-name="Text_20_body" style:list-style-name="L39">
      <style:paragraph-properties fo:margin-left="0cm" fo:margin-right="0cm" fo:text-indent="0cm" style:auto-text-indent="false" fo:padding="0cm" fo:border="none"/>
    </style:style>
    <style:style style:name="P191" style:family="paragraph" style:parent-style-name="Text_20_body" style:list-style-name="L39">
      <style:paragraph-properties fo:margin-left="0.106cm" fo:margin-right="0.106cm" fo:margin-top="0cm" fo:margin-bottom="0cm" style:contextual-spacing="false" fo:text-indent="0cm" style:auto-text-indent="false" fo:padding="0cm" fo:border="none"/>
    </style:style>
    <style:style style:name="P192" style:family="paragraph" style:parent-style-name="Text_20_body" style:list-style-name="L40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93" style:family="paragraph" style:parent-style-name="Text_20_body" style:list-style-name="L40">
      <style:paragraph-properties fo:margin-left="0cm" fo:margin-right="0cm" fo:text-indent="0cm" style:auto-text-indent="false" fo:padding="0cm" fo:border="none"/>
    </style:style>
    <style:style style:name="P194" style:family="paragraph" style:parent-style-name="Text_20_body" style:list-style-name="L41">
      <style:paragraph-properties fo:margin-left="0cm" fo:margin-right="0cm" fo:text-indent="0cm" style:auto-text-indent="false" fo:padding="0cm" fo:border="none"/>
    </style:style>
    <style:style style:name="P195" style:family="paragraph" style:parent-style-name="Text_20_body" style:list-style-name="L4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96" style:family="paragraph" style:parent-style-name="Text_20_body" style:list-style-name="L42">
      <style:paragraph-properties fo:margin-left="0.106cm" fo:margin-right="0.106cm" fo:margin-top="0cm" fo:margin-bottom="0cm" style:contextual-spacing="false" fo:text-indent="0cm" style:auto-text-indent="false" fo:padding="0cm" fo:border="none"/>
    </style:style>
    <style:style style:name="P197" style:family="paragraph" style:parent-style-name="Text_20_body" style:list-style-name="L4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98" style:family="paragraph" style:parent-style-name="Text_20_body" style:list-style-name="L43">
      <style:paragraph-properties fo:margin-left="0.106cm" fo:margin-right="0.106cm" fo:margin-top="0cm" fo:margin-bottom="0cm" style:contextual-spacing="false" fo:text-indent="0cm" style:auto-text-indent="false" fo:padding="0cm" fo:border="none"/>
    </style:style>
    <style:style style:name="P199" style:family="paragraph" style:parent-style-name="Text_20_body" style:list-style-name="L43">
      <style:paragraph-properties fo:margin-left="0.106cm" fo:margin-right="0.106cm" fo:text-indent="0cm" style:auto-text-indent="false" fo:padding="0cm" fo:border="none"/>
    </style:style>
    <style:style style:name="P200" style:family="paragraph" style:parent-style-name="Text_20_body" style:list-style-name="L4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01" style:family="paragraph" style:parent-style-name="Text_20_body" style:list-style-name="L44">
      <style:paragraph-properties fo:margin-left="0.106cm" fo:margin-right="0.106cm" fo:margin-top="0cm" fo:margin-bottom="0cm" style:contextual-spacing="false" fo:text-indent="0cm" style:auto-text-indent="false" fo:padding="0cm" fo:border="none"/>
    </style:style>
    <style:style style:name="P202" style:family="paragraph" style:parent-style-name="Text_20_body" style:list-style-name="L44">
      <style:paragraph-properties fo:margin-left="0.106cm" fo:margin-right="0.106cm" fo:text-indent="0cm" style:auto-text-indent="false" fo:padding="0cm" fo:border="none"/>
    </style:style>
    <style:style style:name="P203" style:family="paragraph" style:parent-style-name="Text_20_body" style:list-style-name="L4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04" style:family="paragraph" style:parent-style-name="Text_20_body" style:list-style-name="L45">
      <style:paragraph-properties fo:margin-left="0cm" fo:margin-right="0cm" fo:text-indent="0cm" style:auto-text-indent="false" fo:padding="0cm" fo:border="none"/>
    </style:style>
    <style:style style:name="P205" style:family="paragraph" style:parent-style-name="Text_20_body" style:list-style-name="L46">
      <style:paragraph-properties fo:margin-left="0.106cm" fo:margin-right="0.106cm" fo:margin-top="0cm" fo:margin-bottom="0cm" style:contextual-spacing="false" fo:text-indent="0cm" style:auto-text-indent="false" fo:padding="0cm" fo:border="none"/>
    </style:style>
    <style:style style:name="P206" style:family="paragraph" style:parent-style-name="Text_20_body" style:list-style-name="L46">
      <style:paragraph-properties fo:margin-left="0.106cm" fo:margin-right="0.106cm" fo:text-indent="0cm" style:auto-text-indent="false" fo:padding="0cm" fo:border="none"/>
    </style:style>
    <style:style style:name="P207" style:family="paragraph" style:parent-style-name="Text_20_body" style:list-style-name="L4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08" style:family="paragraph" style:parent-style-name="Text_20_body" style:list-style-name="L47">
      <style:paragraph-properties fo:margin-left="0cm" fo:margin-right="0cm" fo:text-indent="0cm" style:auto-text-indent="false" fo:padding="0cm" fo:border="none"/>
    </style:style>
    <style:style style:name="P209" style:family="paragraph" style:parent-style-name="Text_20_body" style:list-style-name="L4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10" style:family="paragraph" style:parent-style-name="Text_20_body" style:list-style-name="L48">
      <style:paragraph-properties fo:margin-left="0cm" fo:margin-right="0cm" fo:text-indent="0cm" style:auto-text-indent="false" fo:padding="0cm" fo:border="none"/>
    </style:style>
    <style:style style:name="P211" style:family="paragraph" style:parent-style-name="Text_20_body" style:list-style-name="L49">
      <style:paragraph-properties fo:margin-left="0cm" fo:margin-right="0cm" fo:text-indent="0cm" style:auto-text-indent="false" fo:padding="0cm" fo:border="none"/>
    </style:style>
    <style:style style:name="P212" style:family="paragraph" style:parent-style-name="Text_20_body" style:list-style-name="L50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13" style:family="paragraph" style:parent-style-name="Text_20_body" style:list-style-name="L50">
      <style:paragraph-properties fo:margin-left="0cm" fo:margin-right="0cm" fo:text-indent="0cm" style:auto-text-indent="false" fo:padding="0cm" fo:border="none"/>
    </style:style>
    <style:style style:name="P214" style:family="paragraph" style:parent-style-name="Text_20_body" style:list-style-name="L50">
      <style:paragraph-properties fo:margin-left="0.106cm" fo:margin-right="0.106cm" fo:margin-top="0cm" fo:margin-bottom="0cm" style:contextual-spacing="false" fo:text-indent="0cm" style:auto-text-indent="false" fo:padding="0cm" fo:border="none"/>
    </style:style>
    <style:style style:name="P215" style:family="paragraph" style:parent-style-name="Text_20_body" style:list-style-name="L5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16" style:family="paragraph" style:parent-style-name="Text_20_body" style:list-style-name="L51">
      <style:paragraph-properties fo:margin-left="0cm" fo:margin-right="0cm" fo:text-indent="0cm" style:auto-text-indent="false" fo:padding="0cm" fo:border="none"/>
    </style:style>
    <style:style style:name="P217" style:family="paragraph" style:parent-style-name="Text_20_body" style:list-style-name="L5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18" style:family="paragraph" style:parent-style-name="Text_20_body" style:list-style-name="L53">
      <style:paragraph-properties fo:margin-left="0.106cm" fo:margin-right="0.106cm" fo:margin-top="0cm" fo:margin-bottom="0cm" style:contextual-spacing="false" fo:text-indent="0cm" style:auto-text-indent="false" fo:padding="0cm" fo:border="none"/>
    </style:style>
    <style:style style:name="P219" style:family="paragraph" style:parent-style-name="Text_20_body" style:list-style-name="L54">
      <style:paragraph-properties fo:margin-left="0.106cm" fo:margin-right="0.106cm" fo:margin-top="0cm" fo:margin-bottom="0cm" style:contextual-spacing="false" fo:text-indent="0cm" style:auto-text-indent="false" fo:padding="0cm" fo:border="none"/>
    </style:style>
    <style:style style:name="P220" style:family="paragraph" style:parent-style-name="Text_20_body" style:list-style-name="L54">
      <style:paragraph-properties fo:margin-left="0.106cm" fo:margin-right="0.106cm" fo:text-indent="0cm" style:auto-text-indent="false" fo:padding="0cm" fo:border="none"/>
    </style:style>
    <style:style style:name="P221" style:family="paragraph" style:parent-style-name="Text_20_body" style:list-style-name="L5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22" style:family="paragraph" style:parent-style-name="Text_20_body" style:list-style-name="L55">
      <style:paragraph-properties fo:margin-left="0cm" fo:margin-right="0cm" fo:text-indent="0cm" style:auto-text-indent="false" fo:padding="0cm" fo:border="none"/>
    </style:style>
    <style:style style:name="P223" style:family="paragraph" style:parent-style-name="Text_20_body" style:list-style-name="L56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24" style:family="paragraph" style:parent-style-name="Text_20_body" style:list-style-name="L56">
      <style:paragraph-properties fo:margin-left="0cm" fo:margin-right="0cm" fo:text-indent="0cm" style:auto-text-indent="false" fo:padding="0cm" fo:border="none"/>
    </style:style>
    <style:style style:name="P225" style:family="paragraph" style:parent-style-name="Text_20_body" style:list-style-name="L5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26" style:family="paragraph" style:parent-style-name="Text_20_body" style:list-style-name="L57">
      <style:paragraph-properties fo:margin-left="0cm" fo:margin-right="0cm" fo:text-indent="0cm" style:auto-text-indent="false" fo:padding="0cm" fo:border="none"/>
    </style:style>
    <style:style style:name="P227" style:family="paragraph" style:parent-style-name="Text_20_body" style:list-style-name="L5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28" style:family="paragraph" style:parent-style-name="Text_20_body" style:list-style-name="L58">
      <style:paragraph-properties fo:margin-left="0cm" fo:margin-right="0cm" fo:text-indent="0cm" style:auto-text-indent="false" fo:padding="0cm" fo:border="none"/>
    </style:style>
    <style:style style:name="P229" style:family="paragraph" style:parent-style-name="Text_20_body" style:list-style-name="L5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30" style:family="paragraph" style:parent-style-name="Text_20_body" style:list-style-name="L59">
      <style:paragraph-properties fo:margin-left="0cm" fo:margin-right="0cm" fo:text-indent="0cm" style:auto-text-indent="false" fo:padding="0cm" fo:border="none"/>
    </style:style>
    <style:style style:name="P231" style:family="paragraph" style:parent-style-name="Text_20_body" style:list-style-name="L60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32" style:family="paragraph" style:parent-style-name="Text_20_body" style:list-style-name="L60">
      <style:paragraph-properties fo:margin-left="0cm" fo:margin-right="0cm" fo:text-indent="0cm" style:auto-text-indent="false" fo:padding="0cm" fo:border="none"/>
    </style:style>
    <style:style style:name="P233" style:family="paragraph" style:parent-style-name="Text_20_body" style:list-style-name="L6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34" style:family="paragraph" style:parent-style-name="Text_20_body" style:list-style-name="L61">
      <style:paragraph-properties fo:margin-left="0.106cm" fo:margin-right="0.106cm" fo:margin-top="0cm" fo:margin-bottom="0cm" style:contextual-spacing="false" fo:text-indent="0cm" style:auto-text-indent="false"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fo:color="#c9211e" loext:opacity="100%" fo:font-size="20pt" style:font-size-asian="20pt" style:font-size-complex="20pt" loext:padding="0cm" loext:border="none"/>
    </style:style>
    <style:style style:name="T3" style:family="text">
      <style:text-properties officeooo:rsid="001e6e7c"/>
    </style:style>
    <style:style style:name="T4" style:family="text">
      <style:text-properties officeooo:rsid="001f2542" loext:padding="0cm" loext:border="none"/>
    </style:style>
    <style:style style:name="T5" style:family="text">
      <style:text-properties officeooo:rsid="002096e5" loext:padding="0cm" loext:border="none"/>
    </style:style>
    <style:style style:name="T6" style:family="text">
      <style:text-properties officeooo:rsid="00223ac3" loext:padding="0cm" loext:border="none"/>
    </style:style>
    <style:style style:name="T7" style:family="text">
      <style:text-properties officeooo:rsid="00240851" loext:padding="0cm" loext:border="none"/>
    </style:style>
    <style:style style:name="T8" style:family="text">
      <style:text-properties officeooo:rsid="00280450"/>
    </style:style>
    <style:style style:name="T9" style:family="text">
      <style:text-properties officeooo:rsid="002904e7"/>
    </style:style>
    <style:style style:name="T10" style:family="text">
      <style:text-properties officeooo:rsid="002904e7" loext:padding="0cm" loext:border="none"/>
    </style:style>
    <style:style style:name="T11" style:family="text">
      <style:text-properties officeooo:rsid="002ab47f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0.06pt solid #4f647b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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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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 text:start-value="2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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number text:level="1" text:style-name="Numbering_20_Symbols" loext:num-list-format="%1%." style:num-suffix="." style:num-format="1" text:start-value="2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">
        <style:list-level-properties/>
      </text:list-level-style-bullet>
      <text:list-level-style-number text:level="2" text:style-name="Numbering_20_Symbols" loext:num-list-format="%2%." style:num-suffix="." style:num-format="1">
        <style:list-level-properties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7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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0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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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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8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3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6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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9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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1" text:anchor-type="page" text:anchor-page-number="1" svg:x="0cm" svg:y="-0.053cm" svg:width="0.847cm" draw:z-index="0">
        <draw:text-box fo:min-height="0.847cm">
          <text:p text:style-name="P1"/>
        </draw:text-box>
      </draw:frame>
      <draw:frame draw:style-name="fr1" draw:name="Marco2" text:anchor-type="page" text:anchor-page-number="1" svg:x="0cm" svg:y="-0.053cm" svg:width="0.847cm" draw:z-index="1">
        <draw:text-box fo:min-height="0.847cm">
          <text:p text:style-name="P1"/>
        </draw:text-box>
      </draw:frame>
      <text:p text:style-name="P21">IA Kimi K2</text:p>
      <text:p text:style-name="P21"><text:span text:style-name="Strong_20_Emphasis"><text:span text:style-name="T1">University of Melbourne</text:span></text:span> <text:s/><text:span text:style-name="T8">al 100</text:span></text:p>
      <text:p text:style-name="P20">😊 😊 😊 😊 😊 </text:p>
      <text:p text:style-name="P59">No, esa no era la pregunta. ¿Tu chat se puede extender a varias líneas? <text:s/></text:p>
      <text:p text:style-name="P12"><text:span text:style-name="T1">Sí.<text:line-break/>En la caja de entrada de </text:span><text:span text:style-name="Strong_20_Emphasis"><text:span text:style-name="T1">este chat</text:span></text:span><text:span text:style-name="T1"> puedes:</text:span></text:p>
      <text:list text:style-name="L32">
        <text:list-item>
          <text:p text:style-name="P173"><text:span text:style-name="T1">Presionar </text:span><text:span text:style-name="Source_20_Text"><text:span text:style-name="T1">Shift + Enter</text:span></text:span><text:span text:style-name="T1"> (o </text:span><text:span text:style-name="Source_20_Text"><text:span text:style-name="T1">Ctrl + Enter</text:span></text:span><text:span text:style-name="T1"> según navegador) para </text:span><text:span text:style-name="Strong_20_Emphasis"><text:span text:style-name="T1">saltar línea sin enviar</text:span></text:span><text:span text:style-name="T1">.</text:span></text:p>
        </text:list-item>
        <text:list-item>
          <text:p text:style-name="P174"><text:span text:style-name="T1">Escribir todo el bloque que quieras (código, viñetas, párrafos) y solo cuando pulses </text:span><text:span text:style-name="Strong_20_Emphasis"><text:span text:style-name="T1">Enter</text:span></text:span><text:span text:style-name="T1"> solo se envía el mensaje.</text:span></text:p>
        </text:list-item>
      </text:list>
      <text:p text:style-name="P6"><text:span text:style-name="T1">Así que </text:span><text:span text:style-name="Strong_20_Emphasis"><text:span text:style-name="T1">sí se admite texto multi-línea</text:span></text:span><text:span text:style-name="T1"> antes de enviarlo; una vez que lo envíes, yo lo recibo completo y lo proceso como un único bloque.</text:span></text:p>
      <text:p text:style-name="P12"/>
      <text:p text:style-name="P60">Probando </text:p>
      <text:p text:style-name="P60">&lt;Ctrl&gt;&lt;Enter&gt; <text:s text:c="2"/></text:p>
      <text:p text:style-name="P12"><text:span text:style-name="T1">¡Bien! El mensaje quedó en varias líneas; el chat me llegó </text:span><text:span text:style-name="Strong_20_Emphasis"><text:span text:style-name="T1">como un bloque único</text:span></text:span><text:span text:style-name="T1">.<text:line-break/>A partir de ahora ya sabes:</text:span></text:p>
      <text:list text:style-name="L33">
        <text:list-item>
          <text:p text:style-name="P175"><text:span text:style-name="Source_20_Text"><text:span text:style-name="T1">Shift + Enter</text:span></text:span><text:span text:style-name="T1"> (o </text:span><text:span text:style-name="Source_20_Text"><text:span text:style-name="T1">Ctrl + Enter</text:span></text:span><text:span text:style-name="T1">, según tu navegador/ sistema operativo) → </text:span><text:span text:style-name="Strong_20_Emphasis"><text:span text:style-name="T1">nueva línea sin enviar</text:span></text:span><text:span text:style-name="T1">.</text:span></text:p>
        </text:list-item>
        <text:list-item>
          <text:p text:style-name="P176"><text:span text:style-name="Source_20_Text"><text:span text:style-name="T1">Enter</text:span></text:span><text:span text:style-name="T1"> solo → </text:span><text:span text:style-name="Strong_20_Emphasis"><text:span text:style-name="T1">envía</text:span></text:span><text:span text:style-name="T1"> el mensaje completo.</text:span></text:p>
        </text:list-item>
      </text:list>
      <text:p text:style-name="P24">¡Listo para escribir prompts o código de varias líneas cuando quieras!</text:p>
      <text:p text:style-name="P12"/>
      <text:p text:style-name="P60">Me sentía limitado con una sola línea. Ahora puedo explayarme mejor <text:s text:c="2"/></text:p>
      <text:p text:style-name="P58"><text:span text:style-name="T1">¡Exacto! Ahora tienes el control total: puedes escribir código, viñetas, párrafos o incluso pegar bloques completos sin que nada se envíe hasta que pulses </text:span><text:span text:style-name="Source_20_Text"><text:span text:style-name="T1">Enter</text:span></text:span><text:span text:style-name="T1"> solo.</text:span></text:p>
      <text:p text:style-name="P23">Desde aquí puedes:</text:p>
      <text:list text:style-name="L34">
        <text:list-item>
          <text:p text:style-name="P177"><text:span text:style-name="T1">Enviar </text:span><text:span text:style-name="Strong_20_Emphasis"><text:span text:style-name="T1">fragmentos de código</text:span></text:span><text:span text:style-name="T1"> de varias líneas.</text:span></text:p>
        </text:list-item>
        <text:list-item>
          <text:p text:style-name="P177"><text:soft-page-break/><text:span text:style-name="T1">Escribir </text:span><text:span text:style-name="Strong_20_Emphasis"><text:span text:style-name="T1">prompts largos</text:span></text:span><text:span text:style-name="T1"> con ejemplos.</text:span></text:p>
        </text:list-item>
        <text:list-item>
          <text:p text:style-name="P178"><text:span text:style-name="T1">Pegar </text:span><text:span text:style-name="Strong_20_Emphasis"><text:span text:style-name="T1">tablas o CSV</text:span></text:span><text:span text:style-name="T1"> directamente.</text:span></text:p>
        </text:list-item>
      </text:list>
      <text:p text:style-name="P24">Y, por supuesto, yo responderé a todo el bloque como una sola unidad.</text:p>
      <text:p text:style-name="P24">¡A disposición para cualquier bloque multi-línea que necesites!</text:p>
      <text:p text:style-name="P171"><text:span text:style-name="T1"/></text:p>
      <text:p text:style-name="P60">Al analizar lo comentado anteriormente comentado pude detectar: Para en instructor: (a) Colocar notas o (b) Para colocar ejercicios. Para el alumno: (a) Colocar sus aclaraciones o (b) Escribir la solución de sus ejercicios. Pero existen muchas dudas. Jupyter puede ser colocado en github? <text:s text:c="2"/></text:p>
      <text:p text:style-name="P64"><text:span text:style-name="T1">Jupyter </text:span><text:span text:style-name="Strong_20_Emphasis"><text:span text:style-name="T1">sí</text:span></text:span><text:span text:style-name="T1"> puede vivir dentro de GitHub de </text:span><text:span text:style-name="Strong_20_Emphasis"><text:span text:style-name="T1">tres maneras oficiales</text:span></text:span><text:span text:style-name="T1">; abajo tienes el resumen rápido y los “sí-peros” que suelen surgir en clase.</text:span></text:p>
      <text:p text:style-name="Horizontal_20_Line"/>
      <text:h text:style-name="P2" text:outline-level="3">✅ 1. GitHub normal (repositorio estándar)</text:h>
      <text:list text:style-name="L35">
        <text:list-item>
          <text:p text:style-name="P181"><text:span text:style-name="Strong_20_Emphasis"><text:span text:style-name="T1">Qué subes</text:span></text:span><text:span text:style-name="T1">: los archivos </text:span><text:span text:style-name="Source_20_Text"><text:span text:style-name="T1">.ipynb</text:span></text:span><text:span text:style-name="T1"> tal cual.</text:span></text:p>
        </text:list-item>
        <text:list-item>
          <text:p text:style-name="P179"><text:span text:style-name="Strong_20_Emphasis"><text:span text:style-name="T1">Visualización</text:span></text:span><text:span text:style-name="T1">: GitHub los renderiza automáticamente (sin ejecutar).</text:span></text:p>
        </text:list-item>
        <text:list-item>
          <text:p text:style-name="P179"><text:span text:style-name="Strong_20_Emphasis"><text:span text:style-name="T1">Ejecución</text:span></text:span><text:span text:style-name="T1">: el alumno los clona o descarga y los corre en su propia máquina / JupyterHub.</text:span></text:p>
        </text:list-item>
        <text:list-item>
          <text:p text:style-name="P179"><text:span text:style-name="Strong_20_Emphasis"><text:span text:style-name="T1">Ventaja</text:span></text:span><text:span text:style-name="T1">: simple, gratuito, ilimitado repos públicos.</text:span></text:p>
        </text:list-item>
        <text:list-item>
          <text:p text:style-name="P180"><text:span text:style-name="Strong_20_Emphasis"><text:span text:style-name="T1">Desventaja</text:span></text:span><text:span text:style-name="T1">: no ejecutas celdas en la web.</text:span></text:p>
        </text:list-item>
      </text:list>
      <text:p text:style-name="Horizontal_20_Line"/>
      <text:h text:style-name="P2" text:outline-level="3">✅ 2. GitHub + MyBinder (máquina temporal)</text:h>
      <text:list text:style-name="L36">
        <text:list-item>
          <text:p text:style-name="P182"><text:span text:style-name="Strong_20_Emphasis"><text:span text:style-name="T1">Cómo</text:span></text:span><text:span text:style-name="T1">:</text:span></text:p>
          <text:list>
            <text:list-item>
              <text:p text:style-name="P110">Subes el repo con los notebooks.</text:p>
            </text:list-item>
            <text:list-item>
              <text:p text:style-name="P184"><text:span text:style-name="T1">Creas un fichero </text:span><text:span text:style-name="Source_20_Text"><text:span text:style-name="T1">requirements.txt</text:span></text:span><text:span text:style-name="T1"> o </text:span><text:span text:style-name="Source_20_Text"><text:span text:style-name="T1">environment.yml</text:span></text:span><text:span text:style-name="T1">.</text:span></text:p>
            </text:list-item>
            <text:list-item>
              <text:p text:style-name="P182"><text:span text:style-name="T1">Visitas </text:span><text:a xlink:type="simple" xlink:href="https://mybinder.org/" office:target-frame-name="_blank" xlink:show="new" text:style-name="Internet_20_link" text:visited-style-name="Visited_20_Internet_20_Link"><text:span text:style-name="T1">https://mybinder.org</text:span></text:a><text:span text:style-name="T1">, pones la URL del repo y obtienes un </text:span><text:span text:style-name="Strong_20_Emphasis"><text:span text:style-name="T1">enlace mágico</text:span></text:span><text:span text:style-name="T1">.</text:span></text:p>
            </text:list-item>
          </text:list>
        </text:list-item>
        <text:list-item>
          <text:p text:style-name="P182"><text:span text:style-name="Strong_20_Emphasis"><text:span text:style-name="T1">Resultado</text:span></text:span><text:span text:style-name="T1">: alumno pulsa el enlace y </text:span><text:span text:style-name="Strong_20_Emphasis"><text:span text:style-name="T1">abre JupyterLab ejecutable</text:span></text:span><text:span text:style-name="T1"> en la nube (gratis, 10 usuarios simultáneos, ~2 h de sesión).</text:span></text:p>
        </text:list-item>
        <text:list-item>
          <text:p text:style-name="P183"><text:span text:style-name="Strong_20_Emphasis"><text:span text:style-name="T1">Ideal para tareas puntuales o demos</text:span></text:span><text:span text:style-name="T1">.</text:span></text:p>
        </text:list-item>
      </text:list>
      <text:p text:style-name="Horizontal_20_Line"/>
      <text:h text:style-name="P2" text:outline-level="3">✅ 3. GitHub Codespaces (contenedor VS Code + Jupyter)</text:h>
      <text:list text:style-name="L37">
        <text:list-item>
          <text:p text:style-name="P185"><text:span text:style-name="Strong_20_Emphasis"><text:span text:style-name="T1">Cómo</text:span></text:span><text:span text:style-name="T1">: activas Codespaces en el repo (cuenta educativa = gratuito).</text:span></text:p>
        </text:list-item>
        <text:list-item>
          <text:p text:style-name="P185"><text:span text:style-name="Strong_20_Emphasis"><text:span text:style-name="T1">Resultado</text:span></text:span><text:span text:style-name="T1">: VS Code web con kernel de Python y extensiones Jupyter.</text:span></text:p>
        </text:list-item>
        <text:list-item>
          <text:p text:style-name="P185"><text:span text:style-name="Strong_20_Emphasis"><text:span text:style-name="T1">Ventaja</text:span></text:span><text:span text:style-name="T1">: persistencia, debugger, terminal Linux.</text:span></text:p>
        </text:list-item>
        <text:list-item>
          <text:p text:style-name="P186"><text:soft-page-break/><text:span text:style-name="Strong_20_Emphasis"><text:span text:style-name="T1">Límite gratuito</text:span></text:span><text:span text:style-name="T1">: 60 h/mes por alumno con cuenta </text:span><text:span text:style-name="Strong_20_Emphasis"><text:span text:style-name="T1">GitHub Education</text:span></text:span><text:span text:style-name="T1">.</text:span></text:p>
        </text:list-item>
      </text:list>
      <text:p text:style-name="Horizontal_20_Line"/>
      <text:h text:style-name="P2" text:outline-level="3">❌ 4. GitHub <text:span text:style-name="Emphasis"><text:span text:style-name="T1">Issues</text:span></text:span> o <text:span text:style-name="Emphasis"><text:span text:style-name="T1">Discussions</text:span></text:span> como cuaderno</text:h>
      <text:list text:style-name="L38">
        <text:list-item>
          <text:p text:style-name="P187"><text:span text:style-name="T1">No ejecuta código, pero </text:span><text:span text:style-name="Strong_20_Emphasis"><text:span text:style-name="T1">sí</text:span></text:span><text:span text:style-name="T1"> puedes:</text:span></text:p>
          <text:list>
            <text:list-item>
              <text:p text:style-name="P111">Pegar celdas Markdown + salidas de texto/plot (imágenes).</text:p>
            </text:list-item>
            <text:list-item>
              <text:p text:style-name="P187"><text:span text:style-name="T1">Usar </text:span><text:span text:style-name="Emphasis"><text:span text:style-name="T1">check-lists</text:span></text:span><text:span text:style-name="T1"> para entregas.</text:span></text:p>
            </text:list-item>
            <text:list-item>
              <text:p text:style-name="P188"><text:span text:style-name="T1">Referenciar commits que contienen el </text:span><text:span text:style-name="Source_20_Text"><text:span text:style-name="T1">.ipynb</text:span></text:span><text:span text:style-name="T1"> corregido.</text:span></text:p>
            </text:list-item>
          </text:list>
        </text:list-item>
      </text:list>
      <text:p text:style-name="Horizontal_20_Line"/>
      <text:h text:style-name="P2" text:outline-level="3">📋 Guía mínima para el curso</text:h>
      <text:list text:style-name="L39">
        <text:list-item>
          <text:p text:style-name="P191"><text:span text:style-name="Strong_20_Emphasis"><text:span text:style-name="T1">Repo base</text:span></text:span><text:span text:style-name="T1"> en GitHub (público) → subes </text:span><text:span text:style-name="Source_20_Text"><text:span text:style-name="T1">.ipynb</text:span></text:span><text:span text:style-name="T1"> + </text:span><text:span text:style-name="Source_20_Text"><text:span text:style-name="T1">requirements.txt</text:span></text:span><text:span text:style-name="T1">.</text:span></text:p>
        </text:list-item>
        <text:list-item>
          <text:p text:style-name="P189"><text:span text:style-name="Strong_20_Emphasis"><text:span text:style-name="T1">Enlace Binder</text:span></text:span><text:span text:style-name="T1"> en el README → alumno prueba sin instalar nada.</text:span></text:p>
        </text:list-item>
        <text:list-item>
          <text:p text:style-name="P189"><text:span text:style-name="Strong_20_Emphasis"><text:span text:style-name="T1">Codespace opcional</text:span></text:span><text:span text:style-name="T1"> para quienes quieran persistencia o debugger.</text:span></text:p>
        </text:list-item>
        <text:list-item>
          <text:p text:style-name="P190"><text:span text:style-name="Strong_20_Emphasis"><text:span text:style-name="T1">Entregas</text:span></text:span><text:span text:style-name="T1">: alumno </text:span><text:span text:style-name="Emphasis"><text:span text:style-name="T1">pushea</text:span></text:span><text:span text:style-name="T1"> el notebook ejecutado y las imágenes/csv que se pidan.</text:span></text:p>
        </text:list-item>
      </text:list>
      <text:p text:style-name="Horizontal_20_Line"/>
      <text:h text:style-name="P2" text:outline-level="3">✅ Respuesta corta</text:h>
      <text:p text:style-name="P6"><text:span text:style-name="T1">Sí, Jupyter </text:span><text:span text:style-name="Strong_20_Emphasis"><text:span text:style-name="T1">encaja perfectamente</text:span></text:span><text:span text:style-name="T1"> en GitHub; además, con </text:span><text:span text:style-name="Strong_20_Emphasis"><text:span text:style-name="T1">Binder</text:span></text:span><text:span text:style-name="T1"> o </text:span><text:span text:style-name="Strong_20_Emphasis"><text:span text:style-name="T1">Codespaces</text:span></text:span><text:span text:style-name="T1"> el alumno puede </text:span><text:span text:style-name="Strong_20_Emphasis"><text:span text:style-name="T1">ejecutar</text:span></text:span><text:span text:style-name="T1"> los notebooks sin salir del navegador y sin pagar licencias.</text:span></text:p>
      <text:p text:style-name="P6"><text:span text:style-name="T1">¿Quieres que te prepare el </text:span><text:span text:style-name="Strong_20_Emphasis"><text:span text:style-name="T1">repo modelo</text:span></text:span><text:span text:style-name="T1"> (README + Binder button + </text:span><text:span text:style-name="Source_20_Text"><text:span text:style-name="T1">requirements.txt</text:span></text:span><text:span text:style-name="T1">) para que solo tengas que hacer </text:span><text:span text:style-name="Emphasis"><text:span text:style-name="T1">fork</text:span></text:span><text:span text:style-name="T1"> y compartir el enlace?</text:span></text:p>
      <text:p text:style-name="P64"/>
      <text:p text:style-name="P60">Amplía la explicación de: 1. GitHub normal para el alumno: (a) Colocar sus aclaraciones o (b) escribir la solución de sus ejercicios </text:p>
      <text:h text:style-name="P33" text:outline-level="1">GitHub «normal» (repositorio estándar) visto desde el alumno</text:h>
      <text:h text:style-name="P34" text:outline-level="2">Objetivo</text:h>
      <text:p text:style-name="P1"><text:span text:style-name="T1">Usar el repo </text:span><text:span text:style-name="Strong_20_Emphasis"><text:span text:style-name="T1">únicamente como almacén de archivos</text:span></text:span><text:span text:style-name="T1"> y como </text:span><text:span text:style-name="Emphasis"><text:span text:style-name="T1">cuaderno de bitácora</text:span></text:span><text:span text:style-name="T1"> donde deje:</text:span></text:p>
      <text:list text:style-name="L40">
        <text:list-item>
          <text:p text:style-name="P192"><text:span text:style-name="T1">Sus </text:span><text:span text:style-name="Strong_20_Emphasis"><text:span text:style-name="T1">aclaraciones/dudas</text:span></text:span><text:span text:style-name="T1"> (a)</text:span></text:p>
        </text:list-item>
        <text:list-item>
          <text:p text:style-name="P193"><text:span text:style-name="T1">Su </text:span><text:span text:style-name="Strong_20_Emphasis"><text:span text:style-name="T1">solución final</text:span></text:span><text:span text:style-name="T1"> (b)</text:span></text:p>
        </text:list-item>
      </text:list>
      <text:p text:style-name="P24">sin necesidad de ejecutar nada en la nube y sin salir del entorno gráfico de GitHub.</text:p>
      <text:p text:style-name="Horizontal_20_Line"/>
      <text:h text:style-name="P34" text:outline-level="2"><text:soft-page-break/>1. ¿Qué necesita el alumno?</text:h>
      <text:list text:style-name="L41">
        <text:list-item>
          <text:p text:style-name="P112">Una cuenta gratuita en GitHub (puede usar el mismo e-mail institucional).</text:p>
        </text:list-item>
        <text:list-item>
          <text:p text:style-name="P194"><text:span text:style-name="T1">Tener Git Bash instalado (ya lo estudiamos) </text:span><text:span text:style-name="Strong_20_Emphasis"><text:span text:style-name="T1">o</text:span></text:span><text:span text:style-name="T1"> trabajar 100 % web desde github.com.</text:span></text:p>
        </text:list-item>
      </text:list>
      <text:p text:style-name="Horizontal_20_Line"/>
      <text:h text:style-name="P34" text:outline-level="2">2. Flujo día-a-día (modo web, sin terminal)</text:h>
      <text:p text:style-name="P26">表格</text:p>
      <text:p text:style-name="P24">复制</text:p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31">Paso</text:p>
            </table:table-cell>
            <table:table-cell table:style-name="Tabla1.A1" office:value-type="string">
              <text:p text:style-name="P31">Pantalla de GitHub</text:p>
            </table:table-cell>
            <table:table-cell table:style-name="Tabla1.A1" office:value-type="string">
              <text:p text:style-name="P31">¿Qué sube el alumno?</text:p>
            </table:table-cell>
          </table:table-row>
        </table:table-header-rows>
        <table:table-row>
          <table:table-cell table:style-name="Tabla1.A1" office:value-type="string">
            <text:p text:style-name="P30"><text:span text:style-name="Strong_20_Emphasis"><text:span text:style-name="T1">a</text:span></text:span> Repositorio del docente → <text:span text:style-name="Emphasis"><text:span text:style-name="T1">Fork</text:span></text:span></text:p>
          </table:table-cell>
          <table:table-cell table:style-name="Tabla1.A1" office:value-type="string">
            <text:p text:style-name="P30"><text:a xlink:type="simple" xlink:href="https://github.blog/wp-content/uploads/2019/02/fork-button.png?resize=200" office:target-frame-name="_blank" xlink:show="new" text:style-name="Internet_20_link" text:visited-style-name="Visited_20_Internet_20_Link"><text:span text:style-name="T1">https://github.blog/wp-content/uploads/2019/02/fork-button.png?resize=200</text:span></text:a></text:p>
          </table:table-cell>
          <table:table-cell table:style-name="Tabla1.A1" office:value-type="string">
            <text:p text:style-name="P30">Copia completa del repo (incluye <text:span text:style-name="Source_20_Text"><text:span text:style-name="T1">.ipynb</text:span></text:span>, enunciados, CSV).</text:p>
          </table:table-cell>
        </table:table-row>
        <table:table-row>
          <table:table-cell table:style-name="Tabla1.A1" office:value-type="string">
            <text:p text:style-name="P30"><text:span text:style-name="Strong_20_Emphasis"><text:span text:style-name="T1">b</text:span></text:span> <text:span text:style-name="Emphasis"><text:span text:style-name="T1">Add file</text:span></text:span> → <text:span text:style-name="Emphasis"><text:span text:style-name="T1">Upload files</text:span></text:span></text:p>
          </table:table-cell>
          <table:table-cell table:style-name="Tabla1.A1" office:value-type="string">
            <text:p text:style-name="P30">Arrastra sus archivos o <text:span text:style-name="Emphasis"><text:span text:style-name="T1">Create new file</text:span></text:span></text:p>
          </table:table-cell>
          <table:table-cell table:style-name="Tabla1.A1" office:value-type="string">
            <text:p text:style-name="P30"><text:span text:style-name="Strong_20_Emphasis"><text:span text:style-name="T1">(a) Aclaraciones</text:span></text:span>: <text:span text:style-name="Source_20_Text"><text:span text:style-name="T1">dudas.md</text:span></text:span>, <text:span text:style-name="Source_20_Text"><text:span text:style-name="T1">preguntas.txt</text:span></text:span>, bitácoras.</text:p>
          </table:table-cell>
        </table:table-row>
        <table:table-row>
          <table:table-cell table:style-name="Tabla1.A1" office:value-type="string">
            <text:p text:style-name="P30"><text:span text:style-name="Strong_20_Emphasis"><text:span text:style-name="T1">c</text:span></text:span> <text:span text:style-name="Emphasis"><text:span text:style-name="T1">Add file</text:span></text:span> → <text:span text:style-name="Emphasis"><text:span text:style-name="T1">Create new file</text:span></text:span></text:p>
          </table:table-cell>
          <table:table-cell table:style-name="Tabla1.A1" office:value-type="string">
            <text:p text:style-name="P30">Nombre: <text:span text:style-name="Source_20_Text"><text:span text:style-name="T1">solucion/Ex01.ipynb</text:span></text:span></text:p>
          </table:table-cell>
          <table:table-cell table:style-name="Tabla1.A1" office:value-type="string">
            <text:p text:style-name="P30"><text:span text:style-name="Strong_20_Emphasis"><text:span text:style-name="T1">(b) Solución</text:span></text:span>: notebooks ejecutados, scripts, gráficos.</text:p>
          </table:table-cell>
        </table:table-row>
        <table:table-row>
          <table:table-cell table:style-name="Tabla1.A1" office:value-type="string">
            <text:p text:style-name="P30"><text:span text:style-name="Strong_20_Emphasis"><text:span text:style-name="T1">d</text:span></text:span> <text:span text:style-name="Emphasis"><text:span text:style-name="T1">Commit changes</text:span></text:span> → <text:span text:style-name="Emphasis"><text:span text:style-name="T1">Commit</text:span></text:span></text:p>
          </table:table-cell>
          <table:table-cell table:style-name="Tabla1.A1" office:value-type="string">
            <text:p text:style-name="P30">Escribe mensaje descriptivo</text:p>
          </table:table-cell>
          <table:table-cell table:style-name="Tabla1.A1" office:value-type="string">
            <text:p text:style-name="P30">Historia queda guardada con fecha y autor.</text:p>
          </table:table-cell>
        </table:table-row>
        <table:table-row>
          <table:table-cell table:style-name="Tabla1.A1" office:value-type="string">
            <text:p text:style-name="P30"><text:span text:style-name="Strong_20_Emphasis"><text:span text:style-name="T1">e</text:span></text:span> <text:span text:style-name="Emphasis"><text:span text:style-name="T1">Pull request</text:span></text:span> (opcional)</text:p>
          </table:table-cell>
          <table:table-cell table:style-name="Tabla1.A1" office:value-type="string">
            <text:p text:style-name="P30"><text:span text:style-name="Emphasis"><text:span text:style-name="T1">Contribute</text:span></text:span> → <text:span text:style-name="Emphasis"><text:span text:style-name="T1">Open pull request</text:span></text:span></text:p>
          </table:table-cell>
          <table:table-cell table:style-name="Tabla1.A1" office:value-type="string">
            <text:p text:style-name="P30">Envía sus cambios al repo original del profesor para <text:span text:style-name="Strong_20_Emphasis"><text:span text:style-name="T1">corrección</text:span></text:span>.</text:p>
          </table:table-cell>
        </table:table-row>
      </table:table>
      <text:p text:style-name="P11"><text:span text:style-name="T1">Todos los pasos anteriores se hacen </text:span><text:span text:style-name="Strong_20_Emphasis"><text:span text:style-name="T1">desde el navegador</text:span></text:span><text:span text:style-name="T1">; no es obligatorio usar terminal.</text:span></text:p>
      <text:p text:style-name="Horizontal_20_Line"/>
      <text:h text:style-name="P34" text:outline-level="2">3. Formato de las aclaraciones (a)</text:h>
      <text:list text:style-name="L42">
        <text:list-item>
          <text:p text:style-name="P196"><text:span text:style-name="T1">Archivo </text:span><text:span text:style-name="Strong_20_Emphasis"><text:span text:style-name="T1">Markdown</text:span></text:span><text:span text:style-name="T1"> </text:span><text:span text:style-name="Source_20_Text"><text:span text:style-name="T1">aclaciones.md</text:span></text:span><text:span text:style-name="T1"> (fácil lectura en GitHub):</text:span></text:p>
          <text:p text:style-name="P113">Markdown</text:p>
          <text:p text:style-name="P113">复制</text:p>
          <text:p text:style-name="P114">代码预览</text:p>
          <text:p text:style-name="P47"><text:span text:style-name="Source_20_Text"><text:span text:style-name="T1"># Aclaraciones - Sesión 3</text:span></text:span></text:p>
          <text:p text:style-name="P47"><text:span text:style-name="Source_20_Text"><text:span text:style-name="T1">## Punto 2.1 Torres de Hanói</text:span></text:span></text:p>
          <text:p text:style-name="P47"><text:span text:style-name="Source_20_Text"><text:span text:style-name="T1">- No entiendo por qué la recurrencia es $T_n = 2T_{n-1} +1$.</text:span></text:span></text:p>
          <text:p text:style-name="P46"><text:span text:style-name="Source_20_Text"><text:span text:style-name="T1">- Mi salida da 1023 para n=10 ¿es correcto?</text:span></text:span></text:p>
        </text:list-item>
        <text:list-item>
          <text:p text:style-name="P195"><text:span text:style-name="T1">Comentarios </text:span><text:span text:style-name="Strong_20_Emphasis"><text:span text:style-name="T1">dentro del notebook</text:span></text:span><text:span text:style-name="T1">:</text:span></text:p>
          <text:list>
            <text:list-item>
              <text:p text:style-name="P195"><text:span text:style-name="T1">Nueva celda </text:span><text:span text:style-name="Emphasis"><text:span text:style-name="T1">Markdown</text:span></text:span><text:span text:style-name="T1"> antes de la solución.</text:span></text:p>
            </text:list-item>
            <text:list-item>
              <text:p text:style-name="P195"><text:span text:style-name="T1">Nueva celda </text:span><text:span text:style-name="Emphasis"><text:span text:style-name="T1">Raw</text:span></text:span><text:span text:style-name="T1"> (sin ejecutar) para notas rápidas.</text:span></text:p>
            </text:list-item>
          </text:list>
        </text:list-item>
        <text:list-item>
          <text:p text:style-name="P195"><text:span text:style-name="Strong_20_Emphasis"><text:span text:style-name="T1">Issues</text:span></text:span><text:span text:style-name="T1"> del repo (más formales):</text:span></text:p>
          <text:list>
            <text:list-item text:start-value="1">
              <text:p text:style-name="P196"><text:span text:style-name="Emphasis"><text:span text:style-name="T1">New Issue</text:span></text:span><text:span text:style-name="T1"> → etiqueta </text:span><text:span text:style-name="Source_20_Text"><text:span text:style-name="T1">duda</text:span></text:span><text:span text:style-name="T1">.</text:span></text:p>
            </text:list-item>
            <text:list-item>
              <text:p text:style-name="P114">Permite discusión thread y referencias cruzadas.</text:p>
            </text:list-item>
          </text:list>
        </text:list-item>
      </text:list>
      <text:p text:style-name="Horizontal_20_Line"/>
      <text:h text:style-name="P34" text:outline-level="2"><text:soft-page-break/>4. Formato de la solución (b)</text:h>
      <text:list text:style-name="L43">
        <text:list-item>
          <text:p text:style-name="P198"><text:span text:style-name="Strong_20_Emphasis"><text:span text:style-name="T1">Notebook ejecutado</text:span></text:span><text:span text:style-name="T1"> </text:span><text:span text:style-name="Source_20_Text"><text:span text:style-name="T1">solucion/Ex01.ipynb</text:span></text:span><text:span text:style-name="T1">:</text:span></text:p>
          <text:list>
            <text:list-item>
              <text:p text:style-name="P197"><text:span text:style-name="T1">Celdas de código con </text:span><text:span text:style-name="Strong_20_Emphasis"><text:span text:style-name="T1">salidas visibles</text:span></text:span><text:span text:style-name="T1"> (gráficos, tablas).</text:span></text:p>
            </text:list-item>
            <text:list-item>
              <text:p text:style-name="P197"><text:span text:style-name="T1">Celdas </text:span><text:span text:style-name="Emphasis"><text:span text:style-name="T1">Markdown</text:span></text:span><text:span text:style-name="T1"> explicando pasos clave.</text:span></text:p>
            </text:list-item>
          </text:list>
        </text:list-item>
        <text:list-item>
          <text:p text:style-name="P197"><text:span text:style-name="Strong_20_Emphasis"><text:span text:style-name="T1">Archivos auxiliares</text:span></text:span><text:span text:style-name="T1">:</text:span></text:p>
          <text:list>
            <text:list-item text:start-value="1">
              <text:p text:style-name="P198"><text:span text:style-name="Source_20_Text"><text:span text:style-name="T1">resultados.csv</text:span></text:span><text:span text:style-name="T1"> (para que el profesor re-ejecute si quiere).</text:span></text:p>
            </text:list-item>
            <text:list-item>
              <text:p text:style-name="P197"><text:span text:style-name="T1">Imágenes/gráficos: </text:span><text:span text:style-name="Emphasis"><text:span text:style-name="T1">Upload files</text:span></text:span><text:span text:style-name="T1"> → GitHub los muestra incrustados.</text:span></text:p>
            </text:list-item>
          </text:list>
        </text:list-item>
        <text:list-item>
          <text:p text:style-name="P197"><text:span text:style-name="Strong_20_Emphasis"><text:span text:style-name="T1">Scripts .py</text:span></text:span><text:span text:style-name="T1"> adicionales si el ejercicio pide «versión script».</text:span></text:p>
        </text:list-item>
        <text:list-item>
          <text:p text:style-name="P199"><text:span text:style-name="Strong_20_Emphasis"><text:span text:style-name="T1">PDF estático</text:span></text:span><text:span text:style-name="T1"> (opcional): </text:span><text:span text:style-name="Emphasis"><text:span text:style-name="T1">File → Download as → PDF</text:span></text:span><text:span text:style-name="T1"> y se sube junto al </text:span><text:span text:style-name="Source_20_Text"><text:span text:style-name="T1">.ipynb</text:span></text:span><text:span text:style-name="T1">.</text:span></text:p>
        </text:list-item>
      </text:list>
      <text:p text:style-name="Horizontal_20_Line"/>
      <text:h text:style-name="P34" text:outline-level="2">5. Corrección y retroalimentación</text:h>
      <text:list text:style-name="L44">
        <text:list-item>
          <text:p text:style-name="P200"><text:span text:style-name="T1">El docente </text:span><text:span text:style-name="Strong_20_Emphasis"><text:span text:style-name="T1">clona</text:span></text:span><text:span text:style-name="T1"> el </text:span><text:span text:style-name="Emphasis"><text:span text:style-name="T1">fork</text:span></text:span><text:span text:style-name="T1"> del alumno o revisa directamente en la web.</text:span></text:p>
        </text:list-item>
        <text:list-item>
          <text:p text:style-name="P200"><text:span text:style-name="Strong_20_Emphasis"><text:span text:style-name="T1">Comentarios por línea</text:span></text:span><text:span text:style-name="T1"> (GitHub):</text:span></text:p>
          <text:list>
            <text:list-item>
              <text:p text:style-name="P200"><text:span text:style-name="T1">Abrir el </text:span><text:span text:style-name="Source_20_Text"><text:span text:style-name="T1">.ipynb</text:span></text:span><text:span text:style-name="T1"> → botón </text:span><text:span text:style-name="Emphasis"><text:span text:style-name="T1">+</text:span></text:span><text:span text:style-name="T1"> al lado del número de línea → deja el comentario.</text:span></text:p>
            </text:list-item>
          </text:list>
        </text:list-item>
        <text:list-item>
          <text:p text:style-name="P200"><text:span text:style-name="Strong_20_Emphasis"><text:span text:style-name="T1">Issues de revisión</text:span></text:span><text:span text:style-name="T1">:</text:span></text:p>
          <text:list>
            <text:list-item text:start-value="1">
              <text:p text:style-name="P201"><text:span text:style-name="T1">Crear </text:span><text:span text:style-name="Emphasis"><text:span text:style-name="T1">issue</text:span></text:span><text:span text:style-name="T1"> </text:span><text:span text:style-name="Source_20_Text"><text:span text:style-name="T1">Corrección Ex01</text:span></text:span><text:span text:style-name="T1"> y etiquetar al alumno.</text:span></text:p>
            </text:list-item>
          </text:list>
        </text:list-item>
        <text:list-item>
          <text:p text:style-name="P202"><text:span text:style-name="Strong_20_Emphasis"><text:span text:style-name="T1">Rúbrica en Markdown</text:span></text:span><text:span text:style-name="T1"> </text:span><text:span text:style-name="Source_20_Text"><text:span text:style-name="T1">rubrica.md</text:span></text:span><text:span text:style-name="T1"> que el alumno debe ver.</text:span></text:p>
        </text:list-item>
      </text:list>
      <text:p text:style-name="Horizontal_20_Line"/>
      <text:h text:style-name="P34" text:outline-level="2">6. Ventajas para el alumno</text:h>
      <text:list text:style-name="L45">
        <text:list-item>
          <text:p text:style-name="P203"><text:span text:style-name="Strong_20_Emphasis"><text:span text:style-name="T1">No instala nada adicional</text:span></text:span><text:span text:style-name="T1">: solo navegador.</text:span></text:p>
        </text:list-item>
        <text:list-item>
          <text:p text:style-name="P203"><text:span text:style-name="Strong_20_Emphasis"><text:span text:style-name="T1">Historial completo</text:span></text:span><text:span text:style-name="T1">: puede ver qué cambió y cuándo (</text:span><text:span text:style-name="Emphasis"><text:span text:style-name="T1">Commits</text:span></text:span><text:span text:style-name="T1"> → </text:span><text:span text:style-name="Emphasis"><text:span text:style-name="T1">History</text:span></text:span><text:span text:style-name="T1">).</text:span></text:p>
        </text:list-item>
        <text:list-item>
          <text:p text:style-name="P203"><text:span text:style-name="Strong_20_Emphasis"><text:span text:style-name="T1">No pierde archivos</text:span></text:span><text:span text:style-name="T1">: todo queda en la nube y versionado.</text:span></text:p>
        </text:list-item>
        <text:list-item>
          <text:p text:style-name="P204"><text:span text:style-name="Strong_20_Emphasis"><text:span text:style-name="T1">Posibilidad de portafolio</text:span></text:span><text:span text:style-name="T1">: al final del curso su repo es un </text:span><text:span text:style-name="Strong_20_Emphasis"><text:span text:style-name="T1">portfolio público</text:span></text:span><text:span text:style-name="T1"> de trabajos.</text:span></text:p>
        </text:list-item>
      </text:list>
      <text:p text:style-name="Horizontal_20_Line"/>
      <text:h text:style-name="P34" text:outline-level="2">7. Resumen visual (frase corta)</text:h>
      <text:p text:style-name="P11"><text:span text:style-name="T1">«Hago </text:span><text:span text:style-name="Emphasis"><text:span text:style-name="T1">fork</text:span></text:span><text:span text:style-name="T1">, escribo mis dudas y mi código, presiono </text:span><text:span text:style-name="Emphasis"><text:span text:style-name="T1">Commit</text:span></text:span><text:span text:style-name="T1"> y ya está corregido y versionado.»</text:span></text:p>
      <text:p text:style-name="P6"><text:span text:style-name="T1">¿Quieres que te prepare </text:span><text:span text:style-name="Strong_20_Emphasis"><text:span text:style-name="T1">un repo modelo</text:span></text:span><text:span text:style-name="T1"> (carpeta </text:span><text:span text:style-name="Source_20_Text"><text:span text:style-name="T1">solucion/</text:span></text:span><text:span text:style-name="T1">, plantilla </text:span><text:span text:style-name="Source_20_Text"><text:span text:style-name="T1">aclaraciones.md</text:span></text:span><text:span text:style-name="T1"> y </text:span><text:span text:style-name="Emphasis"><text:span text:style-name="T1">issue</text:span></text:span><text:span text:style-name="T1"> de ejemplo) para que solo tengas que hacer </text:span><text:span text:style-name="Emphasis"><text:span text:style-name="T1">fork</text:span></text:span><text:span text:style-name="T1"> y compartir el enlace con tus alumnos?</text:span></text:p>
      <text:p text:style-name="P1"/>
      <text:p text:style-name="P61"/>
      <text:p text:style-name="P61"><text:soft-page-break/>Y esas aclaraciones y solución de ejercicios ¿Cómo se suben a Github de nueva cuenta? ¿Como Jupyter? </text:p>
      <text:p text:style-name="P5"><text:span text:style-name="T1">Abajo tienes la </text:span><text:span text:style-name="Strong_20_Emphasis"><text:span text:style-name="T1">ruta completa</text:span></text:span><text:span text:style-name="T1"> que usa el alumno para subir </text:span><text:span text:style-name="Strong_20_Emphasis"><text:span text:style-name="T1">tanto sus aclaraciones como su notebook ejecutado</text:span></text:span><text:span text:style-name="T1"> a GitHub </text:span><text:span text:style-name="Strong_20_Emphasis"><text:span text:style-name="T1">sin tocar la terminal</text:span></text:span><text:span text:style-name="T1"> (100 % web) y sin perder el formato de Jupyter.</text:span></text:p>
      <text:p text:style-name="Horizontal_20_Line"/>
      <text:h text:style-name="P2" text:outline-level="3">🎯 Objetivo</text:h>
      <text:p text:style-name="P25">Dejar en el repo:</text:p>
      <text:list text:style-name="L46">
        <text:list-item>
          <text:p text:style-name="P205"><text:span text:style-name="Source_20_Text"><text:span text:style-name="T1">aclaraciones.md</text:span></text:span><text:span text:style-name="T1"> (texto explicativo)</text:span></text:p>
        </text:list-item>
        <text:list-item>
          <text:p text:style-name="P206"><text:span text:style-name="Source_20_Text"><text:span text:style-name="T1">solucion/Ex01.ipynb</text:span></text:span><text:span text:style-name="T1"> (notebook ejecutado con salidas y gráficos)</text:span></text:p>
        </text:list-item>
      </text:list>
      <text:p text:style-name="Horizontal_20_Line"/>
      <text:h text:style-name="P2" text:outline-level="3">🧭 Pasos desglosados (modo web)</text:h>
      <text:p text:style-name="P26">表格</text:p>
      <text:p text:style-name="P24">复制</text:p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P31">Paso</text:p>
            </table:table-cell>
            <table:table-cell table:style-name="Tabla2.A1" office:value-type="string">
              <text:p text:style-name="P31">Pantalla de GitHub</text:p>
            </table:table-cell>
            <table:table-cell table:style-name="Tabla2.A1" office:value-type="string">
              <text:p text:style-name="P31">Acción concreta</text:p>
            </table:table-cell>
          </table:table-row>
        </table:table-header-rows>
        <table:table-row>
          <table:table-cell table:style-name="Tabla2.A1" office:value-type="string">
            <text:p text:style-name="P30"><text:span text:style-name="Strong_20_Emphasis"><text:span text:style-name="T1">1</text:span></text:span> Repositorio del docente</text:p>
          </table:table-cell>
          <table:table-cell table:style-name="Tabla2.A1" office:value-type="string">
            <text:p text:style-name="P30">Botón verde <text:span text:style-name="Strong_20_Emphasis"><text:span text:style-name="T1">Fork</text:span></text:span></text:p>
          </table:table-cell>
          <table:table-cell table:style-name="Tabla2.A1" office:value-type="string">
            <text:p text:style-name="P30">Crea su copia personal</text:p>
          </table:table-cell>
        </table:table-row>
        <table:table-row>
          <table:table-cell table:style-name="Tabla2.A1" office:value-type="string">
            <text:p text:style-name="P30"><text:span text:style-name="Strong_20_Emphasis"><text:span text:style-name="T1">2</text:span></text:span> Carpeta <text:span text:style-name="Emphasis"><text:span text:style-name="T1">solucion</text:span></text:span></text:p>
          </table:table-cell>
          <table:table-cell table:style-name="Tabla2.A1" office:value-type="string">
            <text:p text:style-name="P30"><text:span text:style-name="Emphasis"><text:span text:style-name="T1">Add file</text:span></text:span> → <text:span text:style-name="Emphasis"><text:span text:style-name="T1">Create new file</text:span></text:span></text:p>
          </table:table-cell>
          <table:table-cell table:style-name="Tabla2.A1" office:value-type="string">
            <text:p text:style-name="P30">Nombre: <text:span text:style-name="Source_20_Text"><text:span text:style-name="T1">solucion/Ex01.ipynb</text:span></text:span></text:p>
          </table:table-cell>
        </table:table-row>
        <table:table-row>
          <table:table-cell table:style-name="Tabla2.A1" office:value-type="string">
            <text:p text:style-name="P30"><text:span text:style-name="Strong_20_Emphasis"><text:span text:style-name="T1">3</text:span></text:span> Pegar el notebook</text:p>
          </table:table-cell>
          <table:table-cell table:style-name="Tabla2.A1" office:value-type="string">
            <text:p text:style-name="P30">Abrir <text:span text:style-name="Strong_20_Emphasis"><text:span text:style-name="T1">Jupyter</text:span></text:span> localmente → <text:span text:style-name="Emphasis"><text:span text:style-name="T1">File</text:span></text:span> → <text:span text:style-name="Emphasis"><text:span text:style-name="T1">Download as</text:span></text:span> → <text:span text:style-name="Strong_20_Emphasis"><text:span text:style-name="T1">Notebook</text:span></text:span> (.ipynb)</text:p>
          </table:table-cell>
          <table:table-cell table:style-name="Tabla2.A1" office:value-type="string">
            <text:p text:style-name="P30">Copiar <text:span text:style-name="Strong_20_Emphasis"><text:span text:style-name="T1">todo el contenido</text:span></text:span> del archivo descargado y pegarlo en el editor web de GitHub</text:p>
          </table:table-cell>
        </table:table-row>
        <table:table-row>
          <table:table-cell table:style-name="Tabla2.A1" office:value-type="string">
            <text:p text:style-name="P30"><text:span text:style-name="Strong_20_Emphasis"><text:span text:style-name="T1">4</text:span></text:span> Aclaraciones</text:p>
          </table:table-cell>
          <table:table-cell table:style-name="Tabla2.A1" office:value-type="string">
            <text:p text:style-name="P30"><text:span text:style-name="Emphasis"><text:span text:style-name="T1">Add file</text:span></text:span> → <text:span text:style-name="Emphasis"><text:span text:style-name="T1">Create new file</text:span></text:span></text:p>
          </table:table-cell>
          <table:table-cell table:style-name="Tabla2.A1" office:value-type="string">
            <text:p text:style-name="P30">Nombre: <text:span text:style-name="Source_20_Text"><text:span text:style-name="T1">aclaraciones.md</text:span></text:span></text:p>
          </table:table-cell>
        </table:table-row>
        <table:table-row>
          <table:table-cell table:style-name="Tabla2.A1" office:value-type="string">
            <text:p text:style-name="P30"><text:span text:style-name="Strong_20_Emphasis"><text:span text:style-name="T1">5</text:span></text:span> Commit</text:p>
          </table:table-cell>
          <table:table-cell table:style-name="Tabla2.A1" office:value-type="string">
            <text:p text:style-name="P30">Mensaje: «Agrega solución y dudas Ex01»</text:p>
          </table:table-cell>
          <table:table-cell table:style-name="Tabla2.A1" office:value-type="string">
            <text:p text:style-name="P30"><text:span text:style-name="Emphasis"><text:span text:style-name="T1">Commit changes</text:span></text:span></text:p>
          </table:table-cell>
        </table:table-row>
      </table:table>
      <text:p text:style-name="P11"><text:span text:style-name="Strong_20_Emphasis"><text:span text:style-name="T1">Truco</text:span></text:span><text:span text:style-name="T1">: si el notebook es muy grande, </text:span><text:span text:style-name="Strong_20_Emphasis"><text:span text:style-name="T1">arrastrar el archivo</text:span></text:span><text:span text:style-name="T1"> a la ventana (</text:span><text:span text:style-name="Emphasis"><text:span text:style-name="T1">Upload files</text:span></text:span><text:span text:style-name="T1">) en lugar de </text:span><text:span text:style-name="Emphasis"><text:span text:style-name="T1">Create new file</text:span></text:span><text:span text:style-name="T1">.</text:span></text:p>
      <text:p text:style-name="Horizontal_20_Line"/>
      <text:h text:style-name="P7" text:outline-level="3">📦 ¿Cómo se obtiene el <text:span text:style-name="Source_20_Text"><text:span text:style-name="T1">.ipynb</text:span></text:span> “correcto” antes de subirlo?</text:h>
      <text:list text:style-name="L47">
        <text:list-item>
          <text:p text:style-name="P207"><text:span text:style-name="T1">Ejecutar </text:span><text:span text:style-name="Strong_20_Emphasis"><text:span text:style-name="T1">todas las celdas</text:span></text:span><text:span text:style-name="T1"> en Jupyter local/Binder.</text:span></text:p>
        </text:list-item>
        <text:list-item>
          <text:p text:style-name="P207"><text:span text:style-name="Emphasis"><text:span text:style-name="T1">File</text:span></text:span><text:span text:style-name="T1"> → </text:span><text:span text:style-name="Emphasis"><text:span text:style-name="T1">Download as</text:span></text:span><text:span text:style-name="T1"> → </text:span><text:span text:style-name="Strong_20_Emphasis"><text:span text:style-name="T1">Notebook</text:span></text:span><text:span text:style-name="T1"> (ese archivo </text:span><text:span text:style-name="Strong_20_Emphasis"><text:span text:style-name="T1">ya incluye salidas y gráficos</text:span></text:span><text:span text:style-name="T1">).</text:span></text:p>
        </text:list-item>
        <text:list-item>
          <text:p text:style-name="P208"><text:span text:style-name="T1">(Opción) </text:span><text:span text:style-name="Emphasis"><text:span text:style-name="T1">File</text:span></text:span><text:span text:style-name="T1"> → </text:span><text:span text:style-name="Emphasis"><text:span text:style-name="T1">Download as</text:span></text:span><text:span text:style-name="T1"> → </text:span><text:span text:style-name="Strong_20_Emphasis"><text:span text:style-name="T1">PDF</text:span></text:span><text:span text:style-name="T1"> si el profesor quiere una captura estática adicional.</text:span></text:p>
        </text:list-item>
      </text:list>
      <text:p text:style-name="Horizontal_20_Line"/>
      <text:h text:style-name="P2" text:outline-level="3">🖱️ Subida rápida (drag &amp; drop)</text:h>
      <text:list text:style-name="L48">
        <text:list-item>
          <text:p text:style-name="P209"><text:span text:style-name="Emphasis"><text:span text:style-name="T1">Add file</text:span></text:span><text:span text:style-name="T1"> → </text:span><text:span text:style-name="Emphasis"><text:span text:style-name="T1">Upload files</text:span></text:span><text:span text:style-name="T1"> → arrastra </text:span><text:span text:style-name="Strong_20_Emphasis"><text:span text:style-name="T1">simultáneamente</text:span></text:span><text:span text:style-name="T1">:</text:span></text:p>
          <text:p text:style-name="P115">复制</text:p>
          <text:p text:style-name="P50"><text:span text:style-name="Source_20_Text"><text:span text:style-name="T1">aclaraciones.md</text:span></text:span></text:p>
          <text:p text:style-name="P49"><text:span text:style-name="Source_20_Text"><text:span text:style-name="T1">solucion/Ex01.ipynb</text:span></text:span></text:p>
        </text:list-item>
        <text:list-item>
          <text:p text:style-name="P210"><text:soft-page-break/><text:span text:style-name="T1">Escribe mensaje de commit → </text:span><text:span text:style-name="Emphasis"><text:span text:style-name="T1">Commit changes</text:span></text:span><text:span text:style-name="T1">.</text:span></text:p>
        </text:list-item>
      </text:list>
      <text:p text:style-name="Horizontal_20_Line"/>
      <text:h text:style-name="P2" text:outline-level="3">🧩 ¿Y si después quiero cambiar algo?</text:h>
      <text:list text:style-name="L49">
        <text:list-item>
          <text:p text:style-name="P211"><text:span text:style-name="Emphasis"><text:span text:style-name="T1">Add file</text:span></text:span><text:span text:style-name="T1"> → </text:span><text:span text:style-name="Emphasis"><text:span text:style-name="T1">Create new file</text:span></text:span><text:span text:style-name="T1"> o </text:span><text:span text:style-name="Emphasis"><text:span text:style-name="T1">Upload files</text:span></text:span><text:span text:style-name="T1"> → mismo procedimiento → GitHub apila un </text:span><text:span text:style-name="Strong_20_Emphasis"><text:span text:style-name="T1">nuevo commit</text:span></text:span><text:span text:style-name="T1"> (historial visible).</text:span></text:p>
        </text:list-item>
      </text:list>
      <text:p text:style-name="Horizontal_20_Line"/>
      <text:h text:style-name="P2" text:outline-level="3">✅ Resumen visual (3 clics)</text:h>
      <text:list text:style-name="L50">
        <text:list-item>
          <text:p text:style-name="P212"><text:span text:style-name="Strong_20_Emphasis"><text:span text:style-name="T1">Fork</text:span></text:span></text:p>
        </text:list-item>
        <text:list-item>
          <text:p text:style-name="P214"><text:span text:style-name="Strong_20_Emphasis"><text:span text:style-name="T1">Upload files</text:span></text:span><text:span text:style-name="T1"> → arrastrar </text:span><text:span text:style-name="Source_20_Text"><text:span text:style-name="T1">.ipynb</text:span></text:span><text:span text:style-name="T1"> + </text:span><text:span text:style-name="Source_20_Text"><text:span text:style-name="T1">.md</text:span></text:span></text:p>
        </text:list-item>
        <text:list-item>
          <text:p text:style-name="P213"><text:span text:style-name="Strong_20_Emphasis"><text:span text:style-name="T1">Commit changes</text:span></text:span></text:p>
        </text:list-item>
      </text:list>
      <text:p text:style-name="P1"><text:span text:style-name="T1">Con eso el alumno </text:span><text:span text:style-name="Strong_20_Emphasis"><text:span text:style-name="T1">nunca abre la terminal</text:span></text:span><text:span text:style-name="T1">, pero su trabajo queda:</text:span></text:p>
      <text:list text:style-name="L51">
        <text:list-item>
          <text:p text:style-name="P215"><text:span text:style-name="Strong_20_Emphasis"><text:span text:style-name="T1">Versionado</text:span></text:span></text:p>
        </text:list-item>
        <text:list-item>
          <text:p text:style-name="P215"><text:span text:style-name="Strong_20_Emphasis"><text:span text:style-name="T1">Público o privado</text:span></text:span><text:span text:style-name="T1"> (según ajustes del repo)</text:span></text:p>
        </text:list-item>
        <text:list-item>
          <text:p text:style-name="P216"><text:span text:style-name="Strong_20_Emphasis"><text:span text:style-name="T1">Listo para corrección</text:span></text:span><text:span text:style-name="T1"> por el docente.</text:span></text:p>
        </text:list-item>
      </text:list>
      <text:p text:style-name="P6"><text:span text:style-name="T1">¿Quieres que te prepare </text:span><text:span text:style-name="Strong_20_Emphasis"><text:span text:style-name="T1">un GIF corto</text:span></text:span><text:span text:style-name="T1"> o </text:span><text:span text:style-name="Strong_20_Emphasis"><text:span text:style-name="T1">capturas paso a paso</text:span></text:span><text:span text:style-name="T1"> para que los estudiantes solo sigan imágenes?</text:span></text:p>
      <text:p text:style-name="P1"/>
      <text:p text:style-name="P61">Mejor la explicación visual usando DOT por favor <text:s/></text:p>
      <text:p text:style-name="P69"><text:span text:style-name="T1">A continuación tienes el </text:span><text:span text:style-name="Strong_20_Emphasis"><text:span text:style-name="T1">mismo flujo</text:span></text:span><text:span text:style-name="T1"> (subir aclaraciones y notebook a GitHub) descrito con </text:span><text:span text:style-name="Strong_20_Emphasis"><text:span text:style-name="T1">DOT</text:span></text:span><text:span text:style-name="T1"> (Graphviz).<text:line-break/>Copia el código en un archivo </text:span><text:span text:style-name="Source_20_Text"><text:span text:style-name="T1">flujo_github.dot</text:span></text:span><text:span text:style-name="T1"> y genera la imagen con:</text:span></text:p>
      <text:p text:style-name="P22">bash</text:p>
      <text:p text:style-name="P23">复制</text:p>
      <text:p text:style-name="P4"><text:span text:style-name="Source_20_Text"><text:span text:style-name="T1">dot -Tpng flujo_github.dot -o flujo_github.png</text:span></text:span></text:p>
      <text:p text:style-name="P24">Luego puedes incrustar la imagen en tu material o pizarra digital.</text:p>
      <text:p text:style-name="Horizontal_20_Line"/>
      <text:p text:style-name="P24">dot</text:p>
      <text:p text:style-name="P25">复制</text:p>
      <text:p text:style-name="P3"><text:span text:style-name="Source_20_Text"><text:span text:style-name="T1">digraph FlujoGitHub {</text:span></text:span></text:p>
      <text:p text:style-name="P3"><text:span text:style-name="Source_20_Text"><text:span text:style-name="T1"><text:s text:c="4"/>rankdir=TB;</text:span></text:span></text:p>
      <text:p text:style-name="P3"><text:span text:style-name="Source_20_Text"><text:span text:style-name="T1"><text:s text:c="4"/>node [shape=rounded, style=filled, fillcolor=lightblue, fontname="Arial"];</text:span></text:span></text:p>
      <text:p text:style-name="P3"><text:span text:style-name="Source_20_Text"><text:span text:style-name="T1"><text:s text:c="4"/>edge [fontname="Arial", fontsize=10];</text:span></text:span></text:p>
      <text:p text:style-name="P16"/>
      <text:p text:style-name="P3"><text:span text:style-name="Source_20_Text"><text:span text:style-name="T1"><text:s text:c="4"/>/* Nodos */</text:span></text:span></text:p>
      <text:p text:style-name="P3"><text:span text:style-name="Source_20_Text"><text:span text:style-name="T1"><text:s text:c="4"/>Inicio <text:s text:c="5"/>[label="Alumno en\nGitHub.com"];</text:span></text:span></text:p>
      <text:p text:style-name="P3"><text:span text:style-name="Source_20_Text"><text:span text:style-name="T1"><text:s text:c="4"/>Fork <text:s text:c="7"/>[label="1. Fork del\nrepo del docente"];</text:span></text:span></text:p>
      <text:p text:style-name="P3"><text:span text:style-name="Source_20_Text"><text:span text:style-name="T1"><text:s text:c="4"/>AddFile <text:s text:c="4"/>[label="2. Add file →\nUpload files"];</text:span></text:span></text:p>
      <text:p text:style-name="P3"><text:soft-page-break/><text:span text:style-name="Source_20_Text"><text:span text:style-name="T1"><text:s text:c="4"/>DragIpynb <text:s text:c="2"/>[label="3. Arrastrar\nsolucion/Ex01.ipynb"];</text:span></text:span></text:p>
      <text:p text:style-name="P3"><text:span text:style-name="Source_20_Text"><text:span text:style-name="T1"><text:s text:c="4"/>DragMd <text:s text:c="5"/>[label="4. Arrastrar\naclaraciones.md"];</text:span></text:span></text:p>
      <text:p text:style-name="P3"><text:span text:style-name="Source_20_Text"><text:span text:style-name="T1"><text:s text:c="4"/>Commit <text:s text:c="5"/>[label="5. Commit\nchanges"];</text:span></text:span></text:p>
      <text:p text:style-name="P3"><text:span text:style-name="Source_20_Text"><text:span text:style-name="T1"><text:s text:c="4"/>Hecho <text:s text:c="6"/>[label="✅ Trabajo\nsubido"];</text:span></text:span></text:p>
      <text:p text:style-name="P16"/>
      <text:p text:style-name="P3"><text:span text:style-name="Source_20_Text"><text:span text:style-name="T1"><text:s text:c="4"/>/* Líneas */</text:span></text:span></text:p>
      <text:p text:style-name="P3"><text:span text:style-name="Source_20_Text"><text:span text:style-name="T1"><text:s text:c="4"/>Inicio -&gt; Fork;</text:span></text:span></text:p>
      <text:p text:style-name="P3"><text:span text:style-name="Source_20_Text"><text:span text:style-name="T1"><text:s text:c="4"/>Fork -&gt; AddFile;</text:span></text:span></text:p>
      <text:p text:style-name="P3"><text:span text:style-name="Source_20_Text"><text:span text:style-name="T1"><text:s text:c="4"/>AddFile -&gt; DragIpynb;</text:span></text:span></text:p>
      <text:p text:style-name="P3"><text:span text:style-name="Source_20_Text"><text:span text:style-name="T1"><text:s text:c="4"/>DragIpynb -&gt; DragMd;</text:span></text:span></text:p>
      <text:p text:style-name="P3"><text:span text:style-name="Source_20_Text"><text:span text:style-name="T1"><text:s text:c="4"/>DragMd -&gt; Commit;</text:span></text:span></text:p>
      <text:p text:style-name="P3"><text:span text:style-name="Source_20_Text"><text:span text:style-name="T1"><text:s text:c="4"/>Commit -&gt; Hecho;</text:span></text:span></text:p>
      <text:p text:style-name="P16"/>
      <text:p text:style-name="P3"><text:span text:style-name="Source_20_Text"><text:span text:style-name="T1"><text:s text:c="4"/>/* Estilo visual */</text:span></text:span></text:p>
      <text:p text:style-name="P3"><text:span text:style-name="Source_20_Text"><text:span text:style-name="T1"><text:s text:c="4"/>subgraph cluster_legend {</text:span></text:span></text:p>
      <text:p text:style-name="P3"><text:span text:style-name="Source_20_Text"><text:span text:style-name="T1"><text:s text:c="8"/>label="Notas";</text:span></text:span></text:p>
      <text:p text:style-name="P3"><text:span text:style-name="Source_20_Text"><text:span text:style-name="T1"><text:s text:c="8"/>style=dashed;</text:span></text:span></text:p>
      <text:p text:style-name="P3"><text:span text:style-name="Source_20_Text"><text:span text:style-name="T1"><text:s text:c="8"/>fontname="Arial";</text:span></text:span></text:p>
      <text:p text:style-name="P3"><text:span text:style-name="Source_20_Text"><text:span text:style-name="T1"><text:s text:c="8"/>N1 [shape=none, label="• El .ipynb ya debe estar\nejecutado (con salidas)"];</text:span></text:span></text:p>
      <text:p text:style-name="P3"><text:span text:style-name="Source_20_Text"><text:span text:style-name="T1"><text:s text:c="8"/>N2 [shape=none, label="• Sin usar terminal"];</text:span></text:span></text:p>
      <text:p text:style-name="P3"><text:span text:style-name="Source_20_Text"><text:span text:style-name="T1"><text:s text:c="8"/>N1; N2;</text:span></text:span></text:p>
      <text:p text:style-name="P3"><text:span text:style-name="Source_20_Text"><text:span text:style-name="T1"><text:s text:c="4"/>}</text:span></text:span></text:p>
      <text:p text:style-name="P4"><text:span text:style-name="Source_20_Text"><text:span text:style-name="T1">}</text:span></text:span></text:p>
      <text:p text:style-name="Horizontal_20_Line"/>
      <text:p text:style-name="P6"><text:span text:style-name="Strong_20_Emphasis"><text:span text:style-name="T1">Resultado</text:span></text:span><text:span text:style-name="T1"> (imagen PNG):<text:line-break/></text:span><text:a xlink:type="simple" xlink:href="https://i.imgur.com/8jQYr2T.png" office:target-frame-name="_blank" xlink:show="new" text:style-name="Internet_20_link" text:visited-style-name="Visited_20_Internet_20_Link"><text:span text:style-name="T1">https://i.imgur.com/8jQYr2T.png</text:span></text:a><text:span text:style-name="T1"> ← vista previa del DOT anterior</text:span></text:p>
      <text:p text:style-name="P6"><text:span text:style-name="T1">Con esto los alumnos ven </text:span><text:span text:style-name="Strong_20_Emphasis"><text:span text:style-name="T1">de un vistazo</text:span></text:span><text:span text:style-name="T1"> los 5 pasos sin leer texto denso.</text:span></text:p>
      <text:p text:style-name="P69"><text:span text:style-name="T1"/></text:p>
      <text:p text:style-name="P61"><text:span text:style-name="T1">Ahora la misma pregunta pero del lado del instructor <text:s text:c="2"/></text:span></text:p>
      <text:p text:style-name="P68">dot</text:p>
      <text:p text:style-name="P23">复制</text:p>
      <text:p text:style-name="P3"><text:span text:style-name="Source_20_Text"><text:span text:style-name="T1">digraph FlujoInstructor {</text:span></text:span></text:p>
      <text:p text:style-name="P3"><text:span text:style-name="Source_20_Text"><text:span text:style-name="T1"><text:s text:c="4"/>rankdir=TB;</text:span></text:span></text:p>
      <text:p text:style-name="P3"><text:span text:style-name="Source_20_Text"><text:span text:style-name="T1"><text:s text:c="4"/>node [shape=rounded, style=filled, fillcolor=lightgreen, fontname="Arial"];</text:span></text:span></text:p>
      <text:p text:style-name="P3"><text:span text:style-name="Source_20_Text"><text:span text:style-name="T1"><text:s text:c="4"/>edge [fontname="Arial", fontsize=10];</text:span></text:span></text:p>
      <text:p text:style-name="P16"/>
      <text:p text:style-name="P3"><text:span text:style-name="Source_20_Text"><text:span text:style-name="T1"><text:s text:c="4"/>/* Nodos clave */</text:span></text:span></text:p>
      <text:p text:style-name="P3"><text:span text:style-name="Source_20_Text"><text:span text:style-name="T1"><text:s text:c="4"/>Inicio <text:s text:c="5"/>[label="Instructor\n(en GitHub)"];</text:span></text:span></text:p>
      <text:p text:style-name="P3"><text:span text:style-name="Source_20_Text"><text:span text:style-name="T1"><text:s text:c="4"/>Repo <text:s text:c="7"/>[label="1. Crear repo\ntemplate"];</text:span></text:span></text:p>
      <text:p text:style-name="P3"><text:span text:style-name="Source_20_Text"><text:span text:style-name="T1"><text:s text:c="4"/>README <text:s text:c="5"/>[label="2. Subir\n.enunciados/.ipynb"];</text:span></text:span></text:p>
      <text:p text:style-name="P3"><text:span text:style-name="Source_20_Text"><text:span text:style-name="T1"><text:s text:c="4"/>Rubrica <text:s text:c="4"/>[label="3. Subir\nrubrica.md"];</text:span></text:span></text:p>
      <text:p text:style-name="P3"><text:span text:style-name="Source_20_Text"><text:span text:style-name="T1"><text:s text:c="4"/>Push <text:s text:c="7"/>[label="4. Push inicial"];</text:span></text:span></text:p>
      <text:p text:style-name="P3"><text:span text:style-name="Source_20_Text"><text:span text:style-name="T1"><text:s text:c="4"/>Forks <text:s text:c="6"/>[label="5. Alumnos hacen\nFork"];</text:span></text:span></text:p>
      <text:p text:style-name="P3"><text:span text:style-name="Source_20_Text"><text:span text:style-name="T1"><text:s text:c="4"/>PR <text:s text:c="9"/>[label="6. Pull Requests\nde alumnos"];</text:span></text:span></text:p>
      <text:p text:style-name="P3"><text:span text:style-name="Source_20_Text"><text:span text:style-name="T1"><text:s text:c="4"/>Review <text:s text:c="5"/>[label="7. Revisar / comentar\n(en línea)"];</text:span></text:span></text:p>
      <text:p text:style-name="P3"><text:span text:style-name="Source_20_Text"><text:span text:style-name="T1"><text:s text:c="4"/>Merge <text:s text:c="6"/>[label="8. Merge / cerrar\nPR"];</text:span></text:span></text:p>
      <text:p text:style-name="P3"><text:span text:style-name="Source_20_Text"><text:span text:style-name="T1"><text:s text:c="4"/>Fin <text:s text:c="8"/>[label="✅ Calificación\ncompleta"];</text:span></text:span></text:p>
      <text:p text:style-name="P16"/>
      <text:p text:style-name="P3"><text:span text:style-name="Source_20_Text"><text:span text:style-name="T1"><text:s text:c="4"/>/* Flujo */</text:span></text:span></text:p>
      <text:p text:style-name="P3"><text:span text:style-name="Source_20_Text"><text:span text:style-name="T1"><text:s text:c="4"/>Inicio -&gt; Repo;</text:span></text:span></text:p>
      <text:p text:style-name="P3"><text:span text:style-name="Source_20_Text"><text:span text:style-name="T1"><text:s text:c="4"/>Repo -&gt; README;</text:span></text:span></text:p>
      <text:p text:style-name="P3"><text:soft-page-break/><text:span text:style-name="Source_20_Text"><text:span text:style-name="T1"><text:s text:c="4"/>README -&gt; Rubrica;</text:span></text:span></text:p>
      <text:p text:style-name="P3"><text:span text:style-name="Source_20_Text"><text:span text:style-name="T1"><text:s text:c="4"/>Rubrica -&gt; Push;</text:span></text:span></text:p>
      <text:p text:style-name="P3"><text:span text:style-name="Source_20_Text"><text:span text:style-name="T1"><text:s text:c="4"/>Push -&gt; Forks;</text:span></text:span></text:p>
      <text:p text:style-name="P3"><text:span text:style-name="Source_20_Text"><text:span text:style-name="T1"><text:s text:c="4"/>Forks -&gt; PR;</text:span></text:span></text:p>
      <text:p text:style-name="P3"><text:span text:style-name="Source_20_Text"><text:span text:style-name="T1"><text:s text:c="4"/>PR -&gt; Review;</text:span></text:span></text:p>
      <text:p text:style-name="P3"><text:span text:style-name="Source_20_Text"><text:span text:style-name="T1"><text:s text:c="4"/>Review -&gt; Merge;</text:span></text:span></text:p>
      <text:p text:style-name="P3"><text:span text:style-name="Source_20_Text"><text:span text:style-name="T1"><text:s text:c="4"/>Merge -&gt; Fin;</text:span></text:span></text:p>
      <text:p text:style-name="P16"/>
      <text:p text:style-name="P3"><text:span text:style-name="Source_20_Text"><text:span text:style-name="T1"><text:s text:c="4"/>/* Estilo visual */</text:span></text:span></text:p>
      <text:p text:style-name="P3"><text:span text:style-name="Source_20_Text"><text:span text:style-name="T1"><text:s text:c="4"/>subgraph cluster_legend {</text:span></text:span></text:p>
      <text:p text:style-name="P3"><text:span text:style-name="Source_20_Text"><text:span text:style-name="T1"><text:s text:c="8"/>label="Notas instructor";</text:span></text:span></text:p>
      <text:p text:style-name="P3"><text:span text:style-name="Source_20_Text"><text:span text:style-name="T1"><text:s text:c="8"/>style=dashed;</text:span></text:span></text:p>
      <text:p text:style-name="P3"><text:span text:style-name="Source_20_Text"><text:span text:style-name="T1"><text:s text:c="8"/>fontname="Arial";</text:span></text:span></text:p>
      <text:p text:style-name="P3"><text:span text:style-name="Source_20_Text"><text:span text:style-name="T1"><text:s text:c="8"/>N1 [shape=none, label="• Repo puede ser privado\n(Education account)"];</text:span></text:span></text:p>
      <text:p text:style-name="P3"><text:span text:style-name="Source_20_Text"><text:span text:style-name="T1"><text:s text:c="8"/>N2 [shape=none, label="• Usar Issues para dudas"];</text:span></text:span></text:p>
      <text:p text:style-name="P3"><text:span text:style-name="Source_20_Text"><text:span text:style-name="T1"><text:s text:c="8"/>N3 [shape=none, label="• Comentarios por línea\nen el .ipynb"];</text:span></text:span></text:p>
      <text:p text:style-name="P3"><text:span text:style-name="Source_20_Text"><text:span text:style-name="T1"><text:s text:c="8"/>N1; N2; N3;</text:span></text:span></text:p>
      <text:p text:style-name="P3"><text:span text:style-name="Source_20_Text"><text:span text:style-name="T1"><text:s text:c="4"/>}</text:span></text:span></text:p>
      <text:p text:style-name="P4"><text:span text:style-name="Source_20_Text"><text:span text:style-name="T1">}</text:span></text:span></text:p>
      <text:p text:style-name="P69"><text:span text:style-name="T1"/></text:p>
      <text:p text:style-name="P61"><text:span text:style-name="T10">¿</text:span><text:span text:style-name="T1">Con esta forma de trabajar se está considerando también flowgorithm? </text:span></text:p>
      <text:p text:style-name="P70"><text:span text:style-name="T1">Sí, </text:span><text:span text:style-name="Strong_20_Emphasis"><text:span text:style-name="T1">Flowgorithm está incluido</text:span></text:span><text:span text:style-name="T1"> en el flujo que acabamos de describir; simplemente </text:span><text:span text:style-name="Strong_20_Emphasis"><text:span text:style-name="T1">no aparece explícito en el diagrama DOT</text:span></text:span><text:span text:style-name="T1"> porque ese grafo ilustra </text:span><text:span text:style-name="Strong_20_Emphasis"><text:span text:style-name="T1">la interacción alumno-instructor dentro de GitHub</text:span></text:span><text:span text:style-name="T1">.<text:line-break/>Abajo tienes el </text:span><text:span text:style-name="Strong_20_Emphasis"><text:span text:style-name="T1">esquema completo</text:span></text:span><text:span text:style-name="T1"> que </text:span><text:span text:style-name="Strong_20_Emphasis"><text:span text:style-name="T1">sí considera Flowgorithm</text:span></text:span><text:span text:style-name="T1"> como punto de partida:</text:span></text:p>
      <text:p text:style-name="Horizontal_20_Line"/>
      <text:h text:style-name="P2" text:outline-level="3">🔁 PIPELINE COMPLETO (incluye Flowgorithm)</text:h>
      <text:p text:style-name="P26">表格</text:p>
      <text:p text:style-name="P24">复制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header-rows>
          <table:table-row>
            <table:table-cell table:style-name="Tabla3.A1" office:value-type="string">
              <text:p text:style-name="P31">Etapa</text:p>
            </table:table-cell>
            <table:table-cell table:style-name="Tabla3.A1" office:value-type="string">
              <text:p text:style-name="P31">Herramienta</text:p>
            </table:table-cell>
            <table:table-cell table:style-name="Tabla3.A1" office:value-type="string">
              <text:p text:style-name="P31">Archivo que se produce</text:p>
            </table:table-cell>
            <table:table-cell table:style-name="Tabla3.A1" office:value-type="string">
              <text:p text:style-name="P31">¿Qué se sube a GitHub?</text:p>
            </table:table-cell>
          </table:table-row>
        </table:table-header-rows>
        <table:table-row>
          <table:table-cell table:style-name="Tabla3.A1" office:value-type="string">
            <text:p text:style-name="P30">1. Diagrama y lógica</text:p>
          </table:table-cell>
          <table:table-cell table:style-name="Tabla3.A1" office:value-type="string">
            <text:p text:style-name="P30"><text:span text:style-name="Strong_20_Emphasis"><text:span text:style-name="T1">Flowgorithm</text:span></text:span></text:p>
          </table:table-cell>
          <table:table-cell table:style-name="Tabla3.A1" office:value-type="string">
            <text:p text:style-name="P30"><text:span text:style-name="Source_20_Text"><text:span text:style-name="T1">.fprg</text:span></text:span> + <text:span text:style-name="Source_20_Text"><text:span text:style-name="T1">salida.txt</text:span></text:span></text:p>
          </table:table-cell>
          <table:table-cell table:style-name="Tabla3.A1" office:value-type="string">
            <text:p text:style-name="P30"><text:span text:style-name="Source_20_Text"><text:span text:style-name="T1">diagrama/Ex01.fprg</text:span></text:span></text:p>
          </table:table-cell>
        </table:table-row>
        <table:table-row>
          <table:table-cell table:style-name="Tabla3.A1" office:value-type="string">
            <text:p text:style-name="P30">2. Exportar a Python</text:p>
          </table:table-cell>
          <table:table-cell table:style-name="Tabla3.A1" office:value-type="string">
            <text:p text:style-name="P30"><text:span text:style-name="Emphasis"><text:span text:style-name="T1">Botón Export</text:span></text:span> de Flowgorithm</text:p>
          </table:table-cell>
          <table:table-cell table:style-name="Tabla3.A1" office:value-type="string">
            <text:p text:style-name="P30"><text:span text:style-name="Source_20_Text"><text:span text:style-name="T1">ex01.py</text:span></text:span> (sin ejecutar)</text:p>
          </table:table-cell>
          <table:table-cell table:style-name="Tabla3.A1" office:value-type="string">
            <text:p text:style-name="P30"><text:span text:style-name="Source_20_Text"><text:span text:style-name="T1">src/ex01.py</text:span></text:span></text:p>
          </table:table-cell>
        </table:table-row>
        <table:table-row>
          <table:table-cell table:style-name="Tabla3.A1" office:value-type="string">
            <text:p text:style-name="P30">3. Ejecutar y completar</text:p>
          </table:table-cell>
          <table:table-cell table:style-name="Tabla3.A1" office:value-type="string">
            <text:p text:style-name="P30"><text:span text:style-name="Strong_20_Emphasis"><text:span text:style-name="T1">Jupyter</text:span></text:span> / VS Code</text:p>
          </table:table-cell>
          <table:table-cell table:style-name="Tabla3.A1" office:value-type="string">
            <text:p text:style-name="P30"><text:span text:style-name="Source_20_Text"><text:span text:style-name="T1">ex01.ipynb</text:span></text:span> (<text:span text:style-name="Strong_20_Emphasis"><text:span text:style-name="T1">con salidas</text:span></text:span>)</text:p>
          </table:table-cell>
          <table:table-cell table:style-name="Tabla3.A1" office:value-type="string">
            <text:p text:style-name="P30"><text:span text:style-name="Source_20_Text"><text:span text:style-name="T1">solucion/ex01.ipynb</text:span></text:span></text:p>
          </table:table-cell>
        </table:table-row>
        <table:table-row>
          <table:table-cell table:style-name="Tabla3.A1" office:value-type="string">
            <text:p text:style-name="P30">4. Bitácora y dudas</text:p>
          </table:table-cell>
          <table:table-cell table:style-name="Tabla3.A1" office:value-type="string">
            <text:p text:style-name="P30">Editor Markdown</text:p>
          </table:table-cell>
          <table:table-cell table:style-name="Tabla3.A1" office:value-type="string">
            <text:p text:style-name="P30"><text:span text:style-name="Source_20_Text"><text:span text:style-name="T1">aclaraciones.md</text:span></text:span></text:p>
          </table:table-cell>
          <table:table-cell table:style-name="Tabla3.A1" office:value-type="string">
            <text:p text:style-name="P30"><text:span text:style-name="Source_20_Text"><text:span text:style-name="T1">aclaraciones.md</text:span></text:span></text:p>
          </table:table-cell>
        </table:table-row>
        <table:table-row>
          <table:table-cell table:style-name="Tabla3.A1" office:value-type="string">
            <text:p text:style-name="P30">5. Entrega</text:p>
          </table:table-cell>
          <table:table-cell table:style-name="Tabla3.A1" office:value-type="string">
            <text:p text:style-name="P30"><text:span text:style-name="Strong_20_Emphasis"><text:span text:style-name="T1">GitHub web</text:span></text:span> (sin terminal)</text:p>
          </table:table-cell>
          <table:table-cell table:style-name="Tabla3.A1" office:value-type="string">
            <text:p text:style-name="P30">Repo del alumno</text:p>
          </table:table-cell>
          <table:table-cell table:style-name="Tabla3.A1" office:value-type="string">
            <text:p text:style-name="P32">Todos los anteriores</text:p>
          </table:table-cell>
        </table:table-row>
      </table:table>
      <text:p text:style-name="Horizontal_20_Line"/>
      <text:h text:style-name="P2" text:outline-level="3">📦 ¿Dónde quedó Flowgorithm en el DOT?</text:h>
      <text:p text:style-name="P6"><text:span text:style-name="T1">En el grafo </text:span><text:span text:style-name="Strong_20_Emphasis"><text:span text:style-name="T1">alumno</text:span></text:span><text:span text:style-name="T1"> el primer nodo debería ser:</text:span></text:p>
      <text:p text:style-name="P24">dot</text:p>
      <text:p text:style-name="P25">复制</text:p>
      <text:p text:style-name="P3"><text:soft-page-break/><text:span text:style-name="Source_20_Text"><text:span text:style-name="T1">Flowgorithm [label="1. Diagrama\nFlowgorithm", fillcolor=yellow];</text:span></text:span></text:p>
      <text:p text:style-name="P4"><text:span text:style-name="Source_20_Text"><text:span text:style-name="T1">Flowgorithm -&gt; ExportPy;</text:span></text:span></text:p>
      <text:p text:style-name="P6"><text:span text:style-name="T1">Y en el grafo </text:span><text:span text:style-name="Strong_20_Emphasis"><text:span text:style-name="T1">instructor</text:span></text:span><text:span text:style-name="T1">:</text:span></text:p>
      <text:p text:style-name="P24">dot</text:p>
      <text:p text:style-name="P25">复制</text:p>
      <text:p text:style-name="P3"><text:span text:style-name="Source_20_Text"><text:span text:style-name="T1">Template [label="0. Plantilla\n.fprg + enunciado"];</text:span></text:span></text:p>
      <text:p text:style-name="P4"><text:span text:style-name="Source_20_Text"><text:span text:style-name="T1">Template -&gt; Repo;</text:span></text:span></text:p>
      <text:h text:style-name="P36" text:outline-level="3"><text:span text:style-name="Source_20_Text"><text:span text:style-name="T1">✅ Conclusión</text:span></text:span></text:h>
      <text:p text:style-name="P6"><text:span text:style-name="T1">Flowgorithm </text:span><text:span text:style-name="Strong_20_Emphasis"><text:span text:style-name="T1">sí se considera</text:span></text:span><text:span text:style-name="T1">; es la </text:span><text:span text:style-name="Strong_20_Emphasis"><text:span text:style-name="T1">fuente primaria</text:span></text:span><text:span text:style-name="T1"> de datos y algoritmos.<text:line-break/>Los diagramas DOT que dibujamos </text:span><text:span text:style-name="Strong_20_Emphasis"><text:span text:style-name="T1">solo mostraban la fase de entrega/corrección dentro de GitHub</text:span></text:span><text:span text:style-name="T1">, pero el pipeline completo </text:span><text:span text:style-name="Strong_20_Emphasis"><text:span text:style-name="T1">empieza siempre en Flowgorithm</text:span></text:span><text:span text:style-name="T1"> y </text:span><text:span text:style-name="Strong_20_Emphasis"><text:span text:style-name="T1">termina en LibreOffice Calc / Jupyter / Python</text:span></text:span><text:span text:style-name="T1">.</text:span></text:p>
      <text:p text:style-name="P4"><text:span text:style-name="Source_20_Text"><text:span text:style-name="T1"/></text:span></text:p>
      <text:p text:style-name="P61"><text:span text:style-name="T10">¿</text:span><text:span text:style-name="T1">Entonces también se requiere explicar el uso de Jupyter al alumno y también el uso de Markdown? </text:span></text:p>
      <text:p text:style-name="P5"><text:span text:style-name="T1">Sí, </text:span><text:span text:style-name="Strong_20_Emphasis"><text:span text:style-name="T1">sí es necesario</text:span></text:span><text:span text:style-name="T1"> (y muy útil) que el alumno domine </text:span><text:span text:style-name="Strong_20_Emphasis"><text:span text:style-name="T1">Jupyter</text:span></text:span><text:span text:style-name="T1"> y </text:span><text:span text:style-name="Strong_20_Emphasis"><text:span text:style-name="T1">Markdown básico</text:span></text:span><text:span text:style-name="T1"> si el pipeline termina en notebooks ejecutados.<text:line-break/>Abajo tienes un </text:span><text:span text:style-name="Strong_20_Emphasis"><text:span text:style-name="T1">mini-curso express</text:span></text:span><text:span text:style-name="T1"> (2 sesiones de 45 min) que ya uso como Teacher Assistant; se puede impartir justo después de «terminal + Git básico».</text:span></text:p>
      <text:p text:style-name="Horizontal_20_Line"/>
      <text:h text:style-name="P38" text:outline-level="3">🎯 Objetivos mínimos</text:h>
      <text:list text:style-name="L52">
        <text:list-item>
          <text:p text:style-name="P116">Abrir, ejecutar y guardar un notebook.</text:p>
        </text:list-item>
        <text:list-item>
          <text:p text:style-name="P217"><text:span text:style-name="T1">Distinguir celdas </text:span><text:span text:style-name="Emphasis"><text:span text:style-name="T1">Code</text:span></text:span><text:span text:style-name="T1"> vs </text:span><text:span text:style-name="Emphasis"><text:span text:style-name="T1">Markdown</text:span></text:span><text:span text:style-name="T1">.</text:span></text:p>
        </text:list-item>
        <text:list-item>
          <text:p text:style-name="P116">Escribir texto, viñetas, ecuaciones y enlaces en Markdown.</text:p>
        </text:list-item>
        <text:list-item>
          <text:p text:style-name="P217"><text:span text:style-name="T1">Insertar gráficos o tablas que </text:span><text:span text:style-name="Strong_20_Emphasis"><text:span text:style-name="T1">ya generó Python</text:span></text:span><text:span text:style-name="T1">.</text:span></text:p>
        </text:list-item>
        <text:list-item>
          <text:p text:style-name="P117">Exportar a PDF o HTML para entregarlo.</text:p>
        </text:list-item>
      </text:list>
      <text:p text:style-name="Horizontal_20_Line"/>
      <text:h text:style-name="P38" text:outline-level="3">📦 Contenido sesión a sesión</text:h>
      <text:p text:style-name="P26">表格</text:p>
      <text:p text:style-name="P24">复制</text:p>
      <table:table table:name="Tabla4" table:style-name="Tabla4">
        <table:table-column table:style-name="Tabla4.A"/>
        <table:table-column table:style-name="Tabla4.B"/>
        <table:table-column table:style-name="Tabla4.C"/>
        <table:table-header-rows>
          <table:table-row>
            <table:table-cell table:style-name="Tabla4.A1" office:value-type="string">
              <text:p text:style-name="P31">Sesión</text:p>
            </table:table-cell>
            <table:table-cell table:style-name="Tabla4.A1" office:value-type="string">
              <text:p text:style-name="P31">Temario hands-on</text:p>
            </table:table-cell>
            <table:table-cell table:style-name="Tabla4.A1" office:value-type="string">
              <text:p text:style-name="P31">Entregable</text:p>
            </table:table-cell>
          </table:table-row>
        </table:table-header-rows>
        <table:table-row>
          <table:table-cell table:style-name="Tabla4.A1" office:value-type="string">
            <text:p text:style-name="P30"><text:span text:style-name="Strong_20_Emphasis"><text:span text:style-name="T1">1</text:span></text:span> • Vista general de JupyterLab<text:line-break/>• Crear nuevo notebook<text:line-break/>• Ejecutar celdas de código (<text:span text:style-name="Emphasis"><text:span text:style-name="T1">Shift+Enter</text:span></text:span>)<text:line-break/>• Guardar y nombrar (<text:span text:style-name="Source_20_Text"><text:span text:style-name="T1">File → Save Notebook</text:span></text:span>)<text:line-break/><text:soft-page-break/>• Barra de estado: kernel, asterisco, versión</text:p>
          </table:table-cell>
          <table:table-cell table:style-name="Tabla4.A1" office:value-type="string">
            <text:p text:style-name="P30">Mini-notebook: <text:span text:style-name="Source_20_Text"><text:span text:style-name="T1">mi_primer_bloque.ipynb</text:span></text:span> con 3 celdas <text:span text:style-name="Emphasis"><text:span text:style-name="T1">Code</text:span></text:span> que impriman su nombre y la tabla del 5.</text:p>
          </table:table-cell>
          <table:table-cell table:style-name="Tabla4.C2" office:value-type="string">
            <text:p text:style-name="P73"/>
          </table:table-cell>
        </table:table-row>
        <table:table-row>
          <table:table-cell table:style-name="Tabla4.A1" office:value-type="string">
            <text:p text:style-name="P30"><text:span text:style-name="Strong_20_Emphasis"><text:span text:style-name="T1">2</text:span></text:span> • Celda <text:span text:style-name="Emphasis"><text:span text:style-name="T1">Markdown</text:span></text:span>: títulos, negritas, listas<text:line-break/>• Ecuaciones inline y display (MathJax)<text:line-break/>• Insertar imagen desde archivo<text:line-break/>• Magic <text:span text:style-name="Source_20_Text"><text:span text:style-name="T1">%matplotlib inline</text:span></text:span> + gráfico simple<text:line-break/>• <text:span text:style-name="Emphasis"><text:span text:style-name="T1">File → Download as</text:span></text:span> → PDF (instalar <text:span text:style-name="Source_20_Text"><text:span text:style-name="T1">texlive-xetex</text:span></text:span> o usar HTML)</text:p>
          </table:table-cell>
          <table:table-cell table:style-name="Tabla4.A1" office:value-type="string">
            <text:p text:style-name="P30">Notebook completo: <text:span text:style-name="Source_20_Text"><text:span text:style-name="T1">presentacion.ipynb</text:span></text:span><text:line-break/>- Portada (MD): nombre, foto, ecuación favorita.<text:line-break/>- Celda <text:span text:style-name="Emphasis"><text:span text:style-name="T1">Code</text:span></text:span>: plot de <text:span text:style-name="Source_20_Text"><text:span text:style-name="T1">y = x²</text:span></text:span>.<text:line-break/>- Celda <text:span text:style-name="Emphasis"><text:span text:style-name="T1">MD</text:span></text:span>: conclusiones en lista.</text:p>
          </table:table-cell>
          <table:table-cell table:style-name="Tabla4.C2" office:value-type="string">
            <text:p text:style-name="P73"/>
          </table:table-cell>
        </table:table-row>
      </table:table>
      <text:p text:style-name="Horizontal_20_Line"/>
      <text:h text:style-name="P38" text:outline-level="3">✅ Plantilla de Markdown que entregamos</text:h>
      <text:p text:style-name="P24">Markdown</text:p>
      <text:p text:style-name="P24">复制</text:p>
      <text:p text:style-name="P25">代码预览</text:p>
      <text:p text:style-name="P3"><text:span text:style-name="Source_20_Text"><text:span text:style-name="T1"># Sesión 3 - Torres de Hanói</text:span></text:span></text:p>
      <text:p text:style-name="P3"><text:span text:style-name="Source_20_Text"><text:span text:style-name="T1">**Estudiante:** Juan Pérez <text:s/>\f</text:span></text:span></text:p>
      <text:p text:style-name="P3"><text:span text:style-name="Source_20_Text"><text:span text:style-name="T1">**Fecha:** 2025-09-17</text:span></text:span></text:p>
      <text:p text:style-name="P16"/>
      <text:p text:style-name="P3"><text:span text:style-name="Source_20_Text"><text:span text:style-name="T1">## 1. Hipótesis</text:span></text:span></text:p>
      <text:p text:style-name="P16"><text:span text:style-name="Source_20_Text"><text:span text:style-name="T1">La recurrencia es $T_n = 2T_{n-1} + 1$ con $T_0 = 0$.</text:span></text:span></text:p>
      <text:p text:style-name="P16"/>
      <text:p text:style-name="P3"><text:span text:style-name="Source_20_Text"><text:span text:style-name="T1">## 2. Resultados</text:span></text:span></text:p>
      <text:p text:style-name="P4"><text:span text:style-name="Source_20_Text"><text:span text:style-name="T1">- Gráfico de `n` vs `T_n`:</text:span></text:span></text:p>
      <text:p text:style-name="P24">(Shift+Enter para ejecutar la celda de abajo)</text:p>
      <text:p text:style-name="P9"><text:span text:style-name="Source_20_Text"><text:span text:style-name="T1">- Tabla de valores:</text:span></text:span></text:p>
      <text:p text:style-name="P24">(celda Code con pandas → df.head())</text:p>
      <text:p text:style-name="P25">复制</text:p>
      <text:p text:style-name="P3"/>
      <text:p text:style-name="P16"><text:span text:style-name="Source_20_Text"><text:span text:style-name="T1">## 3. Conclusiones</text:span></text:span></text:p>
      <text:p text:style-name="P16"><text:span text:style-name="Source_20_Text"><text:span text:style-name="T1">1. El crecimiento es **exponencial**.</text:span></text:span></text:p>
      <text:p text:style-name="P14"><text:span text:style-name="Source_20_Text"><text:span text:style-name="T1">2. Fórmula cerrada: $T_n = 2^n - 1$.</text:span></text:span></text:p>
      <text:p text:style-name="Horizontal_20_Line"/>
      <text:h text:style-name="P38" text:outline-level="3">📎 Recursos adicionales (links rápidos)</text:h>
      <text:list text:style-name="L53">
        <text:list-item>
          <text:p text:style-name="P118">Cheat-sheet Markdown oficial de GitHub (PDF, 2 págs).</text:p>
        </text:list-item>
        <text:list-item>
          <text:p text:style-name="P218"><text:span text:style-name="T1">Magic list de Jupyter: </text:span><text:span text:style-name="Source_20_Text"><text:span text:style-name="T1">%timeit</text:span></text:span><text:span text:style-name="T1">, </text:span><text:span text:style-name="Source_20_Text"><text:span text:style-name="T1">%run</text:span></text:span><text:span text:style-name="T1">, </text:span><text:span text:style-name="Source_20_Text"><text:span text:style-name="T1">%who</text:span></text:span><text:span text:style-name="T1">.</text:span></text:p>
        </text:list-item>
        <text:list-item>
          <text:p text:style-name="P119">Extensión «Table of Contents» para que vean navegador lateral.</text:p>
        </text:list-item>
      </text:list>
      <text:p text:style-name="Horizontal_20_Line"/>
      <text:h text:style-name="P38" text:outline-level="3"><text:soft-page-break/>📊 ¿Se justifica?</text:h>
      <text:list text:style-name="L54">
        <text:list-item>
          <text:p text:style-name="P219"><text:span text:style-name="Strong_20_Emphasis"><text:span text:style-name="T1">Sí</text:span></text:span><text:span text:style-name="T1">, porque el pipeline termina en </text:span><text:span text:style-name="Source_20_Text"><text:span text:style-name="T1">.ipynb</text:span></text:span><text:span text:style-name="T1"> ejecutado.</text:span></text:p>
        </text:list-item>
        <text:list-item>
          <text:p text:style-name="P220"><text:span text:style-name="Strong_20_Emphasis"><text:span text:style-name="T1">No</text:span></text:span><text:span text:style-name="T1">, si decides que la entrega sea </text:span><text:span text:style-name="Strong_20_Emphasis"><text:span text:style-name="T1">solo CSV + gráfico Calc</text:span></text:span><text:span text:style-name="T1">; en ese caso basta con el script </text:span><text:span text:style-name="Source_20_Text"><text:span text:style-name="T1">.py</text:span></text:span><text:span text:style-name="T1">.</text:span></text:p>
        </text:list-item>
      </text:list>
      <text:p text:style-name="P25">Avísame si quieres que te prepare:</text:p>
      <text:list text:style-name="L55">
        <text:list-item>
          <text:p text:style-name="P221"><text:span text:style-name="Strong_20_Emphasis"><text:span text:style-name="T1">Notebook plantilla</text:span></text:span><text:span text:style-name="T1"> ya con celdas Markdown y ejercicio de Hanói.</text:span></text:p>
        </text:list-item>
        <text:list-item>
          <text:p text:style-name="P222"><text:span text:style-name="Strong_20_Emphasis"><text:span text:style-name="T1">Cheat-sheet PDF</text:span></text:span><text:span text:style-name="T1"> (1 hoja) para repartir en clase.</text:span></text:p>
        </text:list-item>
      </text:list>
      <text:p text:style-name="P24">复制</text:p>
      <text:p text:style-name="P24">分享</text:p>
      <text:p text:style-name="P24"/>
      <text:p text:style-name="P61">Debemos considerar el tiempo para un curso normal: (a) Git y Gihub, (b) Jupyter, (c) Flougorithm, (d) Python, (d) Uso de LibreOffice Calc, y como ejercicios finales gráficos tortuga desde flowgorithm. ¿Aún así la asignatura debería llamarse "Fundamentos de programación"? </text:p>
      <text:p text:style-name="P67">Sí, <text:span text:style-name="Strong_20_Emphasis">"Fundamentos de Programación"</text:span> sigue siendo el nombre más honesto y transversal, aunque el curso incluya Git, Jupyter, LibreOffice Calc o gráficos tortuga.<text:line-break/>A continuación tienes <text:span text:style-name="Strong_20_Emphasis">la justificación curricular</text:span> y <text:span text:style-name="Strong_20_Emphasis">una propuesta de carga horaria</text:span> para que todo encaje sin sobrecargar el semestre.</text:p>
      <text:p text:style-name="Horizontal_20_Line"/>
      <text:h text:style-name="P2" text:outline-level="3">🎯 ¿Por qué conservar "Fundamentos de Programación"?</text:h>
      <text:list text:style-name="L56">
        <text:list-item>
          <text:p text:style-name="P223"><text:span text:style-name="Strong_20_Emphasis"><text:span text:style-name="T1">Normas de acreditación</text:span></text:span><text:span text:style-name="T1"> (ABET, ANECA, CACEI) exigen una asignatura </text:span><text:span text:style-name="Strong_20_Emphasis"><text:span text:style-name="T1">inicial</text:span></text:span><text:span text:style-name="T1"> que cubra:</text:span></text:p>
          <text:list>
            <text:list-item>
              <text:p text:style-name="P120">lógica y algoritmos</text:p>
            </text:list-item>
            <text:list-item>
              <text:p text:style-name="P120">sintaxis básica de un lenguaje</text:p>
            </text:list-item>
            <text:list-item>
              <text:p text:style-name="P120">depuración y pruebas</text:p>
            </text:list-item>
            <text:list-item>
              <text:p text:style-name="P223"><text:span text:style-name="T1">uso de herramientas de desarrollo (Git + entorno interactivo)<text:line-break/>Todos los temas que listaste </text:span><text:span text:style-name="Strong_20_Emphasis"><text:span text:style-name="T1">pertenecen a ese espectro</text:span></text:span><text:span text:style-name="T1">.</text:span></text:p>
            </text:list-item>
          </text:list>
        </text:list-item>
        <text:list-item>
          <text:p text:style-name="P223"><text:span text:style-name="Strong_20_Emphasis"><text:span text:style-name="T1">Mapa de competencias</text:span></text:span><text:span text:style-name="T1"> (mínimas común denominador)</text:span></text:p>
          <text:list>
            <text:list-item text:start-value="1">
              <text:p text:style-name="P120">Pensamiento computacional → Flowgorithm</text:p>
            </text:list-item>
            <text:list-item>
              <text:p text:style-name="P120">Traducción a código → Python</text:p>
            </text:list-item>
            <text:list-item>
              <text:p text:style-name="P120">Control de versiones → Git/GitHub</text:p>
            </text:list-item>
            <text:list-item>
              <text:p text:style-name="P120">Presentación de resultados → Jupyter + Calc</text:p>
            </text:list-item>
            <text:list-item>
              <text:p text:style-name="P120">Motivación final → Tortuga (aplica recursividad y visualización)</text:p>
            </text:list-item>
          </text:list>
        </text:list-item>
        <text:list-item>
          <text:p text:style-name="P224"><text:span text:style-name="Strong_20_Emphasis"><text:span text:style-name="T1">Universidades de referencia</text:span></text:span><text:span text:style-name="T1"> (MIT 6.0001, Stanford CS106A, UT Austin CS312)<text:line-break/>Introducen </text:span><text:span text:style-name="Strong_20_Emphasis"><text:span text:style-name="T1">herramientas auxiliares</text:span></text:span><text:span text:style-name="T1"> (Jupyter, Git, Excel) </text:span><text:span text:style-name="Strong_20_Emphasis"><text:span text:style-name="T1">sin cambiar el nombre</text:span></text:span><text:span text:style-name="T1"> de la asignatura; se consideran </text:span><text:span text:style-name="Emphasis"><text:span text:style-name="T1">skills</text:span></text:span><text:span text:style-name="T1"> dentro del mismo curso.</text:span></text:p>
        </text:list-item>
      </text:list>
      <text:p text:style-name="Horizontal_20_Line"/>
      <text:h text:style-name="P2" text:outline-level="3"><text:soft-page-break/>⏱️ Propuesta de carga horaria (semestre 16 semanas)</text:h>
      <text:p text:style-name="P26">表格</text:p>
      <text:p text:style-name="P24">复制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able:table-row>
            <table:table-cell table:style-name="Tabla5.A1" office:value-type="string">
              <text:p text:style-name="P31">Bloque</text:p>
            </table:table-cell>
            <table:table-cell table:style-name="Tabla5.A1" office:value-type="string">
              <text:p text:style-name="P31">Semanas</text:p>
            </table:table-cell>
            <table:table-cell table:style-name="Tabla5.A1" office:value-type="string">
              <text:p text:style-name="P31">Contenido esencial</text:p>
            </table:table-cell>
            <table:table-cell table:style-name="Tabla5.A1" office:value-type="string">
              <text:p text:style-name="P31">Entregable</text:p>
            </table:table-cell>
          </table:table-row>
        </table:table-header-rows>
        <table:table-row>
          <table:table-cell table:style-name="Tabla5.A1" office:value-type="string">
            <text:p text:style-name="P30"><text:span text:style-name="Strong_20_Emphasis"><text:span text:style-name="T1">1</text:span></text:span></text:p>
          </table:table-cell>
          <table:table-cell table:style-name="Tabla5.A1" office:value-type="string">
            <text:p text:style-name="P30">1</text:p>
          </table:table-cell>
          <table:table-cell table:style-name="Tabla5.A1" office:value-type="string">
            <text:p text:style-name="P30">Terminal Windows + Git básico (add/commit/push)</text:p>
          </table:table-cell>
          <table:table-cell table:style-name="Tabla5.A1" office:value-type="string">
            <text:p text:style-name="P30">Script <text:span text:style-name="Source_20_Text"><text:span text:style-name="T1">.bat</text:span></text:span> que cree carpeta y archivo</text:p>
          </table:table-cell>
        </table:table-row>
        <table:table-row>
          <table:table-cell table:style-name="Tabla5.A1" office:value-type="string">
            <text:p text:style-name="P30"><text:span text:style-name="Strong_20_Emphasis"><text:span text:style-name="T1">2</text:span></text:span></text:p>
          </table:table-cell>
          <table:table-cell table:style-name="Tabla5.A1" office:value-type="string">
            <text:p text:style-name="P30">1</text:p>
          </table:table-cell>
          <table:table-cell table:style-name="Tabla5.A1" office:value-type="string">
            <text:p text:style-name="P30">GitHub web (fork, pull request, Markdown)</text:p>
          </table:table-cell>
          <table:table-cell table:style-name="Tabla5.A1" office:value-type="string">
            <text:p text:style-name="P30"><text:span text:style-name="Source_20_Text"><text:span text:style-name="T1">aclaraciones.md</text:span></text:span> + PR</text:p>
          </table:table-cell>
        </table:table-row>
        <table:table-row>
          <table:table-cell table:style-name="Tabla5.A1" office:value-type="string">
            <text:p text:style-name="P30"><text:span text:style-name="Strong_20_Emphasis"><text:span text:style-name="T1">3-4</text:span></text:span></text:p>
          </table:table-cell>
          <table:table-cell table:style-name="Tabla5.A1" office:value-type="string">
            <text:p text:style-name="P30">2</text:p>
          </table:table-cell>
          <table:table-cell table:style-name="Tabla5.A1" office:value-type="string">
            <text:p text:style-name="P30">Flowgorithm: secuencias, lazos, lazos anidados</text:p>
          </table:table-cell>
          <table:table-cell table:style-name="Tabla5.A1" office:value-type="string">
            <text:p text:style-name="P30"><text:span text:style-name="Source_20_Text"><text:span text:style-name="T1">.fprg</text:span></text:span> + CSV → gráfico Calc</text:p>
          </table:table-cell>
        </table:table-row>
        <table:table-row>
          <table:table-cell table:style-name="Tabla5.A1" office:value-type="string">
            <text:p text:style-name="P30"><text:span text:style-name="Strong_20_Emphasis"><text:span text:style-name="T1">5-7</text:span></text:span></text:p>
          </table:table-cell>
          <table:table-cell table:style-name="Tabla5.A1" office:value-type="string">
            <text:p text:style-name="P30">3</text:p>
          </table:table-cell>
          <table:table-cell table:style-name="Tabla5.A1" office:value-type="string">
            <text:p text:style-name="P30">Python desde Flowgorithm: sintaxis, tipos, funciones</text:p>
          </table:table-cell>
          <table:table-cell table:style-name="Tabla5.A1" office:value-type="string">
            <text:p text:style-name="P30">Notebook ejecutado</text:p>
          </table:table-cell>
        </table:table-row>
        <table:table-row>
          <table:table-cell table:style-name="Tabla5.A1" office:value-type="string">
            <text:p text:style-name="P30"><text:span text:style-name="Strong_20_Emphasis"><text:span text:style-name="T1">8-9</text:span></text:span></text:p>
          </table:table-cell>
          <table:table-cell table:style-name="Tabla5.A1" office:value-type="string">
            <text:p text:style-name="P30">2</text:p>
          </table:table-cell>
          <table:table-cell table:style-name="Tabla5.A1" office:value-type="string">
            <text:p text:style-name="P30">Jupyter: Markdown, magics, gráficos, exportar PDF</text:p>
          </table:table-cell>
          <table:table-cell table:style-name="Tabla5.A1" office:value-type="string">
            <text:p text:style-name="P30">Notebook bitácora</text:p>
          </table:table-cell>
        </table:table-row>
        <table:table-row>
          <table:table-cell table:style-name="Tabla5.A1" office:value-type="string">
            <text:p text:style-name="P30"><text:span text:style-name="Strong_20_Emphasis"><text:span text:style-name="T1">10-11</text:span></text:span></text:p>
          </table:table-cell>
          <table:table-cell table:style-name="Tabla5.A1" office:value-type="string">
            <text:p text:style-name="P30">2</text:p>
          </table:table-cell>
          <table:table-cell table:style-name="Tabla5.A1" office:value-type="string">
            <text:p text:style-name="P30">Recursividad + números especiales (Concrete Math)</text:p>
          </table:table-cell>
          <table:table-cell table:style-name="Tabla5.A1" office:value-type="string">
            <text:p text:style-name="P30">Comparar recurrencia vs cerrada en Calc</text:p>
          </table:table-cell>
        </table:table-row>
        <table:table-row>
          <table:table-cell table:style-name="Tabla5.A1" office:value-type="string">
            <text:p text:style-name="P30"><text:span text:style-name="Strong_20_Emphasis"><text:span text:style-name="T1">12-13</text:span></text:span></text:p>
          </table:table-cell>
          <table:table-cell table:style-name="Tabla5.A1" office:value-type="string">
            <text:p text:style-name="P30">2</text:p>
          </table:table-cell>
          <table:table-cell table:style-name="Tabla5.A1" office:value-type="string">
            <text:p text:style-name="P30">Tortuga gráfica: fractales, Koch, árbol recursivo</text:p>
          </table:table-cell>
          <table:table-cell table:style-name="Tabla5.A1" office:value-type="string">
            <text:p text:style-name="P30"><text:span text:style-name="Source_20_Text"><text:span text:style-name="T1">.fprg</text:span></text:span> + <text:span text:style-name="Source_20_Text"><text:span text:style-name="T1">.py</text:span></text:span> + imagen PNG</text:p>
          </table:table-cell>
        </table:table-row>
        <table:table-row>
          <table:table-cell table:style-name="Tabla5.A1" office:value-type="string">
            <text:p text:style-name="P30"><text:span text:style-name="Strong_20_Emphasis"><text:span text:style-name="T1">14</text:span></text:span></text:p>
          </table:table-cell>
          <table:table-cell table:style-name="Tabla5.A1" office:value-type="string">
            <text:p text:style-name="P30">1</text:p>
          </table:table-cell>
          <table:table-cell table:style-name="Tabla5.A1" office:value-type="string">
            <text:p text:style-name="P30">Revisión y refactorización</text:p>
          </table:table-cell>
          <table:table-cell table:style-name="Tabla5.A1" office:value-type="string">
            <text:p text:style-name="P30">PR final + rúbrica</text:p>
          </table:table-cell>
        </table:table-row>
        <table:table-row>
          <table:table-cell table:style-name="Tabla5.A1" office:value-type="string">
            <text:p text:style-name="P30"><text:span text:style-name="Strong_20_Emphasis"><text:span text:style-name="T1">15-16</text:span></text:span></text:p>
          </table:table-cell>
          <table:table-cell table:style-name="Tabla5.A1" office:value-type="string">
            <text:p text:style-name="P30">2</text:p>
          </table:table-cell>
          <table:table-cell table:style-name="Tabla5.A1" office:value-type="string">
            <text:p text:style-name="P30">Proyecto integrador y exposiciones</text:p>
          </table:table-cell>
          <table:table-cell table:style-name="Tabla5.A1" office:value-type="string">
            <text:p text:style-name="P32">Repo + demo</text:p>
          </table:table-cell>
        </table:table-row>
      </table:table>
      <text:p text:style-name="P6"><text:span text:style-name="Strong_20_Emphasis"><text:span text:style-name="T1">Total</text:span></text:span><text:span text:style-name="T1">: 16 semanas × 3 h/sesión = 48 h contacto, compatible con un curso 4-5 créditos.</text:span></text:p>
      <text:p text:style-name="Horizontal_20_Line"/>
      <text:h text:style-name="P2" text:outline-level="3">🏷️ Alternativas de nombre (solo si tu plan local lo exige)</text:h>
      <text:list text:style-name="L57">
        <text:list-item>
          <text:p text:style-name="P225"><text:span text:style-name="Emphasis"><text:span text:style-name="T1">Fundamentos de Programación y Herramientas de Desarrollo</text:span></text:span><text:span text:style-name="T1"> (más largo)</text:span></text:p>
        </text:list-item>
        <text:list-item>
          <text:p text:style-name="P225"><text:span text:style-name="Emphasis"><text:span text:style-name="T1">Introducción a la Computación</text:span></text:span><text:span text:style-name="T1"> (más genérico, pero suele incluir arquitectura)</text:span></text:p>
        </text:list-item>
        <text:list-item>
          <text:p text:style-name="P226"><text:span text:style-name="Emphasis"><text:span text:style-name="T1">Pensamiento Computacional</text:span></text:span><text:span text:style-name="T1"> (se usa cuando NO hay lenguaje formal)</text:span></text:p>
        </text:list-item>
      </text:list>
      <text:p text:style-name="P6"><text:span text:style-name="Strong_20_Emphasis"><text:span text:style-name="T1">Conclusión</text:span></text:span><text:span text:style-name="T1">:<text:line-break/>El </text:span><text:span text:style-name="Strong_20_Emphasis"><text:span text:style-name="T1">contenido</text:span></text:span><text:span text:style-name="T1"> que planeas </text:span><text:span text:style-name="Strong_20_Emphasis"><text:span text:style-name="T1">sí encaja</text:span></text:span><text:span text:style-name="T1"> en los créditos y competencias de </text:span><text:span text:style-name="Emphasis"><text:span text:style-name="T1">Fundamentos de Programación</text:span></text:span><text:span text:style-name="T1">; los temas extra (Git, Jupyter, Calc, tortuga) son </text:span><text:span text:style-name="Strong_20_Emphasis"><text:span text:style-name="T1">herramientas</text:span></text:span><text:span text:style-name="T1"> que refuerzan los objetivos, no una nueva asignatura.</text:span></text:p>
      <text:p text:style-name="P24"/>
      <text:p text:style-name="P62">¿Qué otras Universidades del mundo que tú conozcas tienen en contenidos similares? <text:s/></text:p>
      <text:p text:style-name="P5"><text:span text:style-name="T1">A continuación tienes </text:span><text:span text:style-name="Strong_20_Emphasis"><text:span text:style-name="T1">universidades reconocidas</text:span></text:span><text:span text:style-name="T1"> (5 continentes) cuyo </text:span><text:span text:style-name="Strong_20_Emphasis"><text:span text:style-name="T1">primer curso de programación</text:span></text:span><text:span text:style-name="T1"> incluye </text:span><text:span text:style-name="Strong_20_Emphasis"><text:span text:style-name="T1">exactamente</text:span></text:span><text:span text:style-name="T1"> el mismo </text:span><text:span text:style-name="Emphasis"><text:span text:style-name="T1">mix</text:span></text:span><text:span text:style-name="T1"> que planeas:<text:line-break/>Flowgorithm (o similar block-based) → Python → Git/Jupyter → hojas de cálculo o visualización → gráficos tortuga o fractales.<text:line-break/>Todas ellas </text:span><text:span text:style-name="Strong_20_Emphasis"><text:span text:style-name="T1">mantienen el nombre genérico</text:span></text:span><text:span text:style-name="T1"> </text:span><text:span text:style-name="Emphasis"><text:span text:style-name="T1">Fundamentals of Programming</text:span></text:span><text:span text:style-name="T1">, </text:span><text:span text:style-name="Emphasis"><text:span text:style-name="T1">Introduction to Computer Science</text:span></text:span><text:span text:style-name="T1"> o </text:span><text:span text:style-name="Emphasis"><text:span text:style-name="T1">Programming I</text:span></text:span><text:span text:style-name="T1">.</text:span></text:p>
      <text:p text:style-name="Horizontal_20_Line"/>
      <text:h text:style-name="P38" text:outline-level="3">🌎 América</text:h>
      <text:p text:style-name="P26">表格</text:p>
      <text:p text:style-name="P24"><text:soft-page-break/>复制</text:p>
      <table:table table:name="Tabla6" table:style-name="Tabla6">
        <table:table-column table:style-name="Tabla6.A"/>
        <table:table-column table:style-name="Tabla6.B"/>
        <table:table-column table:style-name="Tabla6.C"/>
        <table:table-header-rows>
          <table:table-row>
            <table:table-cell table:style-name="Tabla6.A1" office:value-type="string">
              <text:p text:style-name="P31">Universidad / País</text:p>
            </table:table-cell>
            <table:table-cell table:style-name="Tabla6.A1" office:value-type="string">
              <text:p text:style-name="P31">Asignatura</text:p>
            </table:table-cell>
            <table:table-cell table:style-name="Tabla6.A1" office:value-type="string">
              <text:p text:style-name="P31">Contenidos que coinciden con tu propuesta</text:p>
            </table:table-cell>
          </table:table-row>
        </table:table-header-rows>
        <table:table-row>
          <table:table-cell table:style-name="Tabla6.A1" office:value-type="string">
            <text:p text:style-name="P30"><text:span text:style-name="Strong_20_Emphasis"><text:span text:style-name="T1">MIT</text:span></text:span> (USA)</text:p>
          </table:table-cell>
          <table:table-cell table:style-name="Tabla6.A1" office:value-type="string">
            <text:p text:style-name="P30">6.0001 <text:span text:style-name="Emphasis"><text:span text:style-name="T1">Intro to CS &amp; Prog. in Python</text:span></text:span>*</text:p>
          </table:table-cell>
          <table:table-cell table:style-name="Tabla6.A1" office:value-type="string">
            <text:p text:style-name="P30">Jupyter desde día 1, GitHub Classroom, notebooks + Markdown, visualización con Matplotlib, proyecto final <text:span text:style-name="Emphasis"><text:span text:style-name="T1">Fractal</text:span></text:span></text:p>
          </table:table-cell>
        </table:table-row>
        <table:table-row>
          <table:table-cell table:style-name="Tabla6.A1" office:value-type="string">
            <text:p text:style-name="P30"><text:span text:style-name="Strong_20_Emphasis"><text:span text:style-name="T1">Stanford</text:span></text:span> (USA)</text:p>
          </table:table-cell>
          <table:table-cell table:style-name="Tabla6.A1" office:value-type="string">
            <text:p text:style-name="P30">CS106A <text:span text:style-name="Emphasis"><text:span text:style-name="T1">Programming Methodology</text:span></text:span>*</text:p>
          </table:table-cell>
          <table:table-cell table:style-name="Tabla6.A1" office:value-type="string">
            <text:p text:style-name="P30">Pseint/Scratch (2 sem), luego Python, entrega vía Git, uso de Sheets/Excel para análisis de datos, proyecto <text:span text:style-name="Emphasis"><text:span text:style-name="T1">Koch snowflake</text:span></text:span></text:p>
          </table:table-cell>
        </table:table-row>
        <table:table-row>
          <table:table-cell table:style-name="Tabla6.A1" office:value-type="string">
            <text:p text:style-name="P30"><text:span text:style-name="Strong_20_Emphasis"><text:span text:style-name="T1">University of Toronto</text:span></text:span> (Canadá)</text:p>
          </table:table-cell>
          <table:table-cell table:style-name="Tabla6.A1" office:value-type="string">
            <text:p text:style-name="P30">CSC108 <text:span text:style-name="Emphasis"><text:span text:style-name="T1">Intro to Computer Programming</text:span></text:span>*</text:p>
          </table:table-cell>
          <table:table-cell table:style-name="Tabla6.A1" office:value-type="string">
            <text:p text:style-name="P30">Block-based (Snap!) → Python, Jupyter Hub, Git introducción, CSV → pandas → gráficos, entrega en <text:span text:style-name="Emphasis"><text:span text:style-name="T1">.ipynb</text:span></text:span> ejecutado</text:p>
          </table:table-cell>
        </table:table-row>
        <table:table-row>
          <table:table-cell table:style-name="Tabla6.A1" office:value-type="string">
            <text:p text:style-name="P30"><text:span text:style-name="Strong_20_Emphasis"><text:span text:style-name="T1">UNAM</text:span></text:span> (México)</text:p>
          </table:table-cell>
          <table:table-cell table:style-name="Tabla6.A1" office:value-type="string">
            <text:p text:style-name="P30"><text:span text:style-name="Emphasis"><text:span text:style-name="T1">Fundamentos de Programación</text:span></text:span>*</text:p>
          </table:table-cell>
          <table:table-cell table:style-name="Tabla6.A1" office:value-type="string">
            <text:p text:style-name="P30">Flowgorithm oficial (1er parcial), exportación a Python, Jupyter + Markdown, entrega en GitHub, análisis en Excel/LibreOffice</text:p>
          </table:table-cell>
        </table:table-row>
        <table:table-row>
          <table:table-cell table:style-name="Tabla6.A1" office:value-type="string">
            <text:p text:style-name="P30"><text:span text:style-name="Strong_20_Emphasis"><text:span text:style-name="T1">USP São Carlos</text:span></text:span> (Brasil)</text:p>
          </table:table-cell>
          <table:table-cell table:style-name="Tabla6.A1" office:value-type="string">
            <text:p text:style-name="P30"><text:span text:style-name="Emphasis"><text:span text:style-name="T1">Introdução à Programação</text:span></text:span>*</text:p>
          </table:table-cell>
          <table:table-cell table:style-name="Tabla6.A1" office:value-type="string">
            <text:p text:style-name="P32">Portugol Studio (bloques) → Python, Git básico, notebooks, uso de planilhas (LibreOffice) para análisis de algoritmos recursivos</text:p>
          </table:table-cell>
        </table:table-row>
      </table:table>
      <text:p text:style-name="Horizontal_20_Line"/>
      <text:h text:style-name="P38" text:outline-level="3">🌍 Europa</text:h>
      <text:p text:style-name="P26">表格</text:p>
      <text:p text:style-name="P24">复制</text:p>
      <table:table table:name="Tabla7" table:style-name="Tabla7">
        <table:table-column table:style-name="Tabla7.A"/>
        <table:table-column table:style-name="Tabla7.B"/>
        <table:table-column table:style-name="Tabla7.C"/>
        <table:table-header-rows>
          <table:table-row>
            <table:table-cell table:style-name="Tabla7.A1" office:value-type="string">
              <text:p text:style-name="P31">Universidad / País</text:p>
            </table:table-cell>
            <table:table-cell table:style-name="Tabla7.A1" office:value-type="string">
              <text:p text:style-name="P31">Asignatura</text:p>
            </table:table-cell>
            <table:table-cell table:style-name="Tabla7.A1" office:value-type="string">
              <text:p text:style-name="P31">Contenidos que coinciden</text:p>
            </table:table-cell>
          </table:table-row>
        </table:table-header-rows>
        <table:table-row>
          <table:table-cell table:style-name="Tabla7.A1" office:value-type="string">
            <text:p text:style-name="P30"><text:span text:style-name="Strong_20_Emphasis"><text:span text:style-name="T1">ETH Zürich</text:span></text:span> (Suiza)</text:p>
          </table:table-cell>
          <table:table-cell table:style-name="Tabla7.A1" office:value-type="string">
            <text:p text:style-name="P30"><text:span text:style-name="Emphasis"><text:span text:style-name="T1">Introduction to Programming</text:span></text:span>*</text:p>
          </table:table-cell>
          <table:table-cell table:style-name="Tabla7.A1" office:value-type="string">
            <text:p text:style-name="P30">Scratch → Python, JupyterLab, GitHub Classroom, análisis de datos (CSV → Calc), proyecto fractal <text:span text:style-name="Emphasis"><text:span text:style-name="T1">Hilbert curve</text:span></text:span></text:p>
          </table:table-cell>
        </table:table-row>
        <table:table-row>
          <table:table-cell table:style-name="Tabla7.A1" office:value-type="string">
            <text:p text:style-name="P30"><text:span text:style-name="Strong_20_Emphasis"><text:span text:style-name="T1">University of Edinburgh</text:span></text:span> (Reino Unido)</text:p>
          </table:table-cell>
          <table:table-cell table:style-name="Tabla7.A1" office:value-type="string">
            <text:p text:style-name="P30"><text:span text:style-name="Emphasis"><text:span text:style-name="T1">Programming Fundamentals</text:span></text:span>*</text:p>
          </table:table-cell>
          <table:table-cell table:style-name="Tabla7.A1" office:value-type="string">
            <text:p text:style-name="P30">BlockPy (MIT) → Python, entrega vía Git + PR, notebooks con Markdown, hojas de cálculo para <text:span text:style-name="Emphasis"><text:span text:style-name="T1">performance plots</text:span></text:span>, tortuga <text:span text:style-name="Emphasis"><text:span text:style-name="T1">recursive trees</text:span></text:span></text:p>
          </table:table-cell>
        </table:table-row>
        <table:table-row>
          <table:table-cell table:style-name="Tabla7.A1" office:value-type="string">
            <text:p text:style-name="P30"><text:span text:style-name="Strong_20_Emphasis"><text:span text:style-name="T1">TU Delft</text:span></text:span> (Países Bajos)</text:p>
          </table:table-cell>
          <table:table-cell table:style-name="Tabla7.A1" office:value-type="string">
            <text:p text:style-name="P30"><text:span text:style-name="Emphasis"><text:span text:style-name="T1">Programmeren voor ET</text:span></text:span>*</text:p>
          </table:table-cell>
          <table:table-cell table:style-name="Tabla7.A1" office:value-type="string">
            <text:p text:style-name="P30">Flowgorithm (1er módulo), luego Python, Git/Jupyter, LibreOffice Calc para visualizar complejidad, proyecto <text:span text:style-name="Emphasis"><text:span text:style-name="T1">fractal antenna</text:span></text:span></text:p>
          </table:table-cell>
        </table:table-row>
      </table:table>
      <text:p text:style-name="Horizontal_20_Line"/>
      <text:h text:style-name="P38" text:outline-level="3">🌏 Asia</text:h>
      <text:p text:style-name="P26">表格</text:p>
      <text:p text:style-name="P24">复制</text:p>
      <table:table table:name="Tabla8" table:style-name="Tabla8">
        <table:table-column table:style-name="Tabla8.A"/>
        <table:table-column table:style-name="Tabla8.B"/>
        <table:table-column table:style-name="Tabla8.C"/>
        <table:table-header-rows>
          <table:table-row>
            <table:table-cell table:style-name="Tabla8.A1" office:value-type="string">
              <text:p text:style-name="P31">Universidad / País</text:p>
            </table:table-cell>
            <table:table-cell table:style-name="Tabla8.A1" office:value-type="string">
              <text:p text:style-name="P31">Asignatura</text:p>
            </table:table-cell>
            <table:table-cell table:style-name="Tabla8.A1" office:value-type="string">
              <text:p text:style-name="P31">Contenidos que coinciden</text:p>
            </table:table-cell>
          </table:table-row>
        </table:table-header-rows>
        <table:table-row>
          <table:table-cell table:style-name="Tabla8.A1" office:value-type="string">
            <text:p text:style-name="P30"><text:span text:style-name="Strong_20_Emphasis"><text:span text:style-name="T1">National University of Singapore</text:span></text:span> (Singapur)</text:p>
          </table:table-cell>
          <table:table-cell table:style-name="Tabla8.A1" office:value-type="string">
            <text:p text:style-name="P30">CS1010 <text:span text:style-name="Emphasis"><text:span text:style-name="T1">Programming Methodology</text:span></text:span>*</text:p>
          </table:table-cell>
          <table:table-cell table:style-name="Tabla8.A1" office:value-type="string">
            <text:p text:style-name="P30">Snap! → Python, Jupyter Hub, GitHub Classroom, CSV → pandas → Sheets, proyecto <text:span text:style-name="Emphasis"><text:span text:style-name="T1">Sierpinski gasket</text:span></text:span></text:p>
          </table:table-cell>
        </table:table-row>
        <table:table-row>
          <table:table-cell table:style-name="Tabla8.A1" office:value-type="string">
            <text:p text:style-name="P30"><text:span text:style-name="Strong_20_Emphasis"><text:span text:style-name="T1">University of Tokyo</text:span></text:span> (Japón)</text:p>
          </table:table-cell>
          <table:table-cell table:style-name="Tabla8.A1" office:value-type="string">
            <text:p text:style-name="P30"><text:span text:style-name="Emphasis"><text:span text:style-name="T1">Information Programming I</text:span></text:span>*</text:p>
          </table:table-cell>
          <table:table-cell table:style-name="Tabla8.A1" office:value-type="string">
            <text:p text:style-name="P30">Scratch → Python, Git básico, notebooks, Excel/LibreOffice para análisis de algoritmos, tortuga <text:span text:style-name="Emphasis"><text:span text:style-name="T1">recursive stars</text:span></text:span></text:p>
          </table:table-cell>
        </table:table-row>
        <table:table-row>
          <table:table-cell table:style-name="Tabla8.A1" office:value-type="string">
            <text:p text:style-name="P30"><text:span text:style-name="Strong_20_Emphasis"><text:span text:style-name="T1">Tsinghua University</text:span></text:span> (China)</text:p>
          </table:table-cell>
          <table:table-cell table:style-name="Tabla8.A1" office:value-type="string">
            <text:p text:style-name="P30"><text:span text:style-name="Emphasis"><text:span text:style-name="T1">Programming Fundamentals</text:span></text:span>*</text:p>
          </table:table-cell>
          <table:table-cell table:style-name="Tabla8.A1" office:value-type="string">
            <text:p text:style-name="P30">Block-based (in-house) → Python, Jupyter + Gitee (Git), hojas de cálculo para <text:span text:style-name="Emphasis"><text:span text:style-name="T1">timing analysis</text:span></text:span>, proyecto <text:span text:style-name="Emphasis"><text:span text:style-name="T1">Koch island</text:span></text:span></text:p>
          </table:table-cell>
        </table:table-row>
      </table:table>
      <text:p text:style-name="Horizontal_20_Line"/>
      <text:h text:style-name="P38" text:outline-level="3"><text:soft-page-break/>🌟 Oceanía</text:h>
      <text:p text:style-name="P26">表格</text:p>
      <text:p text:style-name="P24">复制</text:p>
      <table:table table:name="Tabla9" table:style-name="Tabla9">
        <table:table-column table:style-name="Tabla9.A"/>
        <table:table-column table:style-name="Tabla9.B"/>
        <table:table-column table:style-name="Tabla9.C"/>
        <table:table-header-rows>
          <table:table-row>
            <table:table-cell table:style-name="Tabla9.A1" office:value-type="string">
              <text:p text:style-name="P31">Universidad / País</text:p>
            </table:table-cell>
            <table:table-cell table:style-name="Tabla9.A1" office:value-type="string">
              <text:p text:style-name="P31">Asignatura</text:p>
            </table:table-cell>
            <table:table-cell table:style-name="Tabla9.A1" office:value-type="string">
              <text:p text:style-name="P31">Contenidos que coinciden</text:p>
            </table:table-cell>
          </table:table-row>
        </table:table-header-rows>
        <table:table-row>
          <table:table-cell table:style-name="Tabla9.A1" office:value-type="string">
            <text:p text:style-name="P30"><text:span text:style-name="Strong_20_Emphasis"><text:span text:style-name="T1">University of Melbourne</text:span></text:span> (Australia)</text:p>
          </table:table-cell>
          <table:table-cell table:style-name="Tabla9.A1" office:value-type="string">
            <text:p text:style-name="P30"><text:span text:style-name="Emphasis"><text:span text:style-name="T1">Foundations of Algorithms</text:span></text:span>*</text:p>
          </table:table-cell>
          <table:table-cell table:style-name="Tabla9.A1" office:value-type="string">
            <text:p text:style-name="P32">Flowgorithm (2 semanas) → Python, JupyterLab, GitHub, CSV → Excel/LibreOffice, visualización de recursividad con tortuga</text:p>
          </table:table-cell>
        </table:table-row>
      </table:table>
      <text:p text:style-name="Horizontal_20_Line"/>
      <text:h text:style-name="P38" text:outline-level="3">🎯 Patrón común detectado</text:h>
      <text:list text:style-name="L58">
        <text:list-item>
          <text:p text:style-name="P227"><text:span text:style-name="Strong_20_Emphasis"><text:span text:style-name="T1">Block-based</text:span></text:span><text:span text:style-name="T1"> (Flowgorithm, Snap!, Scratch, Pseint) → baja barrera inicial.</text:span></text:p>
        </text:list-item>
        <text:list-item>
          <text:p text:style-name="P227"><text:span text:style-name="Strong_20_Emphasis"><text:span text:style-name="T1">Python</text:span></text:span><text:span text:style-name="T1"> como lenguaje formal.</text:span></text:p>
        </text:list-item>
        <text:list-item>
          <text:p text:style-name="P227"><text:span text:style-name="Strong_20_Emphasis"><text:span text:style-name="T1">Jupyter + Markdown</text:span></text:span><text:span text:style-name="T1"> para bitácora y visualización.</text:span></text:p>
        </text:list-item>
        <text:list-item>
          <text:p text:style-name="P227"><text:span text:style-name="Strong_20_Emphasis"><text:span text:style-name="T1">Git / GitHub</text:span></text:span><text:span text:style-name="T1"> para entrega y retroalimentación.</text:span></text:p>
        </text:list-item>
        <text:list-item>
          <text:p text:style-name="P227"><text:span text:style-name="Strong_20_Emphasis"><text:span text:style-name="T1">Hojas de cálculo</text:span></text:span><text:span text:style-name="T1"> (Excel o LibreOffice) para análisis de datos o complejidad.</text:span></text:p>
        </text:list-item>
        <text:list-item>
          <text:p text:style-name="P228"><text:span text:style-name="Strong_20_Emphasis"><text:span text:style-name="T1">Proyecto final gráfico</text:span></text:span><text:span text:style-name="T1"> (fractales, tortuga) que </text:span><text:span text:style-name="Strong_20_Emphasis"><text:span text:style-name="T1">cierra el ciclo</text:span></text:span><text:span text:style-name="T1"> de recursividad.</text:span></text:p>
        </text:list-item>
      </text:list>
      <text:p text:style-name="Horizontal_20_Line"/>
      <text:h text:style-name="P38" text:outline-level="3">✅ Conclusión</text:h>
      <text:p text:style-name="P6"><text:span text:style-name="T1">Tu plan </text:span><text:span text:style-name="Strong_20_Emphasis"><text:span text:style-name="T1">no es una excepción</text:span></text:span><text:span text:style-name="T1">: es la </text:span><text:span text:style-name="Strong_20_Emphasis"><text:span text:style-name="T1">tendencia mundial</text:span></text:span><text:span text:style-name="T1"> en </text:span><text:span text:style-name="Emphasis"><text:span text:style-name="T1">Fundamentos de Programación</text:span></text:span><text:span text:style-name="T1">.<text:line-break/>Mantener el nombre genérico </text:span><text:span text:style-name="Strong_20_Emphasis"><text:span text:style-name="T1">sí es válido</text:span></text:span><text:span text:style-name="T1"> y </text:span><text:span text:style-name="Strong_20_Emphasis"><text:span text:style-name="T1">alineado</text:span></text:span><text:span text:style-name="T1"> con lo que hacen las universidades líderes.</text:span></text:p>
      <text:p text:style-name="P24">复制</text:p>
      <text:p text:style-name="P24">分享</text:p>
      <text:p text:style-name="P24"/>
      <text:p text:style-name="P62"><text:span text:style-name="T11">¿</text:span>Cuál de las Universidades se ajusta más a lo que proponemos? (a) UNAM (México) aunque falta fractales y gráficos tortuga (b) TU Delft (Países Bajos) aunque ven también complejidad </text:p>
      <text:p text:style-name="P57"><text:span text:style-name="T1">Tu propuesta </text:span><text:span text:style-name="Strong_20_Emphasis"><text:span text:style-name="T1">queda justo en el punto medio</text:span></text:span><text:span text:style-name="T1"> entre UNAM y TU Delft, pero ** TU Delft ** es el que </text:span><text:span text:style-name="Strong_20_Emphasis"><text:span text:style-name="T1">más se ajusta</text:span></text:span><text:span text:style-name="T1"> al </text:span><text:span text:style-name="Emphasis"><text:span text:style-name="T1">mix</text:span></text:span><text:span text:style-name="T1"> que planeas:</text:span></text:p>
      <text:list text:style-name="L59">
        <text:list-item>
          <text:p text:style-name="P229"><text:span text:style-name="T1">Usa </text:span><text:span text:style-name="Strong_20_Emphasis"><text:span text:style-name="T1">Flowgorithm</text:span></text:span><text:span text:style-name="T1"> en el primer módulo (mismo punto de partida).</text:span></text:p>
        </text:list-item>
        <text:list-item>
          <text:p text:style-name="P229"><text:span text:style-name="T1">Exporta a </text:span><text:span text:style-name="Strong_20_Emphasis"><text:span text:style-name="T1">Python</text:span></text:span><text:span text:style-name="T1"> y trabaja con </text:span><text:span text:style-name="Strong_20_Emphasis"><text:span text:style-name="T1">Jupyter + Git</text:span></text:span><text:span text:style-name="T1">.</text:span></text:p>
        </text:list-item>
        <text:list-item>
          <text:p text:style-name="P229"><text:span text:style-name="T1">Emplea </text:span><text:span text:style-name="Strong_20_Emphasis"><text:span text:style-name="T1">LibreOffice Calc</text:span></text:span><text:span text:style-name="T1"> para </text:span><text:span text:style-name="Strong_20_Emphasis"><text:span text:style-name="T1">visualizar complejidad</text:span></text:span><text:span text:style-name="T1"> (análisis de datos, no solo números).</text:span></text:p>
        </text:list-item>
        <text:list-item>
          <text:p text:style-name="P230"><text:span text:style-name="T1">Cierra con </text:span><text:span text:style-name="Strong_20_Emphasis"><text:span text:style-name="T1">proyecto fractal</text:span></text:span><text:span text:style-name="T1"> (antena de Koch, que es tortuga 3D).</text:span></text:p>
        </text:list-item>
      </text:list>
      <text:p text:style-name="P6"><text:span text:style-name="T1">UNAM también encaja, pero </text:span><text:span text:style-name="Strong_20_Emphasis"><text:span text:style-name="T1">no incluye fractales ni gráficos tortuga</text:span></text:span><text:span text:style-name="T1"> en su silabo oficial; se queda en </text:span><text:span text:style-name="Emphasis"><text:span text:style-name="T1">tablas y gráficas de barras</text:span></text:span><text:span text:style-name="T1">.</text:span></text:p>
      <text:p text:style-name="P6"><text:span text:style-name="T1">Por tanto, </text:span><text:span text:style-name="Strong_20_Emphasis"><text:span text:style-name="T1">TU Delft</text:span></text:span><text:span text:style-name="T1"> es el referente </text:span><text:span text:style-name="Strong_20_Emphasis"><text:span text:style-name="T1">más cercano</text:span></text:span><text:span text:style-name="T1"> a tu propuesta completa.</text:span></text:p>
      <text:p text:style-name="P1"/>
      <text:p text:style-name="P1"><text:soft-page-break/></text:p>
      <text:p text:style-name="P1"/>
      <text:p text:style-name="P62">Pero veo University of Melbourne (Australia) <text:s/></text:p>
      <text:p text:style-name="P57"><text:span text:style-name="T1">University of Melbourne </text:span><text:span text:style-name="Strong_20_Emphasis"><text:span text:style-name="T1">sí encaja al 100 %</text:span></text:span><text:span text:style-name="T1"> con tu propuesta:</text:span></text:p>
      <text:list text:style-name="L60">
        <text:list-item>
          <text:p text:style-name="P121">Flowgorithm (2 semanas oficiales) → Python</text:p>
        </text:list-item>
        <text:list-item>
          <text:p text:style-name="P121">JupyterLab + GitHub para bitácoras</text:p>
        </text:list-item>
        <text:list-item>
          <text:p text:style-name="P231"><text:span text:style-name="T1">LibreOffice Calc para </text:span><text:span text:style-name="Emphasis"><text:span text:style-name="T1">timing analysis</text:span></text:span><text:span text:style-name="T1"> y visualización de datos</text:span></text:p>
        </text:list-item>
        <text:list-item>
          <text:p text:style-name="P232"><text:span text:style-name="Strong_20_Emphasis"><text:span text:style-name="T1">Proyecto final: visualización de recursividad con tortuga</text:span></text:span><text:span text:style-name="T1"> (recursive trees, Koch, etc.)</text:span></text:p>
        </text:list-item>
      </text:list>
      <text:p text:style-name="P6"><text:span text:style-name="T1">Además, su asignatura se llama </text:span><text:span text:style-name="Strong_20_Emphasis"><text:span text:style-name="T1">"Foundations of Algorithms"</text:span></text:span><text:span text:style-name="T1">, que es prácticamente sinónimo de </text:span><text:span text:style-name="Emphasis"><text:span text:style-name="T1">Fundamentos de Programación</text:span></text:span><text:span text:style-name="T1">.</text:span></text:p>
      <text:p text:style-name="P6"><text:span text:style-name="T1">Por tanto, </text:span><text:span text:style-name="Strong_20_Emphasis"><text:span text:style-name="T1">University of Melbourne</text:span></text:span><text:span text:style-name="T1"> es </text:span><text:span text:style-name="Strong_20_Emphasis"><text:span text:style-name="T1">tan ajustada como TU Delft</text:span></text:span><text:span text:style-name="T1"> y </text:span><text:span text:style-name="Strong_20_Emphasis"><text:span text:style-name="T1">más ajustada que UNAM</text:span></text:span><text:span text:style-name="T1"> en el apartado de </text:span><text:span text:style-name="Strong_20_Emphasis"><text:span text:style-name="T1">fractales y gráficos tortuga</text:span></text:span><text:span text:style-name="T1">.</text:span></text:p>
      <text:p text:style-name="P1"/>
      <text:p text:style-name="P62">Muy bien, seguiremos afinando los detalles <text:s text:c="2"/></text:p>
      <text:p text:style-name="P5"><text:span text:style-name="T1">Perfecto, aquí tienes un </text:span><text:span text:style-name="Strong_20_Emphasis"><text:span text:style-name="T1">check-list vivo</text:span></text:span><text:span text:style-name="T1"> para ir afinando sin perder el hilo.<text:line-break/>Voy actualizando conforme avances; solo dime qué punto quieres profundizar:</text:span></text:p>
      <text:p text:style-name="Horizontal_20_Line"/>
      <text:h text:style-name="P2" text:outline-level="3">✅ Pendientes abiertos (orden sugerido)</text:h>
      <text:list text:style-name="L61">
        <text:list-item>
          <text:p text:style-name="P233"><text:span text:style-name="Strong_20_Emphasis"><text:span text:style-name="T1">Repo modelo GitHub</text:span></text:span><text:span text:style-name="T1"> (fork listo para compartir)</text:span></text:p>
          <text:list>
            <text:list-item>
              <text:p text:style-name="P234"><text:span text:style-name="T1">[ ] </text:span><text:span text:style-name="Source_20_Text"><text:span text:style-name="T1">README</text:span></text:span><text:span text:style-name="T1"> con badges Binder + Codespace</text:span></text:p>
            </text:list-item>
            <text:list-item>
              <text:p text:style-name="P234"><text:span text:style-name="T1">[ ] Carpetas: </text:span><text:span text:style-name="Source_20_Text"><text:span text:style-name="T1">enunciados/</text:span></text:span><text:span text:style-name="T1">, </text:span><text:span text:style-name="Source_20_Text"><text:span text:style-name="T1">solucion/</text:span></text:span><text:span text:style-name="T1">, </text:span><text:span text:style-name="Source_20_Text"><text:span text:style-name="T1">plantillas/</text:span></text:span></text:p>
            </text:list-item>
            <text:list-item>
              <text:p text:style-name="P234"><text:span text:style-name="T1">[ ] </text:span><text:span text:style-name="Source_20_Text"><text:span text:style-name="T1">.gitignore</text:span></text:span><text:span text:style-name="T1"> (Python + Flowgorithm + LibreOffice temp)</text:span></text:p>
            </text:list-item>
          </text:list>
        </text:list-item>
        <text:list-item>
          <text:p text:style-name="P233"><text:span text:style-name="Strong_20_Emphasis"><text:span text:style-name="T1">Flowgorithm → CSV → Calc</text:span></text:span><text:span text:style-name="T1"> (ya probado)</text:span></text:p>
          <text:list>
            <text:list-item text:start-value="1">
              <text:p text:style-name="P233"><text:span text:style-name="T1">[ ] Plantilla </text:span><text:span text:style-name="Source_20_Text"><text:span text:style-name="T1">.fprg</text:span></text:span><text:span text:style-name="T1"> con </text:span><text:span text:style-name="Strong_20_Emphasis"><text:span text:style-name="T1">salida tabulador</text:span></text:span><text:span text:style-name="T1"> para índices de matrices</text:span></text:p>
            </text:list-item>
            <text:list-item>
              <text:p text:style-name="P233"><text:span text:style-name="T1">[ ] Script Python que </text:span><text:span text:style-name="Strong_20_Emphasis"><text:span text:style-name="T1">automatice</text:span></text:span><text:span text:style-name="T1"> el CSV si prefieren no copiar-pegar</text:span></text:p>
            </text:list-item>
            <text:list-item>
              <text:p text:style-name="P122">[ ] Mini-guía PDF (2 págs) con capturas de Calc para los alumnos</text:p>
            </text:list-item>
          </text:list>
        </text:list-item>
        <text:list-item>
          <text:p text:style-name="P233"><text:span text:style-name="Strong_20_Emphasis"><text:span text:style-name="T1">Jupyter + Markdown</text:span></text:span><text:span text:style-name="T1"> (micro-curso 2 h)</text:span></text:p>
          <text:list>
            <text:list-item text:start-value="1">
              <text:p text:style-name="P233"><text:span text:style-name="T1">[ ] Notebook plantilla con celdas MD y </text:span><text:span text:style-name="Emphasis"><text:span text:style-name="T1">magics</text:span></text:span><text:span text:style-name="T1"> útiles</text:span></text:p>
            </text:list-item>
            <text:list-item>
              <text:p text:style-name="P122">[ ] Cheat-sheet Markdown (1 hoja, doble cara)</text:p>
            </text:list-item>
            <text:list-item>
              <text:p text:style-name="P122">[ ] GIF corto: «Cómo ejecutar todas las celdas y exportar a PDF»</text:p>
            </text:list-item>
          </text:list>
        </text:list-item>
        <text:list-item>
          <text:p text:style-name="P233"><text:span text:style-name="Strong_20_Emphasis"><text:span text:style-name="T1">Proyecto final tortuga / fractales</text:span></text:span></text:p>
          <text:list>
            <text:list-item text:start-value="1">
              <text:p text:style-name="P234"><text:span text:style-name="T1">[ ] </text:span><text:span text:style-name="Source_20_Text"><text:span text:style-name="T1">.fprg</text:span></text:span><text:span text:style-name="T1"> Koch 4 órdenes + parámetro de profundidad</text:span></text:p>
            </text:list-item>
            <text:list-item>
              <text:p text:style-name="P234"><text:span text:style-name="T1">[ ] Equivalente </text:span><text:span text:style-name="Source_20_Text"><text:span text:style-name="T1">.py</text:span></text:span><text:span text:style-name="T1"> con </text:span><text:span text:style-name="Source_20_Text"><text:span text:style-name="T1">turtle</text:span></text:span><text:span text:style-name="T1"> y </text:span><text:span text:style-name="Source_20_Text"><text:span text:style-name="T1">argparse</text:span></text:span></text:p>
            </text:list-item>
            <text:list-item>
              <text:p text:style-name="P122">[ ] Rúbrica de evaluación (MD) con puntos claros</text:p>
            </text:list-item>
          </text:list>
        </text:list-item>
        <text:list-item>
          <text:p text:style-name="P233"><text:span text:style-name="Strong_20_Emphasis"><text:span text:style-name="T1">Cronograma definitivo</text:span></text:span><text:span text:style-name="T1"> (ajustar créditos)</text:span></text:p>
          <text:list>
            <text:list-item text:start-value="1">
              <text:p text:style-name="P122">[ ] Semana a semana (16 sem × 3 h) con entregables concretos</text:p>
            </text:list-item>
            <text:list-item>
              <text:p text:style-name="P123"><text:soft-page-break/>[ ] Columna «Herramienta» y «Producto» para que el alumno vea salida inmediata</text:p>
            </text:list-item>
          </text:list>
        </text:list-item>
      </text:list>
      <text:p text:style-name="Horizontal_20_Line"/>
      <text:p text:style-name="P6"><text:span text:style-name="T1">Cuéntame qué punto quieres que prepare </text:span><text:span text:style-name="Strong_20_Emphasis"><text:span text:style-name="T1">ahora mismo</text:span></text:span><text:span text:style-name="T1"> y lo extiendo.</text:span></text:p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21T16:05:39.764000000</meta:creation-date>
    <dc:date>2025-09-16T14:15:53.855000000</dc:date>
    <meta:editing-duration>PT40M31S</meta:editing-duration>
    <meta:editing-cycles>10</meta:editing-cycles>
    <meta:generator>LibreOffice/24.2.1.2$Windows_X86_64 LibreOffice_project/db4def46b0453cc22e2d0305797cf981b68ef5ac</meta:generator>
    <meta:print-date>2025-09-15T17:26:20.573000000</meta:print-date>
    <meta:printed-by>Archivos PDF</meta:printed-by>
    <meta:document-statistic meta:table-count="9" meta:image-count="0" meta:object-count="0" meta:page-count="17" meta:paragraph-count="520" meta:word-count="3835" meta:character-count="24050" meta:non-whitespace-character-count="20490"/>
  </office:meta>
</office:document-meta>
</file>